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cm"/>
    </style:style>
    <style:style style:name="co3" style:family="table-column">
      <style:table-column-properties fo:break-before="auto" style:column-width="7.5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Name</text:p>
          </table:table-cell>
          <table:table-cell office:value-type="string">
            <text:p>NationID</text:p>
          </table:table-cell>
          <table:table-cell office:value-type="string">
            <text:p>Event</text:p>
          </table:table-cell>
          <table:table-cell office:value-type="string">
            <text:p>Date</text:p>
          </table:table-cell>
          <table:table-cell office:value-type="string">
            <text:p>Score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vgenia MEDVEDEVA</text:p>
          </table:table-cell>
          <table:table-cell office:value-type="string">
            <text:p>RUS</text:p>
          </table:table-cell>
          <table:table-cell office:value-type="string">
            <text:p>ISU World Team Trophy 2017</text:p>
          </table:table-cell>
          <table:table-cell office:value-type="string">
            <text:p>20.04.2017</text:p>
          </table:table-cell>
          <table:table-cell office:value-type="float" office:value="241.31">
            <text:p>241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una KIM</text:p>
          </table:table-cell>
          <table:table-cell office:value-type="string">
            <text:p>KOR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228.56">
            <text:p>228.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elina SOTNIKOVA</text:p>
          </table:table-cell>
          <table:table-cell office:value-type="string">
            <text:p>RUS</text:p>
          </table:table-cell>
          <table:table-cell office:value-type="string">
            <text:p>XXII Olympic Winter Games 2014</text:p>
          </table:table-cell>
          <table:table-cell office:value-type="string">
            <text:p>20.02.2014</text:p>
          </table:table-cell>
          <table:table-cell office:value-type="float" office:value="224.59">
            <text:p>224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ina ZAGITOVA</text:p>
          </table:table-cell>
          <table:table-cell office:value-type="string">
            <text:p>RUS</text:p>
          </table:table-cell>
          <table:table-cell office:value-type="string">
            <text:p>ISU Grand Prix Final 2017/18</text:p>
          </table:table-cell>
          <table:table-cell office:value-type="string">
            <text:p>09.12.2017</text:p>
          </table:table-cell>
          <table:table-cell office:value-type="float" office:value="223.3">
            <text:p>223.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toko MIYAHARA</text:p>
          </table:table-cell>
          <table:table-cell office:value-type="string">
            <text:p>JPN</text:p>
          </table:table-cell>
          <table:table-cell office:value-type="string">
            <text:p>ISU Grand Prix Final 2016/17</text:p>
          </table:table-cell>
          <table:table-cell office:value-type="string">
            <text:p>10.12.2016</text:p>
          </table:table-cell>
          <table:table-cell office:value-type="float" office:value="218.33">
            <text:p>218.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 MIHARA</text:p>
          </table:table-cell>
          <table:table-cell office:value-type="string">
            <text:p>JPN</text:p>
          </table:table-cell>
          <table:table-cell office:value-type="string">
            <text:p>ISU World Team Trophy 2017</text:p>
          </table:table-cell>
          <table:table-cell office:value-type="string">
            <text:p>20.04.2017</text:p>
          </table:table-cell>
          <table:table-cell office:value-type="float" office:value="218.27">
            <text:p>218.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etlyn OSMOND</text:p>
          </table:table-cell>
          <table:table-cell office:value-type="string">
            <text:p>CAN</text:p>
          </table:table-cell>
          <table:table-cell office:value-type="string">
            <text:p>ISU World Championships 2017</text:p>
          </table:table-cell>
          <table:table-cell office:value-type="string">
            <text:p>31.03.2017</text:p>
          </table:table-cell>
          <table:table-cell office:value-type="float" office:value="218.13">
            <text:p>218.1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akaba HIGUCHI</text:p>
          </table:table-cell>
          <table:table-cell office:value-type="string">
            <text:p>JPN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217.63">
            <text:p>217.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rolina KOSTNER</text:p>
          </table:table-cell>
          <table:table-cell office:value-type="string">
            <text:p>ITA</text:p>
          </table:table-cell>
          <table:table-cell office:value-type="string">
            <text:p>XXII Olympic Winter Games 2014</text:p>
          </table:table-cell>
          <table:table-cell office:value-type="string">
            <text:p>20.02.2014</text:p>
          </table:table-cell>
          <table:table-cell office:value-type="float" office:value="216.73">
            <text:p>216.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o ASADA</text:p>
          </table:table-cell>
          <table:table-cell office:value-type="string">
            <text:p>JPN</text:p>
          </table:table-cell>
          <table:table-cell office:value-type="string">
            <text:p>ISU World Championships 2014</text:p>
          </table:table-cell>
          <table:table-cell office:value-type="string">
            <text:p>29.03.2014</text:p>
          </table:table-cell>
          <table:table-cell office:value-type="float" office:value="216.69">
            <text:p>216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na POGORILAYA</text:p>
          </table:table-cell>
          <table:table-cell office:value-type="string">
            <text:p>RUS</text:p>
          </table:table-cell>
          <table:table-cell office:value-type="string">
            <text:p>ISU Grand Prix Final 2016/17</text:p>
          </table:table-cell>
          <table:table-cell office:value-type="string">
            <text:p>10.12.2016</text:p>
          </table:table-cell>
          <table:table-cell office:value-type="float" office:value="216.47">
            <text:p>216.4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ia SOTSKOVA</text:p>
          </table:table-cell>
          <table:table-cell office:value-type="string">
            <text:p>RUS</text:p>
          </table:table-cell>
          <table:table-cell office:value-type="string">
            <text:p>ISU Grand Prix Final 2017/18</text:p>
          </table:table-cell>
          <table:table-cell office:value-type="string">
            <text:p>09.12.2017</text:p>
          </table:table-cell>
          <table:table-cell office:value-type="float" office:value="216.28">
            <text:p>216.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shley WAGNER</text:p>
          </table:table-cell>
          <table:table-cell office:value-type="string">
            <text:p>USA</text:p>
          </table:table-cell>
          <table:table-cell office:value-type="string">
            <text:p>ISU World Championships 2016</text:p>
          </table:table-cell>
          <table:table-cell office:value-type="string">
            <text:p>02.04.2016</text:p>
          </table:table-cell>
          <table:table-cell office:value-type="float" office:value="215.39">
            <text:p>215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brielle DALEMAN</text:p>
          </table:table-cell>
          <table:table-cell office:value-type="string">
            <text:p>CAN</text:p>
          </table:table-cell>
          <table:table-cell office:value-type="string">
            <text:p>ISU World Team Trophy 2017</text:p>
          </table:table-cell>
          <table:table-cell office:value-type="string">
            <text:p>20.04.2017</text:p>
          </table:table-cell>
          <table:table-cell office:value-type="float" office:value="214.15">
            <text:p>214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lena RADIONOVA</text:p>
          </table:table-cell>
          <table:table-cell office:value-type="string">
            <text:p>RUS</text:p>
          </table:table-cell>
          <table:table-cell office:value-type="string">
            <text:p>ISU GP Rostelecom Cup 2015</text:p>
          </table:table-cell>
          <table:table-cell office:value-type="string">
            <text:p>21.11.2015</text:p>
          </table:table-cell>
          <table:table-cell office:value-type="float" office:value="211.32">
            <text:p>211.3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racie GOLD</text:p>
          </table:table-cell>
          <table:table-cell office:value-type="string">
            <text:p>USA</text:p>
          </table:table-cell>
          <table:table-cell office:value-type="string">
            <text:p>ISU World Championships 2016</text:p>
          </table:table-cell>
          <table:table-cell office:value-type="string">
            <text:p>02.04.2016</text:p>
          </table:table-cell>
          <table:table-cell office:value-type="float" office:value="211.29">
            <text:p>211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ori SAKAMOTO</text:p>
          </table:table-cell>
          <table:table-cell office:value-type="string">
            <text:p>JPN</text:p>
          </table:table-cell>
          <table:table-cell office:value-type="string">
            <text:p>ISU GP Skate America 2017</text:p>
          </table:table-cell>
          <table:table-cell office:value-type="string">
            <text:p>24.11.2017</text:p>
          </table:table-cell>
          <table:table-cell office:value-type="float" office:value="210.59">
            <text:p>210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lizaveta TUKTAMYSHEVA</text:p>
          </table:table-cell>
          <table:table-cell office:value-type="string">
            <text:p>RUS</text:p>
          </table:table-cell>
          <table:table-cell office:value-type="string">
            <text:p>ISU European Championships 2015</text:p>
          </table:table-cell>
          <table:table-cell office:value-type="string">
            <text:p>31.01.2015</text:p>
          </table:table-cell>
          <table:table-cell office:value-type="float" office:value="210.4">
            <text:p>210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lina TSURSKAYA</text:p>
          </table:table-cell>
          <table:table-cell office:value-type="string">
            <text:p>RUS</text:p>
          </table:table-cell>
          <table:table-cell office:value-type="string">
            <text:p>ISU GP NHK Trophy 2017</text:p>
          </table:table-cell>
          <table:table-cell office:value-type="string">
            <text:p>10.11.2017</text:p>
          </table:table-cell>
          <table:table-cell office:value-type="float" office:value="210.19">
            <text:p>210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ulia LIPNITSKAIA</text:p>
          </table:table-cell>
          <table:table-cell office:value-type="string">
            <text:p>RUS</text:p>
          </table:table-cell>
          <table:table-cell office:value-type="string">
            <text:p>ISU European Championships 2014</text:p>
          </table:table-cell>
          <table:table-cell office:value-type="string">
            <text:p>17.01.2014</text:p>
          </table:table-cell>
          <table:table-cell office:value-type="float" office:value="209.72">
            <text:p>209.7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exandra TRUSOVA</text:p>
          </table:table-cell>
          <table:table-cell office:value-type="string">
            <text:p>RUS</text:p>
          </table:table-cell>
          <table:table-cell office:value-type="string">
            <text:p>ISU Junior Grand Prix Final 2017/18</text:p>
          </table:table-cell>
          <table:table-cell office:value-type="string">
            <text:p>09.12.2017</text:p>
          </table:table-cell>
          <table:table-cell office:value-type="float" office:value="205.61">
            <text:p>205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lena KOSTORNAIA</text:p>
          </table:table-cell>
          <table:table-cell office:value-type="string">
            <text:p>RUS</text:p>
          </table:table-cell>
          <table:table-cell office:value-type="string">
            <text:p>ISU Junior Grand Prix Final 2017/18</text:p>
          </table:table-cell>
          <table:table-cell office:value-type="string">
            <text:p>09.12.2017</text:p>
          </table:table-cell>
          <table:table-cell office:value-type="float" office:value="204.58">
            <text:p>204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radie TENNELL</text:p>
          </table:table-cell>
          <table:table-cell office:value-type="string">
            <text:p>USA</text:p>
          </table:table-cell>
          <table:table-cell office:value-type="string">
            <text:p>ISU GP Skate America 2017</text:p>
          </table:table-cell>
          <table:table-cell office:value-type="string">
            <text:p>24.11.2017</text:p>
          </table:table-cell>
          <table:table-cell office:value-type="float" office:value="204.1">
            <text:p>204.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oannie ROCHETTE</text:p>
          </table:table-cell>
          <table:table-cell office:value-type="string">
            <text:p>CAN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202.64">
            <text:p>202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rin HONDA</text:p>
          </table:table-cell>
          <table:table-cell office:value-type="string">
            <text:p>JPN</text:p>
          </table:table-cell>
          <table:table-cell office:value-type="string">
            <text:p>ISU World Junior Championships 2017</text:p>
          </table:table-cell>
          <table:table-cell office:value-type="string">
            <text:p>18.03.2017</text:p>
          </table:table-cell>
          <table:table-cell office:value-type="float" office:value="201.61">
            <text:p>201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ki ANDO</text:p>
          </table:table-cell>
          <table:table-cell office:value-type="string">
            <text:p>JPN</text:p>
          </table:table-cell>
          <table:table-cell office:value-type="string">
            <text:p>Four Continents Championships 2011</text:p>
          </table:table-cell>
          <table:table-cell office:value-type="string">
            <text:p>20.02.2011</text:p>
          </table:table-cell>
          <table:table-cell office:value-type="float" office:value="201.34">
            <text:p>201.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lizabet TURSYNBAEVA</text:p>
          </table:table-cell>
          <table:table-cell office:value-type="string">
            <text:p>KAZ</text:p>
          </table:table-cell>
          <table:table-cell office:value-type="string">
            <text:p>ISU GP Internationaux de France 2017</text:p>
          </table:table-cell>
          <table:table-cell office:value-type="string">
            <text:p>17.11.2017</text:p>
          </table:table-cell>
          <table:table-cell office:value-type="float" office:value="200.98">
            <text:p>200.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anislava KONSTANTINOVA</text:p>
          </table:table-cell>
          <table:table-cell office:value-type="string">
            <text:p>RUS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199.68">
            <text:p>199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astasia TARAKANOVA</text:p>
          </table:table-cell>
          <table:table-cell office:value-type="string">
            <text:p>RUS</text:p>
          </table:table-cell>
          <table:table-cell office:value-type="string">
            <text:p>ISU Junior Grand Prix Final 2017/18</text:p>
          </table:table-cell>
          <table:table-cell office:value-type="string">
            <text:p>09.12.2017</text:p>
          </table:table-cell>
          <table:table-cell office:value-type="float" office:value="199.64">
            <text:p>199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kiko SUZUKI</text:p>
          </table:table-cell>
          <table:table-cell office:value-type="string">
            <text:p>JPN</text:p>
          </table:table-cell>
          <table:table-cell office:value-type="string">
            <text:p>ISU World Team Trophy 2013</text:p>
          </table:table-cell>
          <table:table-cell office:value-type="string">
            <text:p>13.04.2013</text:p>
          </table:table-cell>
          <table:table-cell office:value-type="float" office:value="199.58">
            <text:p>199.5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aren CHEN</text:p>
          </table:table-cell>
          <table:table-cell office:value-type="string">
            <text:p>USA</text:p>
          </table:table-cell>
          <table:table-cell office:value-type="string">
            <text:p>ISU World Championships 2017</text:p>
          </table:table-cell>
          <table:table-cell office:value-type="string">
            <text:p>31.03.2017</text:p>
          </table:table-cell>
          <table:table-cell office:value-type="float" office:value="199.29">
            <text:p>199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ka HONGO</text:p>
          </table:table-cell>
          <table:table-cell office:value-type="string">
            <text:p>JPN</text:p>
          </table:table-cell>
          <table:table-cell office:value-type="string">
            <text:p>ISU World Championships 2016</text:p>
          </table:table-cell>
          <table:table-cell office:value-type="string">
            <text:p>02.04.2016</text:p>
          </table:table-cell>
          <table:table-cell office:value-type="float" office:value="199.15">
            <text:p>199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rina SLUTSKAYA</text:p>
          </table:table-cell>
          <table:table-cell office:value-type="string">
            <text:p>RUS</text:p>
          </table:table-cell>
          <table:table-cell office:value-type="string">
            <text:p>Cup of Russia 2005</text:p>
          </table:table-cell>
          <table:table-cell office:value-type="string">
            <text:p>26.11.2005</text:p>
          </table:table-cell>
          <table:table-cell office:value-type="float" office:value="198.06">
            <text:p>198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asha COHEN</text:p>
          </table:table-cell>
          <table:table-cell office:value-type="string">
            <text:p>USA</text:p>
          </table:table-cell>
          <table:table-cell office:value-type="string">
            <text:p>MasterCard Skate Canada Int. 2003</text:p>
          </table:table-cell>
          <table:table-cell office:value-type="string">
            <text:p>01.11.2003</text:p>
          </table:table-cell>
          <table:table-cell office:value-type="float" office:value="197.6">
            <text:p>197.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Kanako MURAKAMI</text:p>
          </table:table-cell>
          <table:table-cell office:value-type="string">
            <text:p>JPN</text:p>
          </table:table-cell>
          <table:table-cell office:value-type="string">
            <text:p>ISU Four Continents Championships 2014</text:p>
          </table:table-cell>
          <table:table-cell office:value-type="string">
            <text:p>25.01.2014</text:p>
          </table:table-cell>
          <table:table-cell office:value-type="float" office:value="196.91">
            <text:p>196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ia PANENKOVA</text:p>
          </table:table-cell>
          <table:table-cell office:value-type="string">
            <text:p>RUS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96.55">
            <text:p>196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Yura MATSUDA</text:p>
          </table:table-cell>
          <table:table-cell office:value-type="string">
            <text:p>JPN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195.56">
            <text:p>195.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irai NAGASU</text:p>
          </table:table-cell>
          <table:table-cell office:value-type="string">
            <text:p>USA</text:p>
          </table:table-cell>
          <table:table-cell office:value-type="string">
            <text:p>ISU Four Continents Championships 2017</text:p>
          </table:table-cell>
          <table:table-cell office:value-type="string">
            <text:p>18.02.2017</text:p>
          </table:table-cell>
          <table:table-cell office:value-type="float" office:value="194.95">
            <text:p>194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astasiia GUBANOVA</text:p>
          </table:table-cell>
          <table:table-cell office:value-type="string">
            <text:p>RUS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94.57">
            <text:p>194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ka KIHIRA</text:p>
          </table:table-cell>
          <table:table-cell office:value-type="string">
            <text:p>JPN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194.24">
            <text:p>194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Yuna SHIRAIWA</text:p>
          </table:table-cell>
          <table:table-cell office:value-type="string">
            <text:p>JPN</text:p>
          </table:table-cell>
          <table:table-cell office:value-type="string">
            <text:p>ISU GP Internationaux de France 2017</text:p>
          </table:table-cell>
          <table:table-cell office:value-type="string">
            <text:p>17.11.2017</text:p>
          </table:table-cell>
          <table:table-cell office:value-type="float" office:value="193.18">
            <text:p>193.1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ofia SAMODUROVA</text:p>
          </table:table-cell>
          <table:table-cell office:value-type="string">
            <text:p>RUS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92.19">
            <text:p>192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erafima SAKHANOVICH</text:p>
          </table:table-cell>
          <table:table-cell office:value-type="string">
            <text:p>RUS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191.96">
            <text:p>191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ariah BELL</text:p>
          </table:table-cell>
          <table:table-cell office:value-type="string">
            <text:p>USA</text:p>
          </table:table-cell>
          <table:table-cell office:value-type="string">
            <text:p>ISU GP 2016 Progressive Skate America</text:p>
          </table:table-cell>
          <table:table-cell office:value-type="string">
            <text:p>22.10.2016</text:p>
          </table:table-cell>
          <table:table-cell office:value-type="float" office:value="191.59">
            <text:p>191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lena LEONOVA</text:p>
          </table:table-cell>
          <table:table-cell office:value-type="string">
            <text:p>RUS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91.39">
            <text:p>191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hizuka ARAKAWA</text:p>
          </table:table-cell>
          <table:table-cell office:value-type="string">
            <text:p>JPN</text:p>
          </table:table-cell>
          <table:table-cell office:value-type="string">
            <text:p>XX Olympic Winter Games 2006</text:p>
          </table:table-cell>
          <table:table-cell office:value-type="string">
            <text:p>23.02.2006</text:p>
          </table:table-cell>
          <table:table-cell office:value-type="float" office:value="191.34">
            <text:p>191.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abin CHOI</text:p>
          </table:table-cell>
          <table:table-cell office:value-type="string">
            <text:p>KOR</text:p>
          </table:table-cell>
          <table:table-cell office:value-type="string">
            <text:p>ISU World Championships 2017</text:p>
          </table:table-cell>
          <table:table-cell office:value-type="string">
            <text:p>31.03.2017</text:p>
          </table:table-cell>
          <table:table-cell office:value-type="float" office:value="191.11">
            <text:p>191.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immie MEISSNER</text:p>
          </table:table-cell>
          <table:table-cell office:value-type="string">
            <text:p>USA</text:p>
          </table:table-cell>
          <table:table-cell office:value-type="string">
            <text:p>World Championships 2006</text:p>
          </table:table-cell>
          <table:table-cell office:value-type="string">
            <text:p>25.03.2006</text:p>
          </table:table-cell>
          <table:table-cell office:value-type="float" office:value="189.87">
            <text:p>189.8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lizaveta NUGUMANOVA</text:p>
          </table:table-cell>
          <table:table-cell office:value-type="string">
            <text:p>RUS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88.43">
            <text:p>188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aurine LECAVELIER</text:p>
          </table:table-cell>
          <table:table-cell office:value-type="string">
            <text:p>FRA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88.1">
            <text:p>188.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Zijun LI</text:p>
          </table:table-cell>
          <table:table-cell office:value-type="string">
            <text:p>CHN</text:p>
          </table:table-cell>
          <table:table-cell office:value-type="string">
            <text:p>ISU World Team Trophy 2017</text:p>
          </table:table-cell>
          <table:table-cell office:value-type="string">
            <text:p>20.04.2017</text:p>
          </table:table-cell>
          <table:table-cell office:value-type="float" office:value="188.06">
            <text:p>188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aura LEPISTÖ</text:p>
          </table:table-cell>
          <table:table-cell office:value-type="string">
            <text:p>FIN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187.97">
            <text:p>187.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lina EDMUNDS</text:p>
          </table:table-cell>
          <table:table-cell office:value-type="string">
            <text:p>USA</text:p>
          </table:table-cell>
          <table:table-cell office:value-type="string">
            <text:p>ISU World Championships 2014</text:p>
          </table:table-cell>
          <table:table-cell office:value-type="string">
            <text:p>29.03.2014</text:p>
          </table:table-cell>
          <table:table-cell office:value-type="float" office:value="187.5">
            <text:p>187.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lisa FEDICHKINA</text:p>
          </table:table-cell>
          <table:table-cell office:value-type="string">
            <text:p>RUS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86.38">
            <text:p>186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unsoo LIM</text:p>
          </table:table-cell>
          <table:table-cell office:value-type="string">
            <text:p>KOR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86.34">
            <text:p>186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laine CHARTRAND</text:p>
          </table:table-cell>
          <table:table-cell office:value-type="string">
            <text:p>CAN</text:p>
          </table:table-cell>
          <table:table-cell office:value-type="string">
            <text:p>ISU CS Autumn Classic International 2016</text:p>
          </table:table-cell>
          <table:table-cell office:value-type="string">
            <text:p>01.10.2016</text:p>
          </table:table-cell>
          <table:table-cell office:value-type="float" office:value="186.11">
            <text:p>186.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oyoun PARK</text:p>
          </table:table-cell>
          <table:table-cell office:value-type="string">
            <text:p>KOR</text:p>
          </table:table-cell>
          <table:table-cell office:value-type="string">
            <text:p>ISU GP Trophee de France 2016</text:p>
          </table:table-cell>
          <table:table-cell office:value-type="string">
            <text:p>12.11.2016</text:p>
          </table:table-cell>
          <table:table-cell office:value-type="float" office:value="185.19">
            <text:p>185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Valeriia MIKHAILOVA</text:p>
          </table:table-cell>
          <table:table-cell office:value-type="string">
            <text:p>RUS</text:p>
          </table:table-cell>
          <table:table-cell office:value-type="string">
            <text:p>ISU GP Rostelecom Cup 2017</text:p>
          </table:table-cell>
          <table:table-cell office:value-type="string">
            <text:p>21.10.2017</text:p>
          </table:table-cell>
          <table:table-cell office:value-type="float" office:value="185.09">
            <text:p>185.0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ko YAMASHITA</text:p>
          </table:table-cell>
          <table:table-cell office:value-type="string">
            <text:p>JPN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84.06">
            <text:p>184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ngela WANG</text:p>
          </table:table-cell>
          <table:table-cell office:value-type="string">
            <text:p>USA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83.85">
            <text:p>183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mber GLENN</text:p>
          </table:table-cell>
          <table:table-cell office:value-type="string">
            <text:p>USA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83.6">
            <text:p>183.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urtney HICKS</text:p>
          </table:table-cell>
          <table:table-cell office:value-type="string">
            <text:p>USA</text:p>
          </table:table-cell>
          <table:table-cell office:value-type="string">
            <text:p>ISU GP NHK Trophy 2015</text:p>
          </table:table-cell>
          <table:table-cell office:value-type="string">
            <text:p>28.11.2015</text:p>
          </table:table-cell>
          <table:table-cell office:value-type="float" office:value="183.12">
            <text:p>183.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ana ARAKI</text:p>
          </table:table-cell>
          <table:table-cell office:value-type="string">
            <text:p>JPN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83">
            <text:p>1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achael FLATT</text:p>
          </table:table-cell>
          <table:table-cell office:value-type="string">
            <text:p>USA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182.49">
            <text:p>182.4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lissa CZISNY</text:p>
          </table:table-cell>
          <table:table-cell office:value-type="string">
            <text:p>USA</text:p>
          </table:table-cell>
          <table:table-cell office:value-type="string">
            <text:p>World Championships 2011</text:p>
          </table:table-cell>
          <table:table-cell office:value-type="string">
            <text:p>30.04.2011</text:p>
          </table:table-cell>
          <table:table-cell office:value-type="float" office:value="182.25">
            <text:p>182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Fumie SUGURI</text:p>
          </table:table-cell>
          <table:table-cell office:value-type="string">
            <text:p>JPN</text:p>
          </table:table-cell>
          <table:table-cell office:value-type="string">
            <text:p>ISU Grand Prix Final 2004</text:p>
          </table:table-cell>
          <table:table-cell office:value-type="string">
            <text:p>13.12.2003</text:p>
          </table:table-cell>
          <table:table-cell office:value-type="float" office:value="182.08">
            <text:p>182.0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nastasiia GULIAKOVA</text:p>
          </table:table-cell>
          <table:table-cell office:value-type="string">
            <text:p>RUS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81.43">
            <text:p>181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lexandra PROKLOVA</text:p>
          </table:table-cell>
          <table:table-cell office:value-type="string">
            <text:p>RUS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81.18">
            <text:p>181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icole RAJICOVA</text:p>
          </table:table-cell>
          <table:table-cell office:value-type="string">
            <text:p>SVK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79.7">
            <text:p>179.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Xiangning LI</text:p>
          </table:table-cell>
          <table:table-cell office:value-type="string">
            <text:p>CHN</text:p>
          </table:table-cell>
          <table:table-cell office:value-type="string">
            <text:p>ISU World Team Trophy 2017</text:p>
          </table:table-cell>
          <table:table-cell office:value-type="string">
            <text:p>20.04.2017</text:p>
          </table:table-cell>
          <table:table-cell office:value-type="float" office:value="179.42">
            <text:p>179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Jennifer KIRK</text:p>
          </table:table-cell>
          <table:table-cell office:value-type="string">
            <text:p>USA</text:p>
          </table:table-cell>
          <table:table-cell office:value-type="string">
            <text:p>Smart Ones Skate America 2003</text:p>
          </table:table-cell>
          <table:table-cell office:value-type="string">
            <text:p>25.10.2003</text:p>
          </table:table-cell>
          <table:table-cell office:value-type="float" office:value="178.77">
            <text:p>178.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lena SOKOLOVA</text:p>
          </table:table-cell>
          <table:table-cell office:value-type="string">
            <text:p>RUS</text:p>
          </table:table-cell>
          <table:table-cell office:value-type="string">
            <text:p>World Championships 2006</text:p>
          </table:table-cell>
          <table:table-cell office:value-type="string">
            <text:p>25.03.2006</text:p>
          </table:table-cell>
          <table:table-cell office:value-type="float" office:value="177.85">
            <text:p>177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Young YOU</text:p>
          </table:table-cell>
          <table:table-cell office:value-type="string">
            <text:p>KOR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77.7">
            <text:p>177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ynthia PHANEUF</text:p>
          </table:table-cell>
          <table:table-cell office:value-type="string">
            <text:p>CAN</text:p>
          </table:table-cell>
          <table:table-cell office:value-type="string">
            <text:p>World Championships 2010</text:p>
          </table:table-cell>
          <table:table-cell office:value-type="string">
            <text:p>27.03.2010</text:p>
          </table:table-cell>
          <table:table-cell office:value-type="float" office:value="177.54">
            <text:p>177.5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Yukari NAKANO</text:p>
          </table:table-cell>
          <table:table-cell office:value-type="string">
            <text:p>JPN</text:p>
          </table:table-cell>
          <table:table-cell office:value-type="string">
            <text:p>World Championships 2008</text:p>
          </table:table-cell>
          <table:table-cell office:value-type="string">
            <text:p>20.03.2008</text:p>
          </table:table-cell>
          <table:table-cell office:value-type="float" office:value="177.4">
            <text:p>177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ahyun KIM</text:p>
          </table:table-cell>
          <table:table-cell office:value-type="string">
            <text:p>KOR</text:p>
          </table:table-cell>
          <table:table-cell office:value-type="string">
            <text:p>ISU CS Lombardia Trophy 2016</text:p>
          </table:table-cell>
          <table:table-cell office:value-type="string">
            <text:p>10.09.2016</text:p>
          </table:table-cell>
          <table:table-cell office:value-type="float" office:value="177.27">
            <text:p>177.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ria ARTEMIEVA</text:p>
          </table:table-cell>
          <table:table-cell office:value-type="string">
            <text:p>RUS</text:p>
          </table:table-cell>
          <table:table-cell office:value-type="string">
            <text:p>ISU CS O. Nepela Trophy 2015</text:p>
          </table:table-cell>
          <table:table-cell office:value-type="string">
            <text:p>03.10.2015</text:p>
          </table:table-cell>
          <table:table-cell office:value-type="float" office:value="177.21">
            <text:p>177.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ira KORPI</text:p>
          </table:table-cell>
          <table:table-cell office:value-type="string">
            <text:p>FIN</text:p>
          </table:table-cell>
          <table:table-cell office:value-type="string">
            <text:p>ISU GP Rostelecom Cup 2012</text:p>
          </table:table-cell>
          <table:table-cell office:value-type="string">
            <text:p>10.11.2012</text:p>
          </table:table-cell>
          <table:table-cell office:value-type="float" office:value="177.19">
            <text:p>177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ngelina KUCHVALSKA</text:p>
          </table:table-cell>
          <table:table-cell office:value-type="string">
            <text:p>LAT</text:p>
          </table:table-cell>
          <table:table-cell office:value-type="string">
            <text:p>ISU European Championships 2016</text:p>
          </table:table-cell>
          <table:table-cell office:value-type="string">
            <text:p>29.01.2016</text:p>
          </table:table-cell>
          <table:table-cell office:value-type="float" office:value="176.99">
            <text:p>176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roline ZHANG</text:p>
          </table:table-cell>
          <table:table-cell office:value-type="string">
            <text:p>USA</text:p>
          </table:table-cell>
          <table:table-cell office:value-type="string">
            <text:p>ISU Grand Prix Final 2008</text:p>
          </table:table-cell>
          <table:table-cell office:value-type="string">
            <text:p>15.12.2007</text:p>
          </table:table-cell>
          <table:table-cell office:value-type="float" office:value="176.48">
            <text:p>176.4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Vivian LE</text:p>
          </table:table-cell>
          <table:table-cell office:value-type="string">
            <text:p>USA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176.3">
            <text:p>176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hristina GAO</text:p>
          </table:table-cell>
          <table:table-cell office:value-type="string">
            <text:p>USA</text:p>
          </table:table-cell>
          <table:table-cell office:value-type="string">
            <text:p>ISU Four Continents Championships 2013</text:p>
          </table:table-cell>
          <table:table-cell office:value-type="string">
            <text:p>10.02.2013</text:p>
          </table:table-cell>
          <table:table-cell office:value-type="float" office:value="176.28">
            <text:p>176.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Haruka IMAI</text:p>
          </table:table-cell>
          <table:table-cell office:value-type="string">
            <text:p>JPN</text:p>
          </table:table-cell>
          <table:table-cell office:value-type="string">
            <text:p>ISU Four Continents Championships 2014</text:p>
          </table:table-cell>
          <table:table-cell office:value-type="string">
            <text:p>25.01.2014</text:p>
          </table:table-cell>
          <table:table-cell office:value-type="float" office:value="175.4">
            <text:p>175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ichelle KWAN</text:p>
          </table:table-cell>
          <table:table-cell office:value-type="string">
            <text:p>USA</text:p>
          </table:table-cell>
          <table:table-cell office:value-type="string">
            <text:p>World Championships 2005</text:p>
          </table:table-cell>
          <table:table-cell office:value-type="string">
            <text:p>19.03.2005</text:p>
          </table:table-cell>
          <table:table-cell office:value-type="float" office:value="175.2">
            <text:p>175.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Rin NITAYA</text:p>
          </table:table-cell>
          <table:table-cell office:value-type="string">
            <text:p>JPN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75.01">
            <text:p>175.0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mantha CESARIO</text:p>
          </table:table-cell>
          <table:table-cell office:value-type="string">
            <text:p>USA</text:p>
          </table:table-cell>
          <table:table-cell office:value-type="string">
            <text:p>ISU GP Hilton HHonors Skate America 2014</text:p>
          </table:table-cell>
          <table:table-cell office:value-type="string">
            <text:p>26.10.2014</text:p>
          </table:table-cell>
          <table:table-cell office:value-type="float" office:value="174.58">
            <text:p>174.5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ae Berenice MEITE</text:p>
          </table:table-cell>
          <table:table-cell office:value-type="string">
            <text:p>FRA</text:p>
          </table:table-cell>
          <table:table-cell office:value-type="string">
            <text:p>XXII Olympic Winter Games 2014</text:p>
          </table:table-cell>
          <table:table-cell office:value-type="string">
            <text:p>20.02.2014</text:p>
          </table:table-cell>
          <table:table-cell office:value-type="float" office:value="174.53">
            <text:p>174.5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iko TAKINO</text:p>
          </table:table-cell>
          <table:table-cell office:value-type="string">
            <text:p>JPN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74.16">
            <text:p>174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alentina MARCHEI</text:p>
          </table:table-cell>
          <table:table-cell office:value-type="string">
            <text:p>ITA</text:p>
          </table:table-cell>
          <table:table-cell office:value-type="string">
            <text:p>XXII Olympic Winter Games 2014</text:p>
          </table:table-cell>
          <table:table-cell office:value-type="string">
            <text:p>20.02.2014</text:p>
          </table:table-cell>
          <table:table-cell office:value-type="float" office:value="173.33">
            <text:p>173.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Yuka NAGAI</text:p>
          </table:table-cell>
          <table:table-cell office:value-type="string">
            <text:p>JPN</text:p>
          </table:table-cell>
          <table:table-cell office:value-type="string">
            <text:p>ISU GP Skate Canada International 2015</text:p>
          </table:table-cell>
          <table:table-cell office:value-type="string">
            <text:p>31.10.2015</text:p>
          </table:table-cell>
          <table:table-cell office:value-type="float" office:value="172.92">
            <text:p>172.9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Loena HENDRICKX</text:p>
          </table:table-cell>
          <table:table-cell office:value-type="string">
            <text:p>BEL</text:p>
          </table:table-cell>
          <table:table-cell office:value-type="string">
            <text:p>ISU World Championships 2017</text:p>
          </table:table-cell>
          <table:table-cell office:value-type="string">
            <text:p>31.03.2017</text:p>
          </table:table-cell>
          <table:table-cell office:value-type="float" office:value="172.82">
            <text:p>172.8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vett TOTH</text:p>
          </table:table-cell>
          <table:table-cell office:value-type="string">
            <text:p>HUN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72.65">
            <text:p>172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mmy MA</text:p>
          </table:table-cell>
          <table:table-cell office:value-type="string">
            <text:p>USA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72.62">
            <text:p>172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icole SCHOTT</text:p>
          </table:table-cell>
          <table:table-cell office:value-type="string">
            <text:p>GER</text:p>
          </table:table-cell>
          <table:table-cell office:value-type="string">
            <text:p>ISU GP Internationaux de France 2017</text:p>
          </table:table-cell>
          <table:table-cell office:value-type="string">
            <text:p>17.11.2017</text:p>
          </table:table-cell>
          <table:table-cell office:value-type="float" office:value="172.39">
            <text:p>172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senia MAKAROVA</text:p>
          </table:table-cell>
          <table:table-cell office:value-type="string">
            <text:p>RUS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171.91">
            <text:p>171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rah MEIER</text:p>
          </table:table-cell>
          <table:table-cell office:value-type="string">
            <text:p>SUI</text:p>
          </table:table-cell>
          <table:table-cell office:value-type="string">
            <text:p>World Championships 2008</text:p>
          </table:table-cell>
          <table:table-cell office:value-type="string">
            <text:p>20.03.2008</text:p>
          </table:table-cell>
          <table:table-cell office:value-type="float" office:value="171.88">
            <text:p>171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yler PIERCE</text:p>
          </table:table-cell>
          <table:table-cell office:value-type="string">
            <text:p>USA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71.72">
            <text:p>171.7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Rino KASAKAKE</text:p>
          </table:table-cell>
          <table:table-cell office:value-type="string">
            <text:p>JPN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70.9">
            <text:p>170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oberta RODEGHIERO</text:p>
          </table:table-cell>
          <table:table-cell office:value-type="string">
            <text:p>ITA</text:p>
          </table:table-cell>
          <table:table-cell office:value-type="string">
            <text:p>ISU European Championships 2016</text:p>
          </table:table-cell>
          <table:table-cell office:value-type="string">
            <text:p>29.01.2016</text:p>
          </table:table-cell>
          <table:table-cell office:value-type="float" office:value="170.76">
            <text:p>170.7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Hannah MILLER</text:p>
          </table:table-cell>
          <table:table-cell office:value-type="string">
            <text:p>USA</text:p>
          </table:table-cell>
          <table:table-cell office:value-type="string">
            <text:p>CS Lombardia Trophy 2014</text:p>
          </table:table-cell>
          <table:table-cell office:value-type="string">
            <text:p>21.09.2014</text:p>
          </table:table-cell>
          <table:table-cell office:value-type="float" office:value="170.26">
            <text:p>170.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Yuna AOKI</text:p>
          </table:table-cell>
          <table:table-cell office:value-type="string">
            <text:p>JPN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69.6">
            <text:p>169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Yuhana YOKOI</text:p>
          </table:table-cell>
          <table:table-cell office:value-type="string">
            <text:p>JPN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69.59">
            <text:p>169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o Hyun AN</text:p>
          </table:table-cell>
          <table:table-cell office:value-type="string">
            <text:p>KOR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69.22">
            <text:p>169.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Joshi HELGESSON</text:p>
          </table:table-cell>
          <table:table-cell office:value-type="string">
            <text:p>SWE</text:p>
          </table:table-cell>
          <table:table-cell office:value-type="string">
            <text:p>ISU European Championships 2015</text:p>
          </table:table-cell>
          <table:table-cell office:value-type="string">
            <text:p>31.01.2015</text:p>
          </table:table-cell>
          <table:table-cell office:value-type="float" office:value="169.07">
            <text:p>169.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iona KATO</text:p>
          </table:table-cell>
          <table:table-cell office:value-type="string">
            <text:p>JPN</text:p>
          </table:table-cell>
          <table:table-cell office:value-type="string">
            <text:p>ISU GP NHK Trophy 2014</text:p>
          </table:table-cell>
          <table:table-cell office:value-type="string">
            <text:p>29.11.2014</text:p>
          </table:table-cell>
          <table:table-cell office:value-type="float" office:value="168.38">
            <text:p>168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kari MATSUOKA</text:p>
          </table:table-cell>
          <table:table-cell office:value-type="string">
            <text:p>JPN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68.05">
            <text:p>168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athalie WEINZIERL</text:p>
          </table:table-cell>
          <table:table-cell office:value-type="string">
            <text:p>GER</text:p>
          </table:table-cell>
          <table:table-cell office:value-type="string">
            <text:p>ISU World Championships 2014</text:p>
          </table:table-cell>
          <table:table-cell office:value-type="string">
            <text:p>29.03.2014</text:p>
          </table:table-cell>
          <table:table-cell office:value-type="float" office:value="167.72">
            <text:p>167.7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Ye Lim KIM</text:p>
          </table:table-cell>
          <table:table-cell office:value-type="string">
            <text:p>KOR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67.64">
            <text:p>167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ailani CRAINE</text:p>
          </table:table-cell>
          <table:table-cell office:value-type="string">
            <text:p>AUS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67.45">
            <text:p>167.4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tilda ALGOTSSON</text:p>
          </table:table-cell>
          <table:table-cell office:value-type="string">
            <text:p>SWE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67.01">
            <text:p>167.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Haejin KIM</text:p>
          </table:table-cell>
          <table:table-cell office:value-type="string">
            <text:p>KOR</text:p>
          </table:table-cell>
          <table:table-cell office:value-type="string">
            <text:p>ISU Four Continents Championships 2014</text:p>
          </table:table-cell>
          <table:table-cell office:value-type="string">
            <text:p>25.01.2014</text:p>
          </table:table-cell>
          <table:table-cell office:value-type="float" office:value="166.84">
            <text:p>166.8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Yoshie ONDA</text:p>
          </table:table-cell>
          <table:table-cell office:value-type="string">
            <text:p>JPN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166.8">
            <text:p>166.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katerina MITROFANOVA</text:p>
          </table:table-cell>
          <table:table-cell office:value-type="string">
            <text:p>RUS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166.63">
            <text:p>166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gnes ZAWADZKI</text:p>
          </table:table-cell>
          <table:table-cell office:value-type="string">
            <text:p>USA</text:p>
          </table:table-cell>
          <table:table-cell office:value-type="string">
            <text:p>ISU GP Rostelecom Cup 2012</text:p>
          </table:table-cell>
          <table:table-cell office:value-type="string">
            <text:p>10.11.2012</text:p>
          </table:table-cell>
          <table:table-cell office:value-type="float" office:value="166.61">
            <text:p>166.6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Emily HUGHES</text:p>
          </table:table-cell>
          <table:table-cell office:value-type="string">
            <text:p>USA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166.6">
            <text:p>166.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Viktoria HELGESSON</text:p>
          </table:table-cell>
          <table:table-cell office:value-type="string">
            <text:p>SWE</text:p>
          </table:table-cell>
          <table:table-cell office:value-type="string">
            <text:p>ISU European Championships 2015</text:p>
          </table:table-cell>
          <table:table-cell office:value-type="string">
            <text:p>31.01.2015</text:p>
          </table:table-cell>
          <table:table-cell office:value-type="float" office:value="166.39">
            <text:p>166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ofia BIRYUKOVA</text:p>
          </table:table-cell>
          <table:table-cell office:value-type="string">
            <text:p>RUS</text:p>
          </table:table-cell>
          <table:table-cell office:value-type="string">
            <text:p>ISU GP Rostelecom Cup 2011</text:p>
          </table:table-cell>
          <table:table-cell office:value-type="string">
            <text:p>26.11.2011</text:p>
          </table:table-cell>
          <table:table-cell office:value-type="float" office:value="166.07">
            <text:p>166.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lene GEDEVANISHVILI</text:p>
          </table:table-cell>
          <table:table-cell office:value-type="string">
            <text:p>GEO</text:p>
          </table:table-cell>
          <table:table-cell office:value-type="string">
            <text:p>European Championships 2012</text:p>
          </table:table-cell>
          <table:table-cell office:value-type="string">
            <text:p>28.01.2012</text:p>
          </table:table-cell>
          <table:table-cell office:value-type="float" office:value="165.93">
            <text:p>165.9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Diana NIKITINA</text:p>
          </table:table-cell>
          <table:table-cell office:value-type="string">
            <text:p>LAT</text:p>
          </table:table-cell>
          <table:table-cell office:value-type="string">
            <text:p>Youth Olympic Games 2016</text:p>
          </table:table-cell>
          <table:table-cell office:value-type="string">
            <text:p>16.02.2016</text:p>
          </table:table-cell>
          <table:table-cell office:value-type="float" office:value="165.6">
            <text:p>165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Julia GOR-SEBESTYEN</text:p>
          </table:table-cell>
          <table:table-cell office:value-type="string">
            <text:p>HUN</text:p>
          </table:table-cell>
          <table:table-cell office:value-type="string">
            <text:p>MasterCard Skate Canada Int. 2003</text:p>
          </table:table-cell>
          <table:table-cell office:value-type="string">
            <text:p>01.11.2003</text:p>
          </table:table-cell>
          <table:table-cell office:value-type="float" office:value="165.22">
            <text:p>165.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lena LIASHENKO</text:p>
          </table:table-cell>
          <table:table-cell office:value-type="string">
            <text:p>UKR</text:p>
          </table:table-cell>
          <table:table-cell office:value-type="string">
            <text:p>ISU Grand Prix Final 2004</text:p>
          </table:table-cell>
          <table:table-cell office:value-type="string">
            <text:p>13.12.2003</text:p>
          </table:table-cell>
          <table:table-cell office:value-type="float" office:value="165.16">
            <text:p>165.1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sabelle OLSSON</text:p>
          </table:table-cell>
          <table:table-cell office:value-type="string">
            <text:p>SWE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64.27">
            <text:p>164.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olina KOROBEYNIKOVA</text:p>
          </table:table-cell>
          <table:table-cell office:value-type="string">
            <text:p>RUS</text:p>
          </table:table-cell>
          <table:table-cell office:value-type="string">
            <text:p>European Championships 2012</text:p>
          </table:table-cell>
          <table:table-cell office:value-type="string">
            <text:p>28.01.2012</text:p>
          </table:table-cell>
          <table:table-cell office:value-type="float" office:value="164.13">
            <text:p>164.1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Katy TAYLOR</text:p>
          </table:table-cell>
          <table:table-cell office:value-type="string">
            <text:p>USA</text:p>
          </table:table-cell>
          <table:table-cell office:value-type="string">
            <text:p>Four Continents Championships 2006</text:p>
          </table:table-cell>
          <table:table-cell office:value-type="string">
            <text:p>28.01.2006</text:p>
          </table:table-cell>
          <table:table-cell office:value-type="float" office:value="164.05">
            <text:p>164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usanna PÖYKIÖ</text:p>
          </table:table-cell>
          <table:table-cell office:value-type="string">
            <text:p>FIN</text:p>
          </table:table-cell>
          <table:table-cell office:value-type="string">
            <text:p>World Championships 2005</text:p>
          </table:table-cell>
          <table:table-cell office:value-type="string">
            <text:p>19.03.2005</text:p>
          </table:table-cell>
          <table:table-cell office:value-type="float" office:value="163.98">
            <text:p>163.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tarr ANDREWS</text:p>
          </table:table-cell>
          <table:table-cell office:value-type="string">
            <text:p>USA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163.49">
            <text:p>163.4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riko KIHARA</text:p>
          </table:table-cell>
          <table:table-cell office:value-type="string">
            <text:p>JPN</text:p>
          </table:table-cell>
          <table:table-cell office:value-type="string">
            <text:p>ISU GP NHK Trophy 2015</text:p>
          </table:table-cell>
          <table:table-cell office:value-type="string">
            <text:p>28.11.2015</text:p>
          </table:table-cell>
          <table:table-cell office:value-type="float" office:value="163.19">
            <text:p>163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melie LACOSTE</text:p>
          </table:table-cell>
          <table:table-cell office:value-type="string">
            <text:p>CAN</text:p>
          </table:table-cell>
          <table:table-cell office:value-type="string">
            <text:p>ISU GP Skate Canada International 2013</text:p>
          </table:table-cell>
          <table:table-cell office:value-type="string">
            <text:p>26.10.2013</text:p>
          </table:table-cell>
          <table:table-cell office:value-type="float" office:value="163.11">
            <text:p>163.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atalia OGORELTSEVA</text:p>
          </table:table-cell>
          <table:table-cell office:value-type="string">
            <text:p>RUS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162.99">
            <text:p>162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nastasya GALUSTYAN</text:p>
          </table:table-cell>
          <table:table-cell office:value-type="string">
            <text:p>ARM</text:p>
          </table:table-cell>
          <table:table-cell office:value-type="string">
            <text:p>ISU CS Warsaw Cup 2015</text:p>
          </table:table-cell>
          <table:table-cell office:value-type="string">
            <text:p>29.11.2015</text:p>
          </table:table-cell>
          <table:table-cell office:value-type="float" office:value="162.68">
            <text:p>162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Yukina OHTA</text:p>
          </table:table-cell>
          <table:table-cell office:value-type="string">
            <text:p>JPN</text:p>
          </table:table-cell>
          <table:table-cell office:value-type="string">
            <text:p>MasterCard Skate Canada Int. 2003</text:p>
          </table:table-cell>
          <table:table-cell office:value-type="string">
            <text:p>01.11.2003</text:p>
          </table:table-cell>
          <table:table-cell office:value-type="float" office:value="162.59">
            <text:p>162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Kexin ZHANG</text:p>
          </table:table-cell>
          <table:table-cell office:value-type="string">
            <text:p>CHN</text:p>
          </table:table-cell>
          <table:table-cell office:value-type="string">
            <text:p>Four Continents Championships 2012</text:p>
          </table:table-cell>
          <table:table-cell office:value-type="string">
            <text:p>11.02.2012</text:p>
          </table:table-cell>
          <table:table-cell office:value-type="float" office:value="162.59">
            <text:p>162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nastasia GRACHEVA</text:p>
          </table:table-cell>
          <table:table-cell office:value-type="string">
            <text:p>RUS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62.59">
            <text:p>162.5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shley CAIN</text:p>
          </table:table-cell>
          <table:table-cell office:value-type="string">
            <text:p>USA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62.39">
            <text:p>162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olina SHELEPEN</text:p>
          </table:table-cell>
          <table:table-cell office:value-type="string">
            <text:p>ISR</text:p>
          </table:table-cell>
          <table:table-cell office:value-type="string">
            <text:p>ISU Junior Grand Prix Final 2011/12</text:p>
          </table:table-cell>
          <table:table-cell office:value-type="string">
            <text:p>09.12.2011</text:p>
          </table:table-cell>
          <table:table-cell office:value-type="float" office:value="162.34">
            <text:p>162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lisa LOZKO</text:p>
          </table:table-cell>
          <table:table-cell office:value-type="string">
            <text:p>RUS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162.28">
            <text:p>162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rynne MCISAAC</text:p>
          </table:table-cell>
          <table:table-cell office:value-type="string">
            <text:p>USA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62.25">
            <text:p>162.2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Kokoro IWAMOTO</text:p>
          </table:table-cell>
          <table:table-cell office:value-type="string">
            <text:p>JPN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162.1">
            <text:p>162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lexandra AVSTRIYSKAYA</text:p>
          </table:table-cell>
          <table:table-cell office:value-type="string">
            <text:p>RUS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61.77">
            <text:p>161.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Yasmin SIRAJ</text:p>
          </table:table-cell>
          <table:table-cell office:value-type="string">
            <text:p>USA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161.75">
            <text:p>161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aitlyn NGUYEN</text:p>
          </table:table-cell>
          <table:table-cell office:value-type="string">
            <text:p>USA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61.42">
            <text:p>161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shley LIN</text:p>
          </table:table-cell>
          <table:table-cell office:value-type="string">
            <text:p>USA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61.23">
            <text:p>161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rooklee HAN</text:p>
          </table:table-cell>
          <table:table-cell office:value-type="string">
            <text:p>AUS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61.11">
            <text:p>161.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iyu NAKASHIO</text:p>
          </table:table-cell>
          <table:table-cell office:value-type="string">
            <text:p>JPN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160.64">
            <text:p>160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Emmi PELTONEN</text:p>
          </table:table-cell>
          <table:table-cell office:value-type="string">
            <text:p>FIN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60.57">
            <text:p>160.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Beatrisa LIANG</text:p>
          </table:table-cell>
          <table:table-cell office:value-type="string">
            <text:p>USA</text:p>
          </table:table-cell>
          <table:table-cell office:value-type="string">
            <text:p>Four Continents Championships 2006</text:p>
          </table:table-cell>
          <table:table-cell office:value-type="string">
            <text:p>28.01.2006</text:p>
          </table:table-cell>
          <table:table-cell office:value-type="float" office:value="159.91">
            <text:p>159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Elizaveta YUSHCHENKO</text:p>
          </table:table-cell>
          <table:table-cell office:value-type="string">
            <text:p>ISR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159.86">
            <text:p>159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Veronik MALLET</text:p>
          </table:table-cell>
          <table:table-cell office:value-type="string">
            <text:p>CAN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59.67">
            <text:p>159.6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Diana PERVUSHKINA</text:p>
          </table:table-cell>
          <table:table-cell office:value-type="string">
            <text:p>RUS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159.61">
            <text:p>159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ulianne SEGUIN</text:p>
          </table:table-cell>
          <table:table-cell office:value-type="string">
            <text:p>CAN</text:p>
          </table:table-cell>
          <table:table-cell office:value-type="string">
            <text:p>Skate Canada Autumn Classic 2014</text:p>
          </table:table-cell>
          <table:table-cell office:value-type="string">
            <text:p>16.10.2014</text:p>
          </table:table-cell>
          <table:table-cell office:value-type="float" office:value="158.99">
            <text:p>158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nastasiia ARKHIPOVA</text:p>
          </table:table-cell>
          <table:table-cell office:value-type="string">
            <text:p>UKR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58.61">
            <text:p>158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a-Young KIM</text:p>
          </table:table-cell>
          <table:table-cell office:value-type="string">
            <text:p>KOR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58.49">
            <text:p>158.4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manda DOBBS</text:p>
          </table:table-cell>
          <table:table-cell office:value-type="string">
            <text:p>USA</text:p>
          </table:table-cell>
          <table:table-cell office:value-type="string">
            <text:p>Four Continents Championships 2010</text:p>
          </table:table-cell>
          <table:table-cell office:value-type="string">
            <text:p>29.01.2010</text:p>
          </table:table-cell>
          <table:table-cell office:value-type="float" office:value="158.23">
            <text:p>158.2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Risa SHOJI</text:p>
          </table:table-cell>
          <table:table-cell office:value-type="string">
            <text:p>JPN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157.83">
            <text:p>157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lsu KAIUMOVA</text:p>
          </table:table-cell>
          <table:table-cell office:value-type="string">
            <text:p>RUS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157.71">
            <text:p>157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Lea Johanna DASTICH</text:p>
          </table:table-cell>
          <table:table-cell office:value-type="string">
            <text:p>GER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157.44">
            <text:p>157.4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Mira LEUNG</text:p>
          </table:table-cell>
          <table:table-cell office:value-type="string">
            <text:p>CAN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57.36">
            <text:p>157.3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ikol GOSVIANI</text:p>
          </table:table-cell>
          <table:table-cell office:value-type="string">
            <text:p>ITA</text:p>
          </table:table-cell>
          <table:table-cell office:value-type="string">
            <text:p>ISU GP Rostelecom Cup 2013</text:p>
          </table:table-cell>
          <table:table-cell office:value-type="string">
            <text:p>23.11.2013</text:p>
          </table:table-cell>
          <table:table-cell office:value-type="float" office:value="157.17">
            <text:p>157.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nna KHNYCHENKOVA</text:p>
          </table:table-cell>
          <table:table-cell office:value-type="string">
            <text:p>UKR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57.09">
            <text:p>157.0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Viveca LINDFORS</text:p>
          </table:table-cell>
          <table:table-cell office:value-type="string">
            <text:p>FIN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57.06">
            <text:p>157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elena ZHAO</text:p>
          </table:table-cell>
          <table:table-cell office:value-type="string">
            <text:p>CAN</text:p>
          </table:table-cell>
          <table:table-cell office:value-type="string">
            <text:p>ISU CS US Internat. FS Classic 2015</text:p>
          </table:table-cell>
          <table:table-cell office:value-type="string">
            <text:p>19.09.2015</text:p>
          </table:table-cell>
          <table:table-cell office:value-type="float" office:value="157.03">
            <text:p>157.0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mber CORWIN</text:p>
          </table:table-cell>
          <table:table-cell office:value-type="string">
            <text:p>USA</text:p>
          </table:table-cell>
          <table:table-cell office:value-type="string">
            <text:p>Smart Ones Skate America 2003</text:p>
          </table:table-cell>
          <table:table-cell office:value-type="string">
            <text:p>25.10.2003</text:p>
          </table:table-cell>
          <table:table-cell office:value-type="float" office:value="156.95">
            <text:p>156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ki SAWADA</text:p>
          </table:table-cell>
          <table:table-cell office:value-type="string">
            <text:p>JPN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156.88">
            <text:p>156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nne Line GJERSEM</text:p>
          </table:table-cell>
          <table:table-cell office:value-type="string">
            <text:p>NOR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56.71">
            <text:p>156.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Yujin CHOI</text:p>
          </table:table-cell>
          <table:table-cell office:value-type="string">
            <text:p>KOR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56.65">
            <text:p>156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Vanessa LAM</text:p>
          </table:table-cell>
          <table:table-cell office:value-type="string">
            <text:p>USA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56.58">
            <text:p>156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eah KEISER</text:p>
          </table:table-cell>
          <table:table-cell office:value-type="string">
            <text:p>USA</text:p>
          </table:table-cell>
          <table:table-cell office:value-type="string">
            <text:p>ISU JGP Bosphorus 2012</text:p>
          </table:table-cell>
          <table:table-cell office:value-type="string">
            <text:p>21.09.2012</text:p>
          </table:table-cell>
          <table:table-cell office:value-type="float" office:value="156.33">
            <text:p>156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Yi Christy LEUNG</text:p>
          </table:table-cell>
          <table:table-cell office:value-type="string">
            <text:p>HKG</text:p>
          </table:table-cell>
          <table:table-cell office:value-type="string">
            <text:p>ISU World Junior Championships 2017</text:p>
          </table:table-cell>
          <table:table-cell office:value-type="string">
            <text:p>18.03.2017</text:p>
          </table:table-cell>
          <table:table-cell office:value-type="float" office:value="156.26">
            <text:p>156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lexia PAGANINI</text:p>
          </table:table-cell>
          <table:table-cell office:value-type="string">
            <text:p>SUI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55.98">
            <text:p>155.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arah HECKEN</text:p>
          </table:table-cell>
          <table:table-cell office:value-type="string">
            <text:p>GER</text:p>
          </table:table-cell>
          <table:table-cell office:value-type="string">
            <text:p>World Championships 2011</text:p>
          </table:table-cell>
          <table:table-cell office:value-type="string">
            <text:p>30.04.2011</text:p>
          </table:table-cell>
          <table:table-cell office:value-type="float" office:value="155.83">
            <text:p>155.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Hanul KIM</text:p>
          </table:table-cell>
          <table:table-cell office:value-type="string">
            <text:p>KOR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155.75">
            <text:p>155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Elena GLEBOVA</text:p>
          </table:table-cell>
          <table:table-cell office:value-type="string">
            <text:p>EST</text:p>
          </table:table-cell>
          <table:table-cell office:value-type="string">
            <text:p>ISU European Championships 2014</text:p>
          </table:table-cell>
          <table:table-cell office:value-type="string">
            <text:p>17.01.2014</text:p>
          </table:table-cell>
          <table:table-cell office:value-type="float" office:value="155.71">
            <text:p>155.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my LIN</text:p>
          </table:table-cell>
          <table:table-cell office:value-type="string">
            <text:p>TPE</text:p>
          </table:table-cell>
          <table:table-cell office:value-type="string">
            <text:p>ISU Four Continents Championships 2016</text:p>
          </table:table-cell>
          <table:table-cell office:value-type="string">
            <text:p>20.02.2016</text:p>
          </table:table-cell>
          <table:table-cell office:value-type="float" office:value="155.61">
            <text:p>155.6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in-Jeong KWAK</text:p>
          </table:table-cell>
          <table:table-cell office:value-type="string">
            <text:p>KOR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155.53">
            <text:p>155.5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atalia POPOVA</text:p>
          </table:table-cell>
          <table:table-cell office:value-type="string">
            <text:p>UKR</text:p>
          </table:table-cell>
          <table:table-cell office:value-type="string">
            <text:p>World Championships 2013</text:p>
          </table:table-cell>
          <table:table-cell office:value-type="string">
            <text:p>16.03.2013</text:p>
          </table:table-cell>
          <table:table-cell office:value-type="float" office:value="155.52">
            <text:p>155.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Nana TAKEDA</text:p>
          </table:table-cell>
          <table:table-cell office:value-type="string">
            <text:p>JPN</text:p>
          </table:table-cell>
          <table:table-cell office:value-type="string">
            <text:p>NHK Trophy 2007</text:p>
          </table:table-cell>
          <table:table-cell office:value-type="string">
            <text:p>01.12.2007</text:p>
          </table:table-cell>
          <table:table-cell office:value-type="float" office:value="154.83">
            <text:p>154.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iyabi OBA</text:p>
          </table:table-cell>
          <table:table-cell office:value-type="string">
            <text:p>JPN</text:p>
          </table:table-cell>
          <table:table-cell office:value-type="string">
            <text:p>ISU GP Rostelecom Cup 2014</text:p>
          </table:table-cell>
          <table:table-cell office:value-type="string">
            <text:p>15.11.2014</text:p>
          </table:table-cell>
          <table:table-cell office:value-type="float" office:value="154.57">
            <text:p>154.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kari MATSUBARA</text:p>
          </table:table-cell>
          <table:table-cell office:value-type="string">
            <text:p>JPN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54.34">
            <text:p>154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olina AGAFONOVA</text:p>
          </table:table-cell>
          <table:table-cell office:value-type="string">
            <text:p>RUS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54.27">
            <text:p>154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Isadora WILLIAMS</text:p>
          </table:table-cell>
          <table:table-cell office:value-type="string">
            <text:p>BRA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54.21">
            <text:p>154.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Viktoria VOLCHKOVA</text:p>
          </table:table-cell>
          <table:table-cell office:value-type="string">
            <text:p>RUS</text:p>
          </table:table-cell>
          <table:table-cell office:value-type="string">
            <text:p>Cup of China 2004</text:p>
          </table:table-cell>
          <table:table-cell office:value-type="string">
            <text:p>13.11.2004</text:p>
          </table:table-cell>
          <table:table-cell office:value-type="float" office:value="154.16">
            <text:p>154.1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Katrina HACKER</text:p>
          </table:table-cell>
          <table:table-cell office:value-type="string">
            <text:p>USA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53.86">
            <text:p>153.8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aria STAVITSKAIA</text:p>
          </table:table-cell>
          <table:table-cell office:value-type="string">
            <text:p>RUS</text:p>
          </table:table-cell>
          <table:table-cell office:value-type="string">
            <text:p>ISU GP Rostelecom Cup 2014</text:p>
          </table:table-cell>
          <table:table-cell office:value-type="string">
            <text:p>15.11.2014</text:p>
          </table:table-cell>
          <table:table-cell office:value-type="float" office:value="153.49">
            <text:p>153.4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utricia BOCK</text:p>
          </table:table-cell>
          <table:table-cell office:value-type="string">
            <text:p>GER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153.19">
            <text:p>153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Tessa HONG</text:p>
          </table:table-cell>
          <table:table-cell office:value-type="string">
            <text:p>USA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52.62">
            <text:p>152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Hanna HARRELL</text:p>
          </table:table-cell>
          <table:table-cell office:value-type="string">
            <text:p>USA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52.41">
            <text:p>152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eagan DUHAMEL</text:p>
          </table:table-cell>
          <table:table-cell office:value-type="string">
            <text:p>CAN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52.4">
            <text:p>152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onia LAFUENTE</text:p>
          </table:table-cell>
          <table:table-cell office:value-type="string">
            <text:p>ESP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52.29">
            <text:p>152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yriane SAMSON</text:p>
          </table:table-cell>
          <table:table-cell office:value-type="string">
            <text:p>CAN</text:p>
          </table:table-cell>
          <table:table-cell office:value-type="string">
            <text:p>ISU GP Skate Canada International 2010</text:p>
          </table:table-cell>
          <table:table-cell office:value-type="string">
            <text:p>30.10.2010</text:p>
          </table:table-cell>
          <table:table-cell office:value-type="float" office:value="152.05">
            <text:p>152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Kerstin FRANK</text:p>
          </table:table-cell>
          <table:table-cell office:value-type="string">
            <text:p>AUT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151.98">
            <text:p>151.9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lexe GILLES</text:p>
          </table:table-cell>
          <table:table-cell office:value-type="string">
            <text:p>USA</text:p>
          </table:table-cell>
          <table:table-cell office:value-type="string">
            <text:p>ISU GP Trophee Eric Bompard</text:p>
          </table:table-cell>
          <table:table-cell office:value-type="string">
            <text:p>17.10.2009</text:p>
          </table:table-cell>
          <table:table-cell office:value-type="float" office:value="151.92">
            <text:p>151.9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ing CUI</text:p>
          </table:table-cell>
          <table:table-cell office:value-type="string">
            <text:p>USA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50.95">
            <text:p>150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Jenna MCCORKELL</text:p>
          </table:table-cell>
          <table:table-cell office:value-type="string">
            <text:p>GBR</text:p>
          </table:table-cell>
          <table:table-cell office:value-type="string">
            <text:p>World Championships 2010</text:p>
          </table:table-cell>
          <table:table-cell office:value-type="string">
            <text:p>27.03.2010</text:p>
          </table:table-cell>
          <table:table-cell office:value-type="float" office:value="150.9">
            <text:p>150.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Ira VANNUT</text:p>
          </table:table-cell>
          <table:table-cell office:value-type="string">
            <text:p>BEL</text:p>
          </table:table-cell>
          <table:table-cell office:value-type="string">
            <text:p>European Championships 2011</text:p>
          </table:table-cell>
          <table:table-cell office:value-type="string">
            <text:p>29.01.2011</text:p>
          </table:table-cell>
          <table:table-cell office:value-type="float" office:value="150.66">
            <text:p>150.6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licia PINEAULT</text:p>
          </table:table-cell>
          <table:table-cell office:value-type="string">
            <text:p>CAN</text:p>
          </table:table-cell>
          <table:table-cell office:value-type="string">
            <text:p>ISU CS US Internat. FS Classic 2017</text:p>
          </table:table-cell>
          <table:table-cell office:value-type="string">
            <text:p>16.09.2017</text:p>
          </table:table-cell>
          <table:table-cell office:value-type="float" office:value="150.52">
            <text:p>150.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asa GRM</text:p>
          </table:table-cell>
          <table:table-cell office:value-type="string">
            <text:p>SLO</text:p>
          </table:table-cell>
          <table:table-cell office:value-type="string">
            <text:p>Golden Spin of Zagreb 2014</text:p>
          </table:table-cell>
          <table:table-cell office:value-type="string">
            <text:p>06.12.2014</text:p>
          </table:table-cell>
          <table:table-cell office:value-type="float" office:value="150.32">
            <text:p>150.3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Anita ÖSTLUND</text:p>
          </table:table-cell>
          <table:table-cell office:value-type="string">
            <text:p>SWE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50.31">
            <text:p>150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nna SHERSHAK</text:p>
          </table:table-cell>
          <table:table-cell office:value-type="string">
            <text:p>RUS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150.21">
            <text:p>150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nastasia GIMAZETDINOVA</text:p>
          </table:table-cell>
          <table:table-cell office:value-type="string">
            <text:p>UZB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50.07">
            <text:p>150.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Ji Hyun BYUN</text:p>
          </table:table-cell>
          <table:table-cell office:value-type="string">
            <text:p>KOR</text:p>
          </table:table-cell>
          <table:table-cell office:value-type="string">
            <text:p>ISU CS Ondrej Nepela Memorial 2016</text:p>
          </table:table-cell>
          <table:table-cell office:value-type="string">
            <text:p>30.09.2016</text:p>
          </table:table-cell>
          <table:table-cell office:value-type="float" office:value="149.63">
            <text:p>149.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ngela NIKODINOV</text:p>
          </table:table-cell>
          <table:table-cell office:value-type="string">
            <text:p>USA</text:p>
          </table:table-cell>
          <table:table-cell office:value-type="string">
            <text:p>SmartOnes Skate America 2004</text:p>
          </table:table-cell>
          <table:table-cell office:value-type="string">
            <text:p>23.10.2004</text:p>
          </table:table-cell>
          <table:table-cell office:value-type="float" office:value="149.5">
            <text:p>149.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Yuki NISHINO</text:p>
          </table:table-cell>
          <table:table-cell office:value-type="string">
            <text:p>JPN</text:p>
          </table:table-cell>
          <table:table-cell office:value-type="string">
            <text:p>ISU Junior Grand Prix Final 2008</text:p>
          </table:table-cell>
          <table:table-cell office:value-type="string">
            <text:p>08.12.2007</text:p>
          </table:table-cell>
          <table:table-cell office:value-type="float" office:value="149.42">
            <text:p>149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arah TAMURA</text:p>
          </table:table-cell>
          <table:table-cell office:value-type="string">
            <text:p>CAN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49.4">
            <text:p>149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aige RYDBERG</text:p>
          </table:table-cell>
          <table:table-cell office:value-type="string">
            <text:p>USA</text:p>
          </table:table-cell>
          <table:table-cell office:value-type="string">
            <text:p>ISU CS US Internat. FS Classic 2016</text:p>
          </table:table-cell>
          <table:table-cell office:value-type="string">
            <text:p>17.09.2016</text:p>
          </table:table-cell>
          <table:table-cell office:value-type="float" office:value="149.35">
            <text:p>149.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Yukiko FUJISAWA</text:p>
          </table:table-cell>
          <table:table-cell office:value-type="string">
            <text:p>JPN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149.28">
            <text:p>149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Ziquan ZHAO</text:p>
          </table:table-cell>
          <table:table-cell office:value-type="string">
            <text:p>CHN</text:p>
          </table:table-cell>
          <table:table-cell office:value-type="string">
            <text:p>ISU GP Audi Cup of China 2016</text:p>
          </table:table-cell>
          <table:table-cell office:value-type="string">
            <text:p>19.11.2016</text:p>
          </table:table-cell>
          <table:table-cell office:value-type="float" office:value="149.12">
            <text:p>149.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onika SIMANCIKOVA</text:p>
          </table:table-cell>
          <table:table-cell office:value-type="string">
            <text:p>SVK</text:p>
          </table:table-cell>
          <table:table-cell office:value-type="string">
            <text:p>World Championships 2013</text:p>
          </table:table-cell>
          <table:table-cell office:value-type="string">
            <text:p>16.03.2013</text:p>
          </table:table-cell>
          <table:table-cell office:value-type="float" office:value="149.02">
            <text:p>149.0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egan WESSENBERG</text:p>
          </table:table-cell>
          <table:table-cell office:value-type="string">
            <text:p>USA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148.82">
            <text:p>148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Alison SCHUMACHER</text:p>
          </table:table-cell>
          <table:table-cell office:value-type="string">
            <text:p>CAN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48.76">
            <text:p>148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Barbie LONG</text:p>
          </table:table-cell>
          <table:table-cell office:value-type="string">
            <text:p>USA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148.19">
            <text:p>148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Yretha SILETE</text:p>
          </table:table-cell>
          <table:table-cell office:value-type="string">
            <text:p>FRA</text:p>
          </table:table-cell>
          <table:table-cell office:value-type="string">
            <text:p>World Championships 2012</text:p>
          </table:table-cell>
          <table:table-cell office:value-type="string">
            <text:p>31.03.2012</text:p>
          </table:table-cell>
          <table:table-cell office:value-type="float" office:value="148.18">
            <text:p>148.1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ina POVEY</text:p>
          </table:table-cell>
          <table:table-cell office:value-type="string">
            <text:p>GBR</text:p>
          </table:table-cell>
          <table:table-cell office:value-type="string">
            <text:p>ISU CS Warsaw Cup 2017</text:p>
          </table:table-cell>
          <table:table-cell office:value-type="string">
            <text:p>18.11.2017</text:p>
          </table:table-cell>
          <table:table-cell office:value-type="float" office:value="148.06">
            <text:p>148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Hyun Soo LEE</text:p>
          </table:table-cell>
          <table:table-cell office:value-type="string">
            <text:p>KOR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48">
            <text:p>14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oa IWANO</text:p>
          </table:table-cell>
          <table:table-cell office:value-type="string">
            <text:p>JPN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47.99">
            <text:p>147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Yan LIU</text:p>
          </table:table-cell>
          <table:table-cell office:value-type="string">
            <text:p>CHN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147.87">
            <text:p>147.8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nna OVCHAROVA</text:p>
          </table:table-cell>
          <table:table-cell office:value-type="string">
            <text:p>SUI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47.52">
            <text:p>147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ngela MAXWELL</text:p>
          </table:table-cell>
          <table:table-cell office:value-type="string">
            <text:p>USA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147.46">
            <text:p>147.4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ate CHARBONNEAU</text:p>
          </table:table-cell>
          <table:table-cell office:value-type="string">
            <text:p>CAN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47.46">
            <text:p>147.4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Ivana REITMAYEROVA</text:p>
          </table:table-cell>
          <table:table-cell office:value-type="string">
            <text:p>SVK</text:p>
          </table:table-cell>
          <table:table-cell office:value-type="string">
            <text:p>World Championships 2009</text:p>
          </table:table-cell>
          <table:table-cell office:value-type="string">
            <text:p>28.03.2009</text:p>
          </table:table-cell>
          <table:table-cell office:value-type="float" office:value="147.41">
            <text:p>147.4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Kristine MUSADEMBA</text:p>
          </table:table-cell>
          <table:table-cell office:value-type="string">
            <text:p>USA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47.39">
            <text:p>147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Aleksandra GOLOVKINA</text:p>
          </table:table-cell>
          <table:table-cell office:value-type="string">
            <text:p>LTU</text:p>
          </table:table-cell>
          <table:table-cell office:value-type="string">
            <text:p>Warsaw Cup 2014</text:p>
          </table:table-cell>
          <table:table-cell office:value-type="string">
            <text:p>23.11.2014</text:p>
          </table:table-cell>
          <table:table-cell office:value-type="float" office:value="147.35">
            <text:p>147.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ilvia HUGEC</text:p>
          </table:table-cell>
          <table:table-cell office:value-type="string">
            <text:p>SVK</text:p>
          </table:table-cell>
          <table:table-cell office:value-type="string">
            <text:p>ISU CS Ondrej Nepela Trophy 2017</text:p>
          </table:table-cell>
          <table:table-cell office:value-type="string">
            <text:p>23.09.2017</text:p>
          </table:table-cell>
          <table:table-cell office:value-type="float" office:value="147.14">
            <text:p>147.1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Kiri BAGA</text:p>
          </table:table-cell>
          <table:table-cell office:value-type="string">
            <text:p>USA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46.98">
            <text:p>146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ecky BERESWILL</text:p>
          </table:table-cell>
          <table:table-cell office:value-type="string">
            <text:p>USA</text:p>
          </table:table-cell>
          <table:table-cell office:value-type="string">
            <text:p>SBS ISU Junior Grand Prix Final 2008/2009</text:p>
          </table:table-cell>
          <table:table-cell office:value-type="string">
            <text:p>13.12.2008</text:p>
          </table:table-cell>
          <table:table-cell office:value-type="float" office:value="146.69">
            <text:p>146.6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Helery HÄLVIN</text:p>
          </table:table-cell>
          <table:table-cell office:value-type="string">
            <text:p>EST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46.68">
            <text:p>146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Liubov EFIMENKO</text:p>
          </table:table-cell>
          <table:table-cell office:value-type="string">
            <text:p>FIN</text:p>
          </table:table-cell>
          <table:table-cell office:value-type="string">
            <text:p>Finlandia Trophy 2014</text:p>
          </table:table-cell>
          <table:table-cell office:value-type="string">
            <text:p>11.10.2014</text:p>
          </table:table-cell>
          <table:table-cell office:value-type="float" office:value="146.58">
            <text:p>146.5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Anna DUSKOVA</text:p>
          </table:table-cell>
          <table:table-cell office:value-type="string">
            <text:p>CZE</text:p>
          </table:table-cell>
          <table:table-cell office:value-type="string">
            <text:p>ISU CS O. Nepela Trophy 2015</text:p>
          </table:table-cell>
          <table:table-cell office:value-type="string">
            <text:p>03.10.2015</text:p>
          </table:table-cell>
          <table:table-cell office:value-type="float" office:value="146.46">
            <text:p>146.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Lesley HAWKER</text:p>
          </table:table-cell>
          <table:table-cell office:value-type="string">
            <text:p>CAN</text:p>
          </table:table-cell>
          <table:table-cell office:value-type="string">
            <text:p>Four Continents Championships 2006</text:p>
          </table:table-cell>
          <table:table-cell office:value-type="string">
            <text:p>28.01.2006</text:p>
          </table:table-cell>
          <table:table-cell office:value-type="float" office:value="145.94">
            <text:p>145.9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Galina EFREMENKO</text:p>
          </table:table-cell>
          <table:table-cell office:value-type="string">
            <text:p>UKR</text:p>
          </table:table-cell>
          <table:table-cell office:value-type="string">
            <text:p>European Championships 2005</text:p>
          </table:table-cell>
          <table:table-cell office:value-type="string">
            <text:p>29.01.2005</text:p>
          </table:table-cell>
          <table:table-cell office:value-type="float" office:value="145.86">
            <text:p>145.8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Evgenia GERASIMOVA</text:p>
          </table:table-cell>
          <table:table-cell office:value-type="string">
            <text:p>RUS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145.68">
            <text:p>145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Arina MARTINOVA</text:p>
          </table:table-cell>
          <table:table-cell office:value-type="string">
            <text:p>RUS</text:p>
          </table:table-cell>
          <table:table-cell office:value-type="string">
            <text:p>World Championships 2007</text:p>
          </table:table-cell>
          <table:table-cell office:value-type="string">
            <text:p>24.03.2007</text:p>
          </table:table-cell>
          <table:table-cell office:value-type="float" office:value="145.28">
            <text:p>145.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Eliska BREZINOVA</text:p>
          </table:table-cell>
          <table:table-cell office:value-type="string">
            <text:p>CZE</text:p>
          </table:table-cell>
          <table:table-cell office:value-type="string">
            <text:p>ISU World Championships 2014</text:p>
          </table:table-cell>
          <table:table-cell office:value-type="string">
            <text:p>29.03.2014</text:p>
          </table:table-cell>
          <table:table-cell office:value-type="float" office:value="145.15">
            <text:p>145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Jennifer ROBINSON</text:p>
          </table:table-cell>
          <table:table-cell office:value-type="string">
            <text:p>CAN</text:p>
          </table:table-cell>
          <table:table-cell office:value-type="string">
            <text:p>MasterCard Skate Canada Int. 2003</text:p>
          </table:table-cell>
          <table:table-cell office:value-type="string">
            <text:p>01.11.2003</text:p>
          </table:table-cell>
          <table:table-cell office:value-type="float" office:value="144.89">
            <text:p>144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Kristina SHKULETA-GROMOVA</text:p>
          </table:table-cell>
          <table:table-cell office:value-type="string">
            <text:p>EST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44.79">
            <text:p>144.7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Karly ROBERTSON</text:p>
          </table:table-cell>
          <table:table-cell office:value-type="string">
            <text:p>GBR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44.68">
            <text:p>144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Veronika KROPOTINA</text:p>
          </table:table-cell>
          <table:table-cell office:value-type="string">
            <text:p>RUS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144.41">
            <text:p>144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nni JÄRVENPÄÄ</text:p>
          </table:table-cell>
          <table:table-cell office:value-type="string">
            <text:p>FIN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44.37">
            <text:p>144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Annette DYTRT</text:p>
          </table:table-cell>
          <table:table-cell office:value-type="string">
            <text:p>GER</text:p>
          </table:table-cell>
          <table:table-cell office:value-type="string">
            <text:p>World Championships 2008</text:p>
          </table:table-cell>
          <table:table-cell office:value-type="string">
            <text:p>20.03.2008</text:p>
          </table:table-cell>
          <table:table-cell office:value-type="float" office:value="144.31">
            <text:p>144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Diane SZMIETT</text:p>
          </table:table-cell>
          <table:table-cell office:value-type="string">
            <text:p>CAN</text:p>
          </table:table-cell>
          <table:table-cell office:value-type="string">
            <text:p>ISU GP Samsung Anycall Cup of China 2009</text:p>
          </table:table-cell>
          <table:table-cell office:value-type="string">
            <text:p>31.10.2009</text:p>
          </table:table-cell>
          <table:table-cell office:value-type="float" office:value="144.28">
            <text:p>144.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Ksenia DORONINA</text:p>
          </table:table-cell>
          <table:table-cell office:value-type="string">
            <text:p>RUS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44.2">
            <text:p>144.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Jenni SAARINEN</text:p>
          </table:table-cell>
          <table:table-cell office:value-type="string">
            <text:p>FIN</text:p>
          </table:table-cell>
          <table:table-cell office:value-type="string">
            <text:p>Finlandia Trophy 2014</text:p>
          </table:table-cell>
          <table:table-cell office:value-type="string">
            <text:p>11.10.2014</text:p>
          </table:table-cell>
          <table:table-cell office:value-type="float" office:value="144.16">
            <text:p>144.1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nnie BELLEMARE</text:p>
          </table:table-cell>
          <table:table-cell office:value-type="string">
            <text:p>CAN</text:p>
          </table:table-cell>
          <table:table-cell office:value-type="string">
            <text:p>MasterCard Skate Canada Int. 2003</text:p>
          </table:table-cell>
          <table:table-cell office:value-type="string">
            <text:p>01.11.2003</text:p>
          </table:table-cell>
          <table:table-cell office:value-type="float" office:value="144.03">
            <text:p>144.0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Eveline BRUNNER</text:p>
          </table:table-cell>
          <table:table-cell office:value-type="string">
            <text:p>SUI</text:p>
          </table:table-cell>
          <table:table-cell office:value-type="string">
            <text:p>ISU European Championships 2015</text:p>
          </table:table-cell>
          <table:table-cell office:value-type="string">
            <text:p>31.01.2015</text:p>
          </table:table-cell>
          <table:table-cell office:value-type="float" office:value="143.97">
            <text:p>143.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Uliana TITUSHKINA</text:p>
          </table:table-cell>
          <table:table-cell office:value-type="string">
            <text:p>RUS</text:p>
          </table:table-cell>
          <table:table-cell office:value-type="string">
            <text:p>ISU JGP Courchevel 2012</text:p>
          </table:table-cell>
          <table:table-cell office:value-type="string">
            <text:p>24.08.2012</text:p>
          </table:table-cell>
          <table:table-cell office:value-type="float" office:value="143.92">
            <text:p>143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ofia SULA</text:p>
          </table:table-cell>
          <table:table-cell office:value-type="string">
            <text:p>FIN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143.77">
            <text:p>143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Lenaelle GILLERON GORRY</text:p>
          </table:table-cell>
          <table:table-cell office:value-type="string">
            <text:p>FRA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43.74">
            <text:p>143.7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Kristina ZASEEVA</text:p>
          </table:table-cell>
          <table:table-cell office:value-type="string">
            <text:p>RUS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143.61">
            <text:p>143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Giada RUSSO</text:p>
          </table:table-cell>
          <table:table-cell office:value-type="string">
            <text:p>ITA</text:p>
          </table:table-cell>
          <table:table-cell office:value-type="string">
            <text:p>ISU European Championships 2016</text:p>
          </table:table-cell>
          <table:table-cell office:value-type="string">
            <text:p>29.01.2016</text:p>
          </table:table-cell>
          <table:table-cell office:value-type="float" office:value="143.4">
            <text:p>143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Yoonmi LEHMANN</text:p>
          </table:table-cell>
          <table:table-cell office:value-type="string">
            <text:p>SUI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43.37">
            <text:p>143.3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Jennifer DON</text:p>
          </table:table-cell>
          <table:table-cell office:value-type="string">
            <text:p>TPE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143.07">
            <text:p>143.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Joanne CARTER</text:p>
          </table:table-cell>
          <table:table-cell office:value-type="string">
            <text:p>AUS</text:p>
          </table:table-cell>
          <table:table-cell office:value-type="string">
            <text:p>World Championships 2005</text:p>
          </table:table-cell>
          <table:table-cell office:value-type="string">
            <text:p>19.03.2005</text:p>
          </table:table-cell>
          <table:table-cell office:value-type="float" office:value="142.97">
            <text:p>142.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icol CRISTINI</text:p>
          </table:table-cell>
          <table:table-cell office:value-type="string">
            <text:p>ITA</text:p>
          </table:table-cell>
          <table:table-cell office:value-type="string">
            <text:p>ISU CS Lombardia Trophy 2016</text:p>
          </table:table-cell>
          <table:table-cell office:value-type="string">
            <text:p>10.09.2016</text:p>
          </table:table-cell>
          <table:table-cell office:value-type="float" office:value="142.92">
            <text:p>142.9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Binshu XU</text:p>
          </table:table-cell>
          <table:table-cell office:value-type="string">
            <text:p>CHN</text:p>
          </table:table-cell>
          <table:table-cell office:value-type="string">
            <text:p>ISU Junior Grand Prix Final 2006</text:p>
          </table:table-cell>
          <table:table-cell office:value-type="string">
            <text:p>26.11.2005</text:p>
          </table:table-cell>
          <table:table-cell office:value-type="float" office:value="142.83">
            <text:p>142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Idora HEGEL</text:p>
          </table:table-cell>
          <table:table-cell office:value-type="string">
            <text:p>CRO</text:p>
          </table:table-cell>
          <table:table-cell office:value-type="string">
            <text:p>World Championships 2005</text:p>
          </table:table-cell>
          <table:table-cell office:value-type="string">
            <text:p>19.03.2005</text:p>
          </table:table-cell>
          <table:table-cell office:value-type="float" office:value="142.64">
            <text:p>142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hloe ING</text:p>
          </table:table-cell>
          <table:table-cell office:value-type="string">
            <text:p>SGP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42.63">
            <text:p>142.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ara CASELLA</text:p>
          </table:table-cell>
          <table:table-cell office:value-type="string">
            <text:p>ITA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142.59">
            <text:p>142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Jenni VÄHÄMAA</text:p>
          </table:table-cell>
          <table:table-cell office:value-type="string">
            <text:p>FIN</text:p>
          </table:table-cell>
          <table:table-cell office:value-type="string">
            <text:p>World Junior Championships 2008</text:p>
          </table:table-cell>
          <table:table-cell office:value-type="string">
            <text:p>01.03.2008</text:p>
          </table:table-cell>
          <table:table-cell office:value-type="float" office:value="142.54">
            <text:p>142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Bingwa GENG</text:p>
          </table:table-cell>
          <table:table-cell office:value-type="string">
            <text:p>CHN</text:p>
          </table:table-cell>
          <table:table-cell office:value-type="string">
            <text:p>ISU GP Cup of China 2010</text:p>
          </table:table-cell>
          <table:table-cell office:value-type="string">
            <text:p>06.11.2010</text:p>
          </table:table-cell>
          <table:table-cell office:value-type="float" office:value="142.48">
            <text:p>142.4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ee Soo CHO</text:p>
          </table:table-cell>
          <table:table-cell office:value-type="string">
            <text:p>KOR</text:p>
          </table:table-cell>
          <table:table-cell office:value-type="string">
            <text:p>ISU CS Ondrej Nepela Memorial 2016</text:p>
          </table:table-cell>
          <table:table-cell office:value-type="string">
            <text:p>30.09.2016</text:p>
          </table:table-cell>
          <table:table-cell office:value-type="float" office:value="142.31">
            <text:p>142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Oksana GOZEVA</text:p>
          </table:table-cell>
          <table:table-cell office:value-type="string">
            <text:p>RUS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42.24">
            <text:p>142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huran YU</text:p>
          </table:table-cell>
          <table:table-cell office:value-type="string">
            <text:p>SGP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42.23">
            <text:p>142.2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Michaela Lucie HANZLIKOVA</text:p>
          </table:table-cell>
          <table:table-cell office:value-type="string">
            <text:p>CZE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142.13">
            <text:p>142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lisa DREI</text:p>
          </table:table-cell>
          <table:table-cell office:value-type="string">
            <text:p>FIN</text:p>
          </table:table-cell>
          <table:table-cell office:value-type="string">
            <text:p>Trophee Lalique 2003</text:p>
          </table:table-cell>
          <table:table-cell office:value-type="string">
            <text:p>15.11.2003</text:p>
          </table:table-cell>
          <table:table-cell office:value-type="float" office:value="141.91">
            <text:p>141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Madelyn DUNLEY</text:p>
          </table:table-cell>
          <table:table-cell office:value-type="string">
            <text:p>CAN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141.78">
            <text:p>141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ai ASADA</text:p>
          </table:table-cell>
          <table:table-cell office:value-type="string">
            <text:p>JPN</text:p>
          </table:table-cell>
          <table:table-cell office:value-type="string">
            <text:p>Four Continents Championships 2006</text:p>
          </table:table-cell>
          <table:table-cell office:value-type="string">
            <text:p>28.01.2006</text:p>
          </table:table-cell>
          <table:table-cell office:value-type="float" office:value="141.65">
            <text:p>141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iu SATO</text:p>
          </table:table-cell>
          <table:table-cell office:value-type="string">
            <text:p>JPN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41.52">
            <text:p>141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Nina OUELLETTE</text:p>
          </table:table-cell>
          <table:table-cell office:value-type="string">
            <text:p>USA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41.5">
            <text:p>141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lexandra FEIGIN</text:p>
          </table:table-cell>
          <table:table-cell office:value-type="string">
            <text:p>BUL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141.3">
            <text:p>141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nnika HOCKE</text:p>
          </table:table-cell>
          <table:table-cell office:value-type="string">
            <text:p>GER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141.17">
            <text:p>141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ara CONTI</text:p>
          </table:table-cell>
          <table:table-cell office:value-type="string">
            <text:p>ITA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41.17">
            <text:p>141.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Christine ZUKOWSKI</text:p>
          </table:table-cell>
          <table:table-cell office:value-type="string">
            <text:p>USA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141.14">
            <text:p>141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Niki WORIES</text:p>
          </table:table-cell>
          <table:table-cell office:value-type="string">
            <text:p>NED</text:p>
          </table:table-cell>
          <table:table-cell office:value-type="string">
            <text:p>ISU World Championships 2016</text:p>
          </table:table-cell>
          <table:table-cell office:value-type="string">
            <text:p>02.04.2016</text:p>
          </table:table-cell>
          <table:table-cell office:value-type="float" office:value="140.87">
            <text:p>140.8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Elizaveta UKOLOVA</text:p>
          </table:table-cell>
          <table:table-cell office:value-type="string">
            <text:p>CZE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40.85">
            <text:p>140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atasha MCKAY</text:p>
          </table:table-cell>
          <table:table-cell office:value-type="string">
            <text:p>GBR</text:p>
          </table:table-cell>
          <table:table-cell office:value-type="string">
            <text:p>ISU European Championships 2017</text:p>
          </table:table-cell>
          <table:table-cell office:value-type="string">
            <text:p>27.01.2017</text:p>
          </table:table-cell>
          <table:table-cell office:value-type="float" office:value="140.85">
            <text:p>140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nne Sophie CALVEZ</text:p>
          </table:table-cell>
          <table:table-cell office:value-type="string">
            <text:p>FRA</text:p>
          </table:table-cell>
          <table:table-cell office:value-type="string">
            <text:p>Trophee Lalique 2003</text:p>
          </table:table-cell>
          <table:table-cell office:value-type="string">
            <text:p>15.11.2003</text:p>
          </table:table-cell>
          <table:table-cell office:value-type="float" office:value="140.44">
            <text:p>140.4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Juulia TURKKILA</text:p>
          </table:table-cell>
          <table:table-cell office:value-type="string">
            <text:p>FIN</text:p>
          </table:table-cell>
          <table:table-cell office:value-type="string">
            <text:p>ISU European Championships 2014</text:p>
          </table:table-cell>
          <table:table-cell office:value-type="string">
            <text:p>17.01.2014</text:p>
          </table:table-cell>
          <table:table-cell office:value-type="float" office:value="140.31">
            <text:p>140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Gerli LIINAMÄE</text:p>
          </table:table-cell>
          <table:table-cell office:value-type="string">
            <text:p>EST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140.3">
            <text:p>140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Elisabetta LECCARDI</text:p>
          </table:table-cell>
          <table:table-cell office:value-type="string">
            <text:p>ITA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40.24">
            <text:p>140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urora COTOP</text:p>
          </table:table-cell>
          <table:table-cell office:value-type="string">
            <text:p>CAN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40.14">
            <text:p>140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nn Patrice McDONOUGH</text:p>
          </table:table-cell>
          <table:table-cell office:value-type="string">
            <text:p>USA</text:p>
          </table:table-cell>
          <table:table-cell office:value-type="string">
            <text:p>Cup of China 2003</text:p>
          </table:table-cell>
          <table:table-cell office:value-type="string">
            <text:p>08.11.2003</text:p>
          </table:table-cell>
          <table:table-cell office:value-type="float" office:value="139.97">
            <text:p>139.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eodora POSTIC</text:p>
          </table:table-cell>
          <table:table-cell office:value-type="string">
            <text:p>SLO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139.97">
            <text:p>139.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u Been JEON</text:p>
          </table:table-cell>
          <table:table-cell office:value-type="string">
            <text:p>KOR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39.74">
            <text:p>139.7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Joelle FORTE</text:p>
          </table:table-cell>
          <table:table-cell office:value-type="string">
            <text:p>USA</text:p>
          </table:table-cell>
          <table:table-cell office:value-type="string">
            <text:p>ISU GP Hilton HHonors Skate America 2011</text:p>
          </table:table-cell>
          <table:table-cell office:value-type="string">
            <text:p>23.10.2011</text:p>
          </table:table-cell>
          <table:table-cell office:value-type="float" office:value="139.7">
            <text:p>139.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osa SHEVELEVA</text:p>
          </table:table-cell>
          <table:table-cell office:value-type="string">
            <text:p>RUS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139.54">
            <text:p>139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Katarina KULGEYKO</text:p>
          </table:table-cell>
          <table:table-cell office:value-type="string">
            <text:p>ISR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39.5">
            <text:p>139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Xiaowen GUO</text:p>
          </table:table-cell>
          <table:table-cell office:value-type="string">
            <text:p>CHN</text:p>
          </table:table-cell>
          <table:table-cell office:value-type="string">
            <text:p>ISU GP Cup of China 2013</text:p>
          </table:table-cell>
          <table:table-cell office:value-type="string">
            <text:p>02.11.2013</text:p>
          </table:table-cell>
          <table:table-cell office:value-type="float" office:value="139.5">
            <text:p>139.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Emily CHAN</text:p>
          </table:table-cell>
          <table:table-cell office:value-type="string">
            <text:p>USA</text:p>
          </table:table-cell>
          <table:table-cell office:value-type="string">
            <text:p>ISU CS US Internat. FS Classic 2016</text:p>
          </table:table-cell>
          <table:table-cell office:value-type="string">
            <text:p>17.09.2016</text:p>
          </table:table-cell>
          <table:table-cell office:value-type="float" office:value="139.43">
            <text:p>139.4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amilla GJERSEM</text:p>
          </table:table-cell>
          <table:table-cell office:value-type="string">
            <text:p>NOR</text:p>
          </table:table-cell>
          <table:table-cell office:value-type="string">
            <text:p>CS Volvo Open Cup 2014</text:p>
          </table:table-cell>
          <table:table-cell office:value-type="string">
            <text:p>06.11.2014</text:p>
          </table:table-cell>
          <table:table-cell office:value-type="float" office:value="139.35">
            <text:p>139.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Kristen SPOURS</text:p>
          </table:table-cell>
          <table:table-cell office:value-type="string">
            <text:p>GBR</text:p>
          </table:table-cell>
          <table:table-cell office:value-type="string">
            <text:p>ISU World Junior Championships 2017</text:p>
          </table:table-cell>
          <table:table-cell office:value-type="string">
            <text:p>18.03.2017</text:p>
          </table:table-cell>
          <table:table-cell office:value-type="float" office:value="139.34">
            <text:p>139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Anastasia GOZHVA</text:p>
          </table:table-cell>
          <table:table-cell office:value-type="string">
            <text:p>UKR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139.22">
            <text:p>139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ong Joo CHEA</text:p>
          </table:table-cell>
          <table:table-cell office:value-type="string">
            <text:p>KOR</text:p>
          </table:table-cell>
          <table:table-cell office:value-type="string">
            <text:p>ISU Four Continents Championships 2015</text:p>
          </table:table-cell>
          <table:table-cell office:value-type="string">
            <text:p>15.02.2015</text:p>
          </table:table-cell>
          <table:table-cell office:value-type="float" office:value="139.09">
            <text:p>139.0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Nina PETUSHKOVA</text:p>
          </table:table-cell>
          <table:table-cell office:value-type="string">
            <text:p>RUS</text:p>
          </table:table-cell>
          <table:table-cell office:value-type="string">
            <text:p>Cup of Russia 2007</text:p>
          </table:table-cell>
          <table:table-cell office:value-type="string">
            <text:p>24.11.2007</text:p>
          </table:table-cell>
          <table:table-cell office:value-type="float" office:value="138.79">
            <text:p>138.7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ugba KARADEMIR</text:p>
          </table:table-cell>
          <table:table-cell office:value-type="string">
            <text:p>TUR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38.73">
            <text:p>138.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Elina KETTUNEN</text:p>
          </table:table-cell>
          <table:table-cell office:value-type="string">
            <text:p>FIN</text:p>
          </table:table-cell>
          <table:table-cell office:value-type="string">
            <text:p>Cup of China 2004</text:p>
          </table:table-cell>
          <table:table-cell office:value-type="string">
            <text:p>13.11.2004</text:p>
          </table:table-cell>
          <table:table-cell office:value-type="float" office:value="138.4">
            <text:p>138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heltzie LEE</text:p>
          </table:table-cell>
          <table:table-cell office:value-type="string">
            <text:p>AUS</text:p>
          </table:table-cell>
          <table:table-cell office:value-type="string">
            <text:p>XXI Olympic Winter Games 2010</text:p>
          </table:table-cell>
          <table:table-cell office:value-type="string">
            <text:p>25.02.2010</text:p>
          </table:table-cell>
          <table:table-cell office:value-type="float" office:value="138.16">
            <text:p>138.1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aisy Hiu Ching MA</text:p>
          </table:table-cell>
          <table:table-cell office:value-type="string">
            <text:p>HKG</text:p>
          </table:table-cell>
          <table:table-cell office:value-type="string">
            <text:p>ISU World Junior Championships 2016</text:p>
          </table:table-cell>
          <table:table-cell office:value-type="string">
            <text:p>19.03.2016</text:p>
          </table:table-cell>
          <table:table-cell office:value-type="float" office:value="138.11">
            <text:p>138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atiana BASOVA</text:p>
          </table:table-cell>
          <table:table-cell office:value-type="string">
            <text:p>RUS</text:p>
          </table:table-cell>
          <table:table-cell office:value-type="string">
            <text:p>Cup of China 2003</text:p>
          </table:table-cell>
          <table:table-cell office:value-type="string">
            <text:p>08.11.2003</text:p>
          </table:table-cell>
          <table:table-cell office:value-type="float" office:value="138.03">
            <text:p>138.0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Fleur MAXWELL</text:p>
          </table:table-cell>
          <table:table-cell office:value-type="string">
            <text:p>LUX</text:p>
          </table:table-cell>
          <table:table-cell office:value-type="string">
            <text:p>ISU European Championships 2016</text:p>
          </table:table-cell>
          <table:table-cell office:value-type="string">
            <text:p>29.01.2016</text:p>
          </table:table-cell>
          <table:table-cell office:value-type="float" office:value="137.76">
            <text:p>137.7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Viktoria PAVUK</text:p>
          </table:table-cell>
          <table:table-cell office:value-type="string">
            <text:p>HUN</text:p>
          </table:table-cell>
          <table:table-cell office:value-type="string">
            <text:p>Trophee Eric Bompard 2007</text:p>
          </table:table-cell>
          <table:table-cell office:value-type="string">
            <text:p>17.11.2007</text:p>
          </table:table-cell>
          <table:table-cell office:value-type="float" office:value="137.73">
            <text:p>137.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Hwi CHOI</text:p>
          </table:table-cell>
          <table:table-cell office:value-type="string">
            <text:p>KOR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137.56">
            <text:p>137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ruzsina MEDGYESI</text:p>
          </table:table-cell>
          <table:table-cell office:value-type="string">
            <text:p>HUN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137.26">
            <text:p>137.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ranchesca CHIERA</text:p>
          </table:table-cell>
          <table:table-cell office:value-type="string">
            <text:p>USA</text:p>
          </table:table-cell>
          <table:table-cell office:value-type="string">
            <text:p>ISU CS Autumn Classic International 2016</text:p>
          </table:table-cell>
          <table:table-cell office:value-type="string">
            <text:p>01.10.2016</text:p>
          </table:table-cell>
          <table:table-cell office:value-type="float" office:value="137.21">
            <text:p>137.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Katarina GERBOLDT</text:p>
          </table:table-cell>
          <table:table-cell office:value-type="string">
            <text:p>RUS</text:p>
          </table:table-cell>
          <table:table-cell office:value-type="string">
            <text:p>European Championships 2009</text:p>
          </table:table-cell>
          <table:table-cell office:value-type="string">
            <text:p>24.01.2009</text:p>
          </table:table-cell>
          <table:table-cell office:value-type="float" office:value="137.05">
            <text:p>137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Annely VAHI</text:p>
          </table:table-cell>
          <table:table-cell office:value-type="string">
            <text:p>EST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37.05">
            <text:p>137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Larkyn AUSTMAN</text:p>
          </table:table-cell>
          <table:table-cell office:value-type="string">
            <text:p>CAN</text:p>
          </table:table-cell>
          <table:table-cell office:value-type="string">
            <text:p>ISU CS Ondrej Nepela Trophy 2017</text:p>
          </table:table-cell>
          <table:table-cell office:value-type="string">
            <text:p>23.09.2017</text:p>
          </table:table-cell>
          <table:table-cell office:value-type="float" office:value="136.82">
            <text:p>136.8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lisson Krystle PERTICHETO</text:p>
          </table:table-cell>
          <table:table-cell office:value-type="string">
            <text:p>PHI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36.66">
            <text:p>136.6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Lucrezia BECCARI</text:p>
          </table:table-cell>
          <table:table-cell office:value-type="string">
            <text:p>ITA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36.64">
            <text:p>136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nna LITVINENKO</text:p>
          </table:table-cell>
          <table:table-cell office:value-type="string">
            <text:p>GBR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36.6">
            <text:p>136.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Kim DEGUISE LEVEILLEE</text:p>
          </table:table-cell>
          <table:table-cell office:value-type="string">
            <text:p>CAN</text:p>
          </table:table-cell>
          <table:table-cell office:value-type="string">
            <text:p>ISU JGP Czech Skate 2014</text:p>
          </table:table-cell>
          <table:table-cell office:value-type="string">
            <text:p>06.09.2014</text:p>
          </table:table-cell>
          <table:table-cell office:value-type="float" office:value="136.55">
            <text:p>136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Emy DECELLES</text:p>
          </table:table-cell>
          <table:table-cell office:value-type="string">
            <text:p>CAN</text:p>
          </table:table-cell>
          <table:table-cell office:value-type="string">
            <text:p>ISU CS Warsaw Cup 2017</text:p>
          </table:table-cell>
          <table:table-cell office:value-type="string">
            <text:p>18.11.2017</text:p>
          </table:table-cell>
          <table:table-cell office:value-type="float" office:value="136.47">
            <text:p>136.4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Alexandra NAJARRO</text:p>
          </table:table-cell>
          <table:table-cell office:value-type="string">
            <text:p>CAN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136.41">
            <text:p>136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nais VENTARD</text:p>
          </table:table-cell>
          <table:table-cell office:value-type="string">
            <text:p>FRA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136.08">
            <text:p>136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ofiia NESTEROVA</text:p>
          </table:table-cell>
          <table:table-cell office:value-type="string">
            <text:p>UKR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36.03">
            <text:p>136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Hina TAKENO</text:p>
          </table:table-cell>
          <table:table-cell office:value-type="string">
            <text:p>JPN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135.74">
            <text:p>135.7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egan OSTER</text:p>
          </table:table-cell>
          <table:table-cell office:value-type="string">
            <text:p>USA</text:p>
          </table:table-cell>
          <table:table-cell office:value-type="string">
            <text:p>ISU Junior Grand Prix Final 2007</text:p>
          </table:table-cell>
          <table:table-cell office:value-type="string">
            <text:p>09.12.2006</text:p>
          </table:table-cell>
          <table:table-cell office:value-type="float" office:value="135.73">
            <text:p>135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anna GIANG</text:p>
          </table:table-cell>
          <table:table-cell office:value-type="string">
            <text:p>USA</text:p>
          </table:table-cell>
          <table:table-cell office:value-type="string">
            <text:p>Youth Olympic Games 2016</text:p>
          </table:table-cell>
          <table:table-cell office:value-type="string">
            <text:p>16.02.2016</text:p>
          </table:table-cell>
          <table:table-cell office:value-type="float" office:value="135.65">
            <text:p>135.6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andice DIDIER</text:p>
          </table:table-cell>
          <table:table-cell office:value-type="string">
            <text:p>FRA</text:p>
          </table:table-cell>
          <table:table-cell office:value-type="string">
            <text:p>Trophee Bompard 2008</text:p>
          </table:table-cell>
          <table:table-cell office:value-type="string">
            <text:p>15.11.2008</text:p>
          </table:table-cell>
          <table:table-cell office:value-type="float" office:value="135.25">
            <text:p>135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Akari NAKAHARA</text:p>
          </table:table-cell>
          <table:table-cell office:value-type="string">
            <text:p>USA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135.24">
            <text:p>135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Rumi SUIZU</text:p>
          </table:table-cell>
          <table:table-cell office:value-type="string">
            <text:p>JPN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134.95">
            <text:p>134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tefania BERTON</text:p>
          </table:table-cell>
          <table:table-cell office:value-type="string">
            <text:p>ITA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34.9">
            <text:p>134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Holly HARRIS</text:p>
          </table:table-cell>
          <table:table-cell office:value-type="string">
            <text:p>AUS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34.89">
            <text:p>134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Olivia Josephine SHILLING</text:p>
          </table:table-cell>
          <table:table-cell office:value-type="string">
            <text:p>USA</text:p>
          </table:table-cell>
          <table:table-cell office:value-type="string">
            <text:p>ISU CS Autumn Classic International 2017</text:p>
          </table:table-cell>
          <table:table-cell office:value-type="string">
            <text:p>23.09.2017</text:p>
          </table:table-cell>
          <table:table-cell office:value-type="float" office:value="134.78">
            <text:p>134.7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elma IHR</text:p>
          </table:table-cell>
          <table:table-cell office:value-type="string">
            <text:p>SWE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34.64">
            <text:p>134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Emiri NAGATA</text:p>
          </table:table-cell>
          <table:table-cell office:value-type="string">
            <text:p>JPN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134.53">
            <text:p>134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Julie FROETSCHER</text:p>
          </table:table-cell>
          <table:table-cell office:value-type="string">
            <text:p>FRA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34.35">
            <text:p>134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Kristiene GONG</text:p>
          </table:table-cell>
          <table:table-cell office:value-type="string">
            <text:p>USA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134.32">
            <text:p>134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manda NYLANDER</text:p>
          </table:table-cell>
          <table:table-cell office:value-type="string">
            <text:p>SWE</text:p>
          </table:table-cell>
          <table:table-cell office:value-type="string">
            <text:p>World Championships 2006</text:p>
          </table:table-cell>
          <table:table-cell office:value-type="string">
            <text:p>25.03.2006</text:p>
          </table:table-cell>
          <table:table-cell office:value-type="float" office:value="134.29">
            <text:p>134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Lucrezia GENNARO</text:p>
          </table:table-cell>
          <table:table-cell office:value-type="string">
            <text:p>ITA</text:p>
          </table:table-cell>
          <table:table-cell office:value-type="string">
            <text:p>Youth Olympic Games 2016</text:p>
          </table:table-cell>
          <table:table-cell office:value-type="string">
            <text:p>16.02.2016</text:p>
          </table:table-cell>
          <table:table-cell office:value-type="float" office:value="134.18">
            <text:p>134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ngelina HUANG</text:p>
          </table:table-cell>
          <table:table-cell office:value-type="string">
            <text:p>USA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34.1">
            <text:p>134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Guia Maria TAGLIAPIETRA</text:p>
          </table:table-cell>
          <table:table-cell office:value-type="string">
            <text:p>ITA</text:p>
          </table:table-cell>
          <table:table-cell office:value-type="string">
            <text:p>ISU World Junior Championships 2015</text:p>
          </table:table-cell>
          <table:table-cell office:value-type="string">
            <text:p>06.03.2015</text:p>
          </table:table-cell>
          <table:table-cell office:value-type="float" office:value="134.06">
            <text:p>134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Elzbieta KROPA</text:p>
          </table:table-cell>
          <table:table-cell office:value-type="string">
            <text:p>LTU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33.88">
            <text:p>133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uh Hyun SON</text:p>
          </table:table-cell>
          <table:table-cell office:value-type="string">
            <text:p>KOR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33.81">
            <text:p>133.8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anja ODERMATT</text:p>
          </table:table-cell>
          <table:table-cell office:value-type="string">
            <text:p>SUI</text:p>
          </table:table-cell>
          <table:table-cell office:value-type="string">
            <text:p>ISU CS Finlandia Trophy 2015</text:p>
          </table:table-cell>
          <table:table-cell office:value-type="string">
            <text:p>11.10.2015</text:p>
          </table:table-cell>
          <table:table-cell office:value-type="float" office:value="133.65">
            <text:p>133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olina USTINKOVA</text:p>
          </table:table-cell>
          <table:table-cell office:value-type="string">
            <text:p>SUI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33.56">
            <text:p>133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Hinano ISOBE</text:p>
          </table:table-cell>
          <table:table-cell office:value-type="string">
            <text:p>JPN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133.55">
            <text:p>133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hoko ISHIKAWA</text:p>
          </table:table-cell>
          <table:table-cell office:value-type="string">
            <text:p>JPN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33.54">
            <text:p>133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Alina FJODOROVA</text:p>
          </table:table-cell>
          <table:table-cell office:value-type="string">
            <text:p>LAT</text:p>
          </table:table-cell>
          <table:table-cell office:value-type="string">
            <text:p>European Championships 2012</text:p>
          </table:table-cell>
          <table:table-cell office:value-type="string">
            <text:p>28.01.2012</text:p>
          </table:table-cell>
          <table:table-cell office:value-type="float" office:value="133.48">
            <text:p>133.4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Emily BAUSBACK</text:p>
          </table:table-cell>
          <table:table-cell office:value-type="string">
            <text:p>CAN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133.38">
            <text:p>133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Anita MADSEN</text:p>
          </table:table-cell>
          <table:table-cell office:value-type="string">
            <text:p>DEN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33.35">
            <text:p>133.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Hongyi CHEN</text:p>
          </table:table-cell>
          <table:table-cell office:value-type="string">
            <text:p>CHN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33.22">
            <text:p>133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Alizee CROZET</text:p>
          </table:table-cell>
          <table:table-cell office:value-type="string">
            <text:p>FRA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33.15">
            <text:p>133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Julia PFRENGLE</text:p>
          </table:table-cell>
          <table:table-cell office:value-type="string">
            <text:p>GER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33.05">
            <text:p>133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Kim DECELLES</text:p>
          </table:table-cell>
          <table:table-cell office:value-type="string">
            <text:p>CAN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132.92">
            <text:p>132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Akiko KITAMURA</text:p>
          </table:table-cell>
          <table:table-cell office:value-type="string">
            <text:p>JPN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132.86">
            <text:p>132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Tae Kyung KIM</text:p>
          </table:table-cell>
          <table:table-cell office:value-type="string">
            <text:p>KOR</text:p>
          </table:table-cell>
          <table:table-cell office:value-type="string">
            <text:p>ISU Four Continents Championships 2014</text:p>
          </table:table-cell>
          <table:table-cell office:value-type="string">
            <text:p>25.01.2014</text:p>
          </table:table-cell>
          <table:table-cell office:value-type="float" office:value="132.84">
            <text:p>132.8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Kyueun KIM</text:p>
          </table:table-cell>
          <table:table-cell office:value-type="string">
            <text:p>KOR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132.45">
            <text:p>132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Lena MARROCCO</text:p>
          </table:table-cell>
          <table:table-cell office:value-type="string">
            <text:p>FRA</text:p>
          </table:table-cell>
          <table:table-cell office:value-type="string">
            <text:p>ISU GP Trophee Bompard 2012</text:p>
          </table:table-cell>
          <table:table-cell office:value-type="string">
            <text:p>17.11.2012</text:p>
          </table:table-cell>
          <table:table-cell office:value-type="float" office:value="132.44">
            <text:p>132.4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iriam ZIEGLER</text:p>
          </table:table-cell>
          <table:table-cell office:value-type="string">
            <text:p>AUT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132.38">
            <text:p>132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Maria-Katharina HERCEG</text:p>
          </table:table-cell>
          <table:table-cell office:value-type="string">
            <text:p>GER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132.27">
            <text:p>132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Louann DONOVAN</text:p>
          </table:table-cell>
          <table:table-cell office:value-type="string">
            <text:p>USA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132.2">
            <text:p>132.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Daria TIMOSHENKO</text:p>
          </table:table-cell>
          <table:table-cell office:value-type="string">
            <text:p>AZE</text:p>
          </table:table-cell>
          <table:table-cell office:value-type="string">
            <text:p>European Championships 2005</text:p>
          </table:table-cell>
          <table:table-cell office:value-type="string">
            <text:p>29.01.2005</text:p>
          </table:table-cell>
          <table:table-cell office:value-type="float" office:value="132.19">
            <text:p>132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Eun Bi KO</text:p>
          </table:table-cell>
          <table:table-cell office:value-type="string">
            <text:p>KOR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31.93">
            <text:p>131.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Ji hun TO</text:p>
          </table:table-cell>
          <table:table-cell office:value-type="string">
            <text:p>KOR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31.92">
            <text:p>131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e Bin PARK</text:p>
          </table:table-cell>
          <table:table-cell office:value-type="string">
            <text:p>KOR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131.55">
            <text:p>131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vetlana ISSAKOVA</text:p>
          </table:table-cell>
          <table:table-cell office:value-type="string">
            <text:p>EST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131.5">
            <text:p>131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Michelle LONG</text:p>
          </table:table-cell>
          <table:table-cell office:value-type="string">
            <text:p>CAN</text:p>
          </table:table-cell>
          <table:table-cell office:value-type="string">
            <text:p>ISU CS Autumn Classic International 2016</text:p>
          </table:table-cell>
          <table:table-cell office:value-type="string">
            <text:p>01.10.2016</text:p>
          </table:table-cell>
          <table:table-cell office:value-type="float" office:value="131.42">
            <text:p>131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Yasmine Kimiko YAMADA</text:p>
          </table:table-cell>
          <table:table-cell office:value-type="string">
            <text:p>SUI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131.37">
            <text:p>131.3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Ellie KAWAMURA</text:p>
          </table:table-cell>
          <table:table-cell office:value-type="string">
            <text:p>USA</text:p>
          </table:table-cell>
          <table:table-cell office:value-type="string">
            <text:p>ISU JGP Croatia Cup 2009</text:p>
          </table:table-cell>
          <table:table-cell office:value-type="string">
            <text:p>10.10.2009</text:p>
          </table:table-cell>
          <table:table-cell office:value-type="float" office:value="131.33">
            <text:p>131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Nina JIANG</text:p>
          </table:table-cell>
          <table:table-cell office:value-type="string">
            <text:p>USA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131.08">
            <text:p>131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Haruka INOUE</text:p>
          </table:table-cell>
          <table:table-cell office:value-type="string">
            <text:p>JPN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131.04">
            <text:p>131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Johanna ALLIK</text:p>
          </table:table-cell>
          <table:table-cell office:value-type="string">
            <text:p>EST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30.96">
            <text:p>130.9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Chiara CALDERONE</text:p>
          </table:table-cell>
          <table:table-cell office:value-type="string">
            <text:p>ITA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30.8">
            <text:p>130.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hrissy HUGHES</text:p>
          </table:table-cell>
          <table:table-cell office:value-type="string">
            <text:p>USA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130.78">
            <text:p>130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Colette Coco KAMINSKI</text:p>
          </table:table-cell>
          <table:table-cell office:value-type="string">
            <text:p>POL</text:p>
          </table:table-cell>
          <table:table-cell office:value-type="string">
            <text:p>ISU CS Warsaw Cup 2016</text:p>
          </table:table-cell>
          <table:table-cell office:value-type="string">
            <text:p>19.11.2016</text:p>
          </table:table-cell>
          <table:table-cell office:value-type="float" office:value="130.69">
            <text:p>130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Ying ZHANG</text:p>
          </table:table-cell>
          <table:table-cell office:value-type="string">
            <text:p>CHN</text:p>
          </table:table-cell>
          <table:table-cell office:value-type="string">
            <text:p>ISU GP Cup of China 2012</text:p>
          </table:table-cell>
          <table:table-cell office:value-type="string">
            <text:p>03.11.2012</text:p>
          </table:table-cell>
          <table:table-cell office:value-type="float" office:value="130.65">
            <text:p>130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Yong Suk KIM</text:p>
          </table:table-cell>
          <table:table-cell office:value-type="string">
            <text:p>PRK</text:p>
          </table:table-cell>
          <table:table-cell office:value-type="string">
            <text:p>Karl Schäfer Memorial 2005</text:p>
          </table:table-cell>
          <table:table-cell office:value-type="string">
            <text:p>15.10.2005</text:p>
          </table:table-cell>
          <table:table-cell office:value-type="float" office:value="130.62">
            <text:p>130.6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Lara Naki GUTMANN</text:p>
          </table:table-cell>
          <table:table-cell office:value-type="string">
            <text:p>ITA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30.61">
            <text:p>130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tefanie PESENDORFER</text:p>
          </table:table-cell>
          <table:table-cell office:value-type="string">
            <text:p>AUT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130.59">
            <text:p>130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iana POTH</text:p>
          </table:table-cell>
          <table:table-cell office:value-type="string">
            <text:p>HUN</text:p>
          </table:table-cell>
          <table:table-cell office:value-type="string">
            <text:p>NHK Trophy 2003</text:p>
          </table:table-cell>
          <table:table-cell office:value-type="string">
            <text:p>29.11.2003</text:p>
          </table:table-cell>
          <table:table-cell office:value-type="float" office:value="130.37">
            <text:p>130.3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Lu ZHENG</text:p>
          </table:table-cell>
          <table:table-cell office:value-type="string">
            <text:p>CHN</text:p>
          </table:table-cell>
          <table:table-cell office:value-type="string">
            <text:p>ISU GP Audi Cup of China 2015</text:p>
          </table:table-cell>
          <table:table-cell office:value-type="string">
            <text:p>07.11.2015</text:p>
          </table:table-cell>
          <table:table-cell office:value-type="float" office:value="130.32">
            <text:p>130.3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Anna JURKIEWICZ</text:p>
          </table:table-cell>
          <table:table-cell office:value-type="string">
            <text:p>POL</text:p>
          </table:table-cell>
          <table:table-cell office:value-type="string">
            <text:p>World Championships 2009</text:p>
          </table:table-cell>
          <table:table-cell office:value-type="string">
            <text:p>28.03.2009</text:p>
          </table:table-cell>
          <table:table-cell office:value-type="float" office:value="130.29">
            <text:p>130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Klara STEPANOVA</text:p>
          </table:table-cell>
          <table:table-cell office:value-type="string">
            <text:p>CZE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30.2">
            <text:p>13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Vera STOLT</text:p>
          </table:table-cell>
          <table:table-cell office:value-type="string">
            <text:p>FIN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30.1">
            <text:p>130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Kaat VAN DAELE</text:p>
          </table:table-cell>
          <table:table-cell office:value-type="string">
            <text:p>BEL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30">
            <text:p>13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Gyo Hee JEON</text:p>
          </table:table-cell>
          <table:table-cell office:value-type="string">
            <text:p>KOR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129.91">
            <text:p>129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Yueren WANG</text:p>
          </table:table-cell>
          <table:table-cell office:value-type="string">
            <text:p>CHN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29.88">
            <text:p>129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Haruna SUZUKI</text:p>
          </table:table-cell>
          <table:table-cell office:value-type="string">
            <text:p>JPN</text:p>
          </table:table-cell>
          <table:table-cell office:value-type="string">
            <text:p>ISU JGP Brisbane 2011</text:p>
          </table:table-cell>
          <table:table-cell office:value-type="string">
            <text:p>09.09.2011</text:p>
          </table:table-cell>
          <table:table-cell office:value-type="float" office:value="129.5">
            <text:p>129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Adriana DESANCTIS</text:p>
          </table:table-cell>
          <table:table-cell office:value-type="string">
            <text:p>CAN</text:p>
          </table:table-cell>
          <table:table-cell office:value-type="string">
            <text:p>ISU GP Skate Canada International 2011</text:p>
          </table:table-cell>
          <table:table-cell office:value-type="string">
            <text:p>29.10.2011</text:p>
          </table:table-cell>
          <table:table-cell office:value-type="float" office:value="129.48">
            <text:p>129.4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Kako TOMOTAKI</text:p>
          </table:table-cell>
          <table:table-cell office:value-type="string">
            <text:p>JPN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28.95">
            <text:p>128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hion KOKUBUN</text:p>
          </table:table-cell>
          <table:table-cell office:value-type="string">
            <text:p>JPN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128.78">
            <text:p>128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Lea SERNA</text:p>
          </table:table-cell>
          <table:table-cell office:value-type="string">
            <text:p>FRA</text:p>
          </table:table-cell>
          <table:table-cell office:value-type="string">
            <text:p>ISU CS Warsaw Cup 2016</text:p>
          </table:table-cell>
          <table:table-cell office:value-type="string">
            <text:p>19.11.2016</text:p>
          </table:table-cell>
          <table:table-cell office:value-type="float" office:value="128.78">
            <text:p>128.7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Gabrielle NOULLET</text:p>
          </table:table-cell>
          <table:table-cell office:value-type="string">
            <text:p>USA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128.76">
            <text:p>128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Juni Marie BENJAMINSEN</text:p>
          </table:table-cell>
          <table:table-cell office:value-type="string">
            <text:p>NOR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28.74">
            <text:p>128.7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imee BUCHANAN</text:p>
          </table:table-cell>
          <table:table-cell office:value-type="string">
            <text:p>ISR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28.55">
            <text:p>128.5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ndrea MONTESINOS CANTU</text:p>
          </table:table-cell>
          <table:table-cell office:value-type="string">
            <text:p>MEX</text:p>
          </table:table-cell>
          <table:table-cell office:value-type="string">
            <text:p>ISU World Junior Championships 2017</text:p>
          </table:table-cell>
          <table:table-cell office:value-type="string">
            <text:p>18.03.2017</text:p>
          </table:table-cell>
          <table:table-cell office:value-type="float" office:value="128.55">
            <text:p>128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iriam MANZANO</text:p>
          </table:table-cell>
          <table:table-cell office:value-type="string">
            <text:p>AUS</text:p>
          </table:table-cell>
          <table:table-cell office:value-type="string">
            <text:p>NHK Trophy 2004</text:p>
          </table:table-cell>
          <table:table-cell office:value-type="string">
            <text:p>06.11.2004</text:p>
          </table:table-cell>
          <table:table-cell office:value-type="float" office:value="128.42">
            <text:p>128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Tina STUERZINGER</text:p>
          </table:table-cell>
          <table:table-cell office:value-type="string">
            <text:p>SUI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28.38">
            <text:p>128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Inga JANULEVICIUTE</text:p>
          </table:table-cell>
          <table:table-cell office:value-type="string">
            <text:p>LTU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28.19">
            <text:p>128.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Ann-Christin MAROLD</text:p>
          </table:table-cell>
          <table:table-cell office:value-type="string">
            <text:p>GER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28.02">
            <text:p>128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Kristina OBLASOVA</text:p>
          </table:table-cell>
          <table:table-cell office:value-type="string">
            <text:p>RUS</text:p>
          </table:table-cell>
          <table:table-cell office:value-type="string">
            <text:p>Cup of Russia Gallina Blanca 2003</text:p>
          </table:table-cell>
          <table:table-cell office:value-type="string">
            <text:p>22.11.2003</text:p>
          </table:table-cell>
          <table:table-cell office:value-type="float" office:value="127.96">
            <text:p>127.9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Joanna SO</text:p>
          </table:table-cell>
          <table:table-cell office:value-type="string">
            <text:p>HKG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27.91">
            <text:p>127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Dan FANG</text:p>
          </table:table-cell>
          <table:table-cell office:value-type="string">
            <text:p>CHN</text:p>
          </table:table-cell>
          <table:table-cell office:value-type="string">
            <text:p>NHK Trophy 2006</text:p>
          </table:table-cell>
          <table:table-cell office:value-type="string">
            <text:p>02.12.2006</text:p>
          </table:table-cell>
          <table:table-cell office:value-type="float" office:value="127.85">
            <text:p>127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Blake ROSENTHAL</text:p>
          </table:table-cell>
          <table:table-cell office:value-type="string">
            <text:p>USA</text:p>
          </table:table-cell>
          <table:table-cell office:value-type="string">
            <text:p>ISU JGP Tallinn Cup 2007</text:p>
          </table:table-cell>
          <table:table-cell office:value-type="string">
            <text:p>21.09.2007</text:p>
          </table:table-cell>
          <table:table-cell office:value-type="float" office:value="127.67">
            <text:p>127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Melissa BULANHAGUI</text:p>
          </table:table-cell>
          <table:table-cell office:value-type="string">
            <text:p>PHI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127.25">
            <text:p>127.2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Lara ROTH</text:p>
          </table:table-cell>
          <table:table-cell office:value-type="string">
            <text:p>AUT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27.21">
            <text:p>127.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Kyarha VAN TIEL</text:p>
          </table:table-cell>
          <table:table-cell office:value-type="string">
            <text:p>NED</text:p>
          </table:table-cell>
          <table:table-cell office:value-type="string">
            <text:p>ISU World Junior Championships 2016</text:p>
          </table:table-cell>
          <table:table-cell office:value-type="string">
            <text:p>19.03.2016</text:p>
          </table:table-cell>
          <table:table-cell office:value-type="float" office:value="127.18">
            <text:p>127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Alexandra IEVLEVA</text:p>
          </table:table-cell>
          <table:table-cell office:value-type="string">
            <text:p>RUS</text:p>
          </table:table-cell>
          <table:table-cell office:value-type="string">
            <text:p>European Championships 2007</text:p>
          </table:table-cell>
          <table:table-cell office:value-type="string">
            <text:p>27.01.2007</text:p>
          </table:table-cell>
          <table:table-cell office:value-type="float" office:value="126.99">
            <text:p>126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Isabel DRESCHER</text:p>
          </table:table-cell>
          <table:table-cell office:value-type="string">
            <text:p>GER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126.65">
            <text:p>126.6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Lina JOHANSSON</text:p>
          </table:table-cell>
          <table:table-cell office:value-type="string">
            <text:p>SWE</text:p>
          </table:table-cell>
          <table:table-cell office:value-type="string">
            <text:p>World Championships 2005</text:p>
          </table:table-cell>
          <table:table-cell office:value-type="string">
            <text:p>19.03.2005</text:p>
          </table:table-cell>
          <table:table-cell office:value-type="float" office:value="126.55">
            <text:p>126.5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Qiuying ZHU</text:p>
          </table:table-cell>
          <table:table-cell office:value-type="string">
            <text:p>CHN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126.46">
            <text:p>126.4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Yea-Ji SHIN</text:p>
          </table:table-cell>
          <table:table-cell office:value-type="string">
            <text:p>KOR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126.45">
            <text:p>126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Karen VENHUIZEN</text:p>
          </table:table-cell>
          <table:table-cell office:value-type="string">
            <text:p>NED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26.3">
            <text:p>126.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Katharina HÄCKER</text:p>
          </table:table-cell>
          <table:table-cell office:value-type="string">
            <text:p>GER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126.24">
            <text:p>126.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Satsuki MURAMOTO</text:p>
          </table:table-cell>
          <table:table-cell office:value-type="string">
            <text:p>JPN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126.16">
            <text:p>126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Greta MORKYTE</text:p>
          </table:table-cell>
          <table:table-cell office:value-type="string">
            <text:p>LTU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126.12">
            <text:p>126.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Tamar KATZ</text:p>
          </table:table-cell>
          <table:table-cell office:value-type="string">
            <text:p>ISR</text:p>
          </table:table-cell>
          <table:table-cell office:value-type="string">
            <text:p>European Championships 2007</text:p>
          </table:table-cell>
          <table:table-cell office:value-type="string">
            <text:p>27.01.2007</text:p>
          </table:table-cell>
          <table:table-cell office:value-type="float" office:value="126.09">
            <text:p>126.0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nastasia KONONENKO</text:p>
          </table:table-cell>
          <table:table-cell office:value-type="string">
            <text:p>UKR</text:p>
          </table:table-cell>
          <table:table-cell office:value-type="string">
            <text:p>Skate Canada Autumn Classic 2014</text:p>
          </table:table-cell>
          <table:table-cell office:value-type="string">
            <text:p>16.10.2014</text:p>
          </table:table-cell>
          <table:table-cell office:value-type="float" office:value="126.02">
            <text:p>126.0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olina ANDREJEVA</text:p>
          </table:table-cell>
          <table:table-cell office:value-type="string">
            <text:p>LAT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26.01">
            <text:p>126.0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Ioulia CHTCHETININA</text:p>
          </table:table-cell>
          <table:table-cell office:value-type="string">
            <text:p>SUI</text:p>
          </table:table-cell>
          <table:table-cell office:value-type="string">
            <text:p>CS Lombardia Trophy 2014</text:p>
          </table:table-cell>
          <table:table-cell office:value-type="string">
            <text:p>21.09.2014</text:p>
          </table:table-cell>
          <table:table-cell office:value-type="float" office:value="125.96">
            <text:p>125.9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Danielle HARRISON</text:p>
          </table:table-cell>
          <table:table-cell office:value-type="string">
            <text:p>GBR</text:p>
          </table:table-cell>
          <table:table-cell office:value-type="string">
            <text:p>ISU CS Finlandia Trophy 2016</text:p>
          </table:table-cell>
          <table:table-cell office:value-type="string">
            <text:p>07.10.2016</text:p>
          </table:table-cell>
          <table:table-cell office:value-type="float" office:value="125.89">
            <text:p>125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Jessica DUBE</text:p>
          </table:table-cell>
          <table:table-cell office:value-type="string">
            <text:p>CAN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125.71">
            <text:p>125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organ FLOOD</text:p>
          </table:table-cell>
          <table:table-cell office:value-type="string">
            <text:p>AZE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25.54">
            <text:p>125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Danielle KAHLE</text:p>
          </table:table-cell>
          <table:table-cell office:value-type="string">
            <text:p>USA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125.49">
            <text:p>125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atricia GLESCIC</text:p>
          </table:table-cell>
          <table:table-cell office:value-type="string">
            <text:p>SLO</text:p>
          </table:table-cell>
          <table:table-cell office:value-type="string">
            <text:p>ISU JGP Cup of Austria 2010</text:p>
          </table:table-cell>
          <table:table-cell office:value-type="string">
            <text:p>18.09.2010</text:p>
          </table:table-cell>
          <table:table-cell office:value-type="float" office:value="125.46">
            <text:p>125.4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Ashley SHIN</text:p>
          </table:table-cell>
          <table:table-cell office:value-type="string">
            <text:p>USA</text:p>
          </table:table-cell>
          <table:table-cell office:value-type="string">
            <text:p>U.S. International FS Classic 2014</text:p>
          </table:table-cell>
          <table:table-cell office:value-type="string">
            <text:p>13.09.2014</text:p>
          </table:table-cell>
          <table:table-cell office:value-type="float" office:value="125.42">
            <text:p>125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Deimante KIZALAITE</text:p>
          </table:table-cell>
          <table:table-cell office:value-type="string">
            <text:p>LTU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125.38">
            <text:p>125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Hyang Mi RO</text:p>
          </table:table-cell>
          <table:table-cell office:value-type="string">
            <text:p>PRK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25.22">
            <text:p>125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Karoliina LUHTONEN</text:p>
          </table:table-cell>
          <table:table-cell office:value-type="string">
            <text:p>FIN</text:p>
          </table:table-cell>
          <table:table-cell office:value-type="string">
            <text:p>ISU CS Nebelhorn Trophy 2015</text:p>
          </table:table-cell>
          <table:table-cell office:value-type="string">
            <text:p>26.09.2015</text:p>
          </table:table-cell>
          <table:table-cell office:value-type="float" office:value="125">
            <text:p>1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Heloise PITOT</text:p>
          </table:table-cell>
          <table:table-cell office:value-type="string">
            <text:p>FRA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124.86">
            <text:p>124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Guzide Irmak BAYIR</text:p>
          </table:table-cell>
          <table:table-cell office:value-type="string">
            <text:p>TUR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24.78">
            <text:p>124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Natalie KLOTZ</text:p>
          </table:table-cell>
          <table:table-cell office:value-type="string">
            <text:p>AUT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24.64">
            <text:p>124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Alessia TORNAGHI</text:p>
          </table:table-cell>
          <table:table-cell office:value-type="string">
            <text:p>ITA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24.51">
            <text:p>124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Juliana CANNAROZZO</text:p>
          </table:table-cell>
          <table:table-cell office:value-type="string">
            <text:p>USA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124.5">
            <text:p>124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Kana MURAMOTO</text:p>
          </table:table-cell>
          <table:table-cell office:value-type="string">
            <text:p>JPN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24.5">
            <text:p>124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Kim CHEREMSKY</text:p>
          </table:table-cell>
          <table:table-cell office:value-type="string">
            <text:p>AZE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124.45">
            <text:p>124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Bronislava DOBIASOVA</text:p>
          </table:table-cell>
          <table:table-cell office:value-type="string">
            <text:p>SVK</text:p>
          </table:table-cell>
          <table:table-cell office:value-type="string">
            <text:p>O. Nepela Trophy 2014</text:p>
          </table:table-cell>
          <table:table-cell office:value-type="string">
            <text:p>03.10.2014</text:p>
          </table:table-cell>
          <table:table-cell office:value-type="float" office:value="124.42">
            <text:p>124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Nella SIMAOVA</text:p>
          </table:table-cell>
          <table:table-cell office:value-type="string">
            <text:p>CZE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24.39">
            <text:p>124.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Joanna KALLELA</text:p>
          </table:table-cell>
          <table:table-cell office:value-type="string">
            <text:p>FIN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24.26">
            <text:p>124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Antonina DUBININA</text:p>
          </table:table-cell>
          <table:table-cell office:value-type="string">
            <text:p>SRB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24.25">
            <text:p>124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Vanessa GRENIER</text:p>
          </table:table-cell>
          <table:table-cell office:value-type="string">
            <text:p>CAN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124.19">
            <text:p>124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iza MAMBEKOVA</text:p>
          </table:table-cell>
          <table:table-cell office:value-type="string">
            <text:p>KAZ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24.15">
            <text:p>124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hantelle KERRY</text:p>
          </table:table-cell>
          <table:table-cell office:value-type="string">
            <text:p>AUS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123.94">
            <text:p>123.9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hae-Hwa KIM</text:p>
          </table:table-cell>
          <table:table-cell office:value-type="string">
            <text:p>KOR</text:p>
          </table:table-cell>
          <table:table-cell office:value-type="string">
            <text:p>Four Continents Championships 2010</text:p>
          </table:table-cell>
          <table:table-cell office:value-type="string">
            <text:p>29.01.2010</text:p>
          </table:table-cell>
          <table:table-cell office:value-type="float" office:value="123.91">
            <text:p>123.9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Isabelle PIEMAN</text:p>
          </table:table-cell>
          <table:table-cell office:value-type="string">
            <text:p>BEL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123.74">
            <text:p>123.7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ichelle CURRIE</text:p>
          </table:table-cell>
          <table:table-cell office:value-type="string">
            <text:p>CAN</text:p>
          </table:table-cell>
          <table:table-cell office:value-type="string">
            <text:p>NHK Trophy 2003</text:p>
          </table:table-cell>
          <table:table-cell office:value-type="string">
            <text:p>29.11.2003</text:p>
          </table:table-cell>
          <table:table-cell office:value-type="float" office:value="123.7">
            <text:p>123.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Reyna HAMUI</text:p>
          </table:table-cell>
          <table:table-cell office:value-type="string">
            <text:p>MEX</text:p>
          </table:table-cell>
          <table:table-cell office:value-type="string">
            <text:p>ISU Four Continents Championships 2013</text:p>
          </table:table-cell>
          <table:table-cell office:value-type="string">
            <text:p>10.02.2013</text:p>
          </table:table-cell>
          <table:table-cell office:value-type="float" office:value="123.69">
            <text:p>123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Natasha PURICH</text:p>
          </table:table-cell>
          <table:table-cell office:value-type="string">
            <text:p>CAN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23.67">
            <text:p>123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Julia LAUTOWA</text:p>
          </table:table-cell>
          <table:table-cell office:value-type="string">
            <text:p>AUT</text:p>
          </table:table-cell>
          <table:table-cell office:value-type="string">
            <text:p>Trophee Lalique 2003</text:p>
          </table:table-cell>
          <table:table-cell office:value-type="string">
            <text:p>15.11.2003</text:p>
          </table:table-cell>
          <table:table-cell office:value-type="float" office:value="123.66">
            <text:p>123.6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andy HOFFMANN</text:p>
          </table:table-cell>
          <table:table-cell office:value-type="string">
            <text:p>GER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23.52">
            <text:p>123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egan HYATT</text:p>
          </table:table-cell>
          <table:table-cell office:value-type="string">
            <text:p>USA</text:p>
          </table:table-cell>
          <table:table-cell office:value-type="string">
            <text:p>ISU JGP Courchevel 2006</text:p>
          </table:table-cell>
          <table:table-cell office:value-type="string">
            <text:p>25.08.2006</text:p>
          </table:table-cell>
          <table:table-cell office:value-type="float" office:value="123.51">
            <text:p>123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Jordan BAUTH</text:p>
          </table:table-cell>
          <table:table-cell office:value-type="string">
            <text:p>USA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123.39">
            <text:p>123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Yulia LI</text:p>
          </table:table-cell>
          <table:table-cell office:value-type="string">
            <text:p>RUS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123.36">
            <text:p>123.3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katerina KOZIREVA</text:p>
          </table:table-cell>
          <table:table-cell office:value-type="string">
            <text:p>RUS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123.3">
            <text:p>123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Lauren DINH</text:p>
          </table:table-cell>
          <table:table-cell office:value-type="string">
            <text:p>USA</text:p>
          </table:table-cell>
          <table:table-cell office:value-type="string">
            <text:p>ISU JGP Baltic Cup 2011</text:p>
          </table:table-cell>
          <table:table-cell office:value-type="string">
            <text:p>16.09.2011</text:p>
          </table:table-cell>
          <table:table-cell office:value-type="float" office:value="123.2">
            <text:p>12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zbieta GABRYSZAK</text:p>
          </table:table-cell>
          <table:table-cell office:value-type="string">
            <text:p>POL</text:p>
          </table:table-cell>
          <table:table-cell office:value-type="string">
            <text:p>ISU CS Warsaw Cup 2017</text:p>
          </table:table-cell>
          <table:table-cell office:value-type="string">
            <text:p>18.11.2017</text:p>
          </table:table-cell>
          <table:table-cell office:value-type="float" office:value="123.17">
            <text:p>123.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elicia ZHANG</text:p>
          </table:table-cell>
          <table:table-cell office:value-type="string">
            <text:p>USA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123.16">
            <text:p>123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Irina MOVCHAN</text:p>
          </table:table-cell>
          <table:table-cell office:value-type="string">
            <text:p>UKR</text:p>
          </table:table-cell>
          <table:table-cell office:value-type="string">
            <text:p>World Championships 2011</text:p>
          </table:table-cell>
          <table:table-cell office:value-type="string">
            <text:p>30.04.2011</text:p>
          </table:table-cell>
          <table:table-cell office:value-type="float" office:value="123.15">
            <text:p>123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Marissa SECUNDY</text:p>
          </table:table-cell>
          <table:table-cell office:value-type="string">
            <text:p>USA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23.12">
            <text:p>123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Rebecca PENG</text:p>
          </table:table-cell>
          <table:table-cell office:value-type="string">
            <text:p>USA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123.11">
            <text:p>123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Josefin TALJEGARD</text:p>
          </table:table-cell>
          <table:table-cell office:value-type="string">
            <text:p>SWE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122.99">
            <text:p>122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Roanna Sari OSHIKAWA</text:p>
          </table:table-cell>
          <table:table-cell office:value-type="string">
            <text:p>JPN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122.95">
            <text:p>122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Hojung LEE</text:p>
          </table:table-cell>
          <table:table-cell office:value-type="string">
            <text:p>KOR</text:p>
          </table:table-cell>
          <table:table-cell office:value-type="string">
            <text:p>ISU JGP SBC Cup 2010</text:p>
          </table:table-cell>
          <table:table-cell office:value-type="string">
            <text:p>25.09.2010</text:p>
          </table:table-cell>
          <table:table-cell office:value-type="float" office:value="122.86">
            <text:p>122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Jana SMEKHNOVA</text:p>
          </table:table-cell>
          <table:table-cell office:value-type="string">
            <text:p>RUS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122.71">
            <text:p>122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Francesca RIO</text:p>
          </table:table-cell>
          <table:table-cell office:value-type="string">
            <text:p>ITA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122.7">
            <text:p>122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Ji Eun CHOI</text:p>
          </table:table-cell>
          <table:table-cell office:value-type="string">
            <text:p>KOR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122.68">
            <text:p>122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etta SCHREIBER</text:p>
          </table:table-cell>
          <table:table-cell office:value-type="string">
            <text:p>ISR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122.64">
            <text:p>122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egan YIM</text:p>
          </table:table-cell>
          <table:table-cell office:value-type="string">
            <text:p>CAN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122.63">
            <text:p>122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Jessica HOUSTON</text:p>
          </table:table-cell>
          <table:table-cell office:value-type="string">
            <text:p>USA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22.49">
            <text:p>122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Grace LIN</text:p>
          </table:table-cell>
          <table:table-cell office:value-type="string">
            <text:p>CAN</text:p>
          </table:table-cell>
          <table:table-cell office:value-type="string">
            <text:p>ISU JGP Nagoya TV Cup 2014</text:p>
          </table:table-cell>
          <table:table-cell office:value-type="string">
            <text:p>13.09.2014</text:p>
          </table:table-cell>
          <table:table-cell office:value-type="float" office:value="122.35">
            <text:p>122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Romy BÜHLER</text:p>
          </table:table-cell>
          <table:table-cell office:value-type="string">
            <text:p>SUI</text:p>
          </table:table-cell>
          <table:table-cell office:value-type="string">
            <text:p>European Championships 2011</text:p>
          </table:table-cell>
          <table:table-cell office:value-type="string">
            <text:p>29.01.2011</text:p>
          </table:table-cell>
          <table:table-cell office:value-type="float" office:value="122.33">
            <text:p>122.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Nastasya EREMINA</text:p>
          </table:table-cell>
          <table:table-cell office:value-type="string">
            <text:p>EST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22.33">
            <text:p>122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Constanze PAULINUS</text:p>
          </table:table-cell>
          <table:table-cell office:value-type="string">
            <text:p>GER</text:p>
          </table:table-cell>
          <table:table-cell office:value-type="string">
            <text:p>SmartOnes Skate America 2005</text:p>
          </table:table-cell>
          <table:table-cell office:value-type="string">
            <text:p>22.10.2005</text:p>
          </table:table-cell>
          <table:table-cell office:value-type="float" office:value="122.06">
            <text:p>122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Ayane NAKAMURA</text:p>
          </table:table-cell>
          <table:table-cell office:value-type="string">
            <text:p>JPN</text:p>
          </table:table-cell>
          <table:table-cell office:value-type="string">
            <text:p>JGP Pokal der Blauen Schwerter 2007</text:p>
          </table:table-cell>
          <table:table-cell office:value-type="string">
            <text:p>12.10.2007</text:p>
          </table:table-cell>
          <table:table-cell office:value-type="float" office:value="121.99">
            <text:p>121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Michaela DU TOIT</text:p>
          </table:table-cell>
          <table:table-cell office:value-type="string">
            <text:p>RSA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21.94">
            <text:p>121.9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Julianne DELAURIER</text:p>
          </table:table-cell>
          <table:table-cell office:value-type="string">
            <text:p>CAN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121.89">
            <text:p>121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Ayumi GOTO</text:p>
          </table:table-cell>
          <table:table-cell office:value-type="string">
            <text:p>JPN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121.78">
            <text:p>121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Alice GARLISI</text:p>
          </table:table-cell>
          <table:table-cell office:value-type="string">
            <text:p>ITA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121.74">
            <text:p>121.7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Hyeon-Jung KIM</text:p>
          </table:table-cell>
          <table:table-cell office:value-type="string">
            <text:p>KOR</text:p>
          </table:table-cell>
          <table:table-cell office:value-type="string">
            <text:p>Four Continents Championships 2009</text:p>
          </table:table-cell>
          <table:table-cell office:value-type="string">
            <text:p>06.02.2009</text:p>
          </table:table-cell>
          <table:table-cell office:value-type="float" office:value="121.64">
            <text:p>121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Karina JOHNSON</text:p>
          </table:table-cell>
          <table:table-cell office:value-type="string">
            <text:p>DEN</text:p>
          </table:table-cell>
          <table:table-cell office:value-type="string">
            <text:p>European Championships 2011</text:p>
          </table:table-cell>
          <table:table-cell office:value-type="string">
            <text:p>29.01.2011</text:p>
          </table:table-cell>
          <table:table-cell office:value-type="float" office:value="121.63">
            <text:p>121.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Olivia GRAN</text:p>
          </table:table-cell>
          <table:table-cell office:value-type="string">
            <text:p>CAN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21.5">
            <text:p>121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Amanda BILLINGS</text:p>
          </table:table-cell>
          <table:table-cell office:value-type="string">
            <text:p>CAN</text:p>
          </table:table-cell>
          <table:table-cell office:value-type="string">
            <text:p>World Junior Championships 2005</text:p>
          </table:table-cell>
          <table:table-cell office:value-type="string">
            <text:p>03.03.2005</text:p>
          </table:table-cell>
          <table:table-cell office:value-type="float" office:value="121.35">
            <text:p>121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oxana LUCA</text:p>
          </table:table-cell>
          <table:table-cell office:value-type="string">
            <text:p>ROU</text:p>
          </table:table-cell>
          <table:table-cell office:value-type="string">
            <text:p>European Championships 2005</text:p>
          </table:table-cell>
          <table:table-cell office:value-type="string">
            <text:p>29.01.2005</text:p>
          </table:table-cell>
          <table:table-cell office:value-type="float" office:value="121.22">
            <text:p>121.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anielle SHEPARD</text:p>
          </table:table-cell>
          <table:table-cell office:value-type="string">
            <text:p>USA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121.17">
            <text:p>121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Anna Grace DAVIDSON</text:p>
          </table:table-cell>
          <table:table-cell office:value-type="string">
            <text:p>USA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121.13">
            <text:p>121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Karen ZHOU</text:p>
          </table:table-cell>
          <table:table-cell office:value-type="string">
            <text:p>USA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121.01">
            <text:p>121.0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Alexandra KUNOVA</text:p>
          </table:table-cell>
          <table:table-cell office:value-type="string">
            <text:p>SVK</text:p>
          </table:table-cell>
          <table:table-cell office:value-type="string">
            <text:p>Golden Spin of Zagreb 2014</text:p>
          </table:table-cell>
          <table:table-cell office:value-type="string">
            <text:p>06.12.2014</text:p>
          </table:table-cell>
          <table:table-cell office:value-type="float" office:value="120.78">
            <text:p>120.7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Valentina MATOS</text:p>
          </table:table-cell>
          <table:table-cell office:value-type="string">
            <text:p>ESP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20.76">
            <text:p>120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ayako MATSUNO</text:p>
          </table:table-cell>
          <table:table-cell office:value-type="string">
            <text:p>JPN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120.71">
            <text:p>120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Jane BUGAEVA</text:p>
          </table:table-cell>
          <table:table-cell office:value-type="string">
            <text:p>USA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120.54">
            <text:p>120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Laure NICODET</text:p>
          </table:table-cell>
          <table:table-cell office:value-type="string">
            <text:p>SUI</text:p>
          </table:table-cell>
          <table:table-cell office:value-type="string">
            <text:p>Warsaw Cup 2014</text:p>
          </table:table-cell>
          <table:table-cell office:value-type="string">
            <text:p>23.11.2014</text:p>
          </table:table-cell>
          <table:table-cell office:value-type="float" office:value="120.54">
            <text:p>120.5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ilvia FONTANA</text:p>
          </table:table-cell>
          <table:table-cell office:value-type="string">
            <text:p>ITA</text:p>
          </table:table-cell>
          <table:table-cell office:value-type="string">
            <text:p>XX Olympic Winter Games 2006</text:p>
          </table:table-cell>
          <table:table-cell office:value-type="string">
            <text:p>23.02.2006</text:p>
          </table:table-cell>
          <table:table-cell office:value-type="float" office:value="120.37">
            <text:p>120.3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Alana TOKTAROVA</text:p>
          </table:table-cell>
          <table:table-cell office:value-type="string">
            <text:p>KAZ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120.31">
            <text:p>120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arah NUNEZ</text:p>
          </table:table-cell>
          <table:table-cell office:value-type="string">
            <text:p>USA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120.29">
            <text:p>120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Beata PAPP</text:p>
          </table:table-cell>
          <table:table-cell office:value-type="string">
            <text:p>FIN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20.27">
            <text:p>120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Anine RABE</text:p>
          </table:table-cell>
          <table:table-cell office:value-type="string">
            <text:p>NOR</text:p>
          </table:table-cell>
          <table:table-cell office:value-type="string">
            <text:p>Finlandia Trophy 2014</text:p>
          </table:table-cell>
          <table:table-cell office:value-type="string">
            <text:p>11.10.2014</text:p>
          </table:table-cell>
          <table:table-cell office:value-type="float" office:value="120.27">
            <text:p>120.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Alina MILEVSKAIA</text:p>
          </table:table-cell>
          <table:table-cell office:value-type="string">
            <text:p>UKR</text:p>
          </table:table-cell>
          <table:table-cell office:value-type="string">
            <text:p>ISU JGP Cup of Austria 2010</text:p>
          </table:table-cell>
          <table:table-cell office:value-type="string">
            <text:p>18.09.2010</text:p>
          </table:table-cell>
          <table:table-cell office:value-type="float" office:value="120.19">
            <text:p>120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Gwendoline DIDIER</text:p>
          </table:table-cell>
          <table:table-cell office:value-type="string">
            <text:p>FRA</text:p>
          </table:table-cell>
          <table:table-cell office:value-type="string">
            <text:p>Trophee Eric Bompard 2007</text:p>
          </table:table-cell>
          <table:table-cell office:value-type="string">
            <text:p>17.11.2007</text:p>
          </table:table-cell>
          <table:table-cell office:value-type="float" office:value="120.14">
            <text:p>120.1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Amanda STAN</text:p>
          </table:table-cell>
          <table:table-cell office:value-type="string">
            <text:p>ROU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20.11">
            <text:p>120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ernille SORENSEN</text:p>
          </table:table-cell>
          <table:table-cell office:value-type="string">
            <text:p>DEN</text:p>
          </table:table-cell>
          <table:table-cell office:value-type="string">
            <text:p>ISU World Junior Championships 2014</text:p>
          </table:table-cell>
          <table:table-cell office:value-type="string">
            <text:p>16.03.2014</text:p>
          </table:table-cell>
          <table:table-cell office:value-type="float" office:value="119.9">
            <text:p>119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Rebecka EMANUELSSON</text:p>
          </table:table-cell>
          <table:table-cell office:value-type="string">
            <text:p>SWE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119.89">
            <text:p>119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ophia SCHALLER</text:p>
          </table:table-cell>
          <table:table-cell office:value-type="string">
            <text:p>AUT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119.84">
            <text:p>119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andrine MARTIN</text:p>
          </table:table-cell>
          <table:table-cell office:value-type="string">
            <text:p>CAN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119.83">
            <text:p>119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Yuka ISHIKAWA</text:p>
          </table:table-cell>
          <table:table-cell office:value-type="string">
            <text:p>JPN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119.63">
            <text:p>119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Melinda WANG</text:p>
          </table:table-cell>
          <table:table-cell office:value-type="string">
            <text:p>TPE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19.58">
            <text:p>119.5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ophie ABRAMS</text:p>
          </table:table-cell>
          <table:table-cell office:value-type="string">
            <text:p>ISR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19.57">
            <text:p>119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Olga NAIDENOVA</text:p>
          </table:table-cell>
          <table:table-cell office:value-type="string">
            <text:p>RUS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119.54">
            <text:p>119.5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Linnea CEDER</text:p>
          </table:table-cell>
          <table:table-cell office:value-type="string">
            <text:p>FIN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19.54">
            <text:p>119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Agata KRYGER</text:p>
          </table:table-cell>
          <table:table-cell office:value-type="string">
            <text:p>POL</text:p>
          </table:table-cell>
          <table:table-cell office:value-type="string">
            <text:p>ISU European Championships 2014</text:p>
          </table:table-cell>
          <table:table-cell office:value-type="string">
            <text:p>17.01.2014</text:p>
          </table:table-cell>
          <table:table-cell office:value-type="float" office:value="119.52">
            <text:p>119.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Aliaksandra CHEPELEVA</text:p>
          </table:table-cell>
          <table:table-cell office:value-type="string">
            <text:p>BLR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19.44">
            <text:p>119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Miia MARTTINEN</text:p>
          </table:table-cell>
          <table:table-cell office:value-type="string">
            <text:p>FIN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119.43">
            <text:p>119.4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arol BRESSANUTTI</text:p>
          </table:table-cell>
          <table:table-cell office:value-type="string">
            <text:p>ITA</text:p>
          </table:table-cell>
          <table:table-cell office:value-type="string">
            <text:p>World Junior Championships 2012</text:p>
          </table:table-cell>
          <table:table-cell office:value-type="string">
            <text:p>03.03.2012</text:p>
          </table:table-cell>
          <table:table-cell office:value-type="float" office:value="119.4">
            <text:p>119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ila SAYGI</text:p>
          </table:table-cell>
          <table:table-cell office:value-type="string">
            <text:p>TUR</text:p>
          </table:table-cell>
          <table:table-cell office:value-type="string">
            <text:p>European Championships 2013</text:p>
          </table:table-cell>
          <table:table-cell office:value-type="string">
            <text:p>26.01.2013</text:p>
          </table:table-cell>
          <table:table-cell office:value-type="float" office:value="119.27">
            <text:p>119.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aylor FIRTH</text:p>
          </table:table-cell>
          <table:table-cell office:value-type="string">
            <text:p>USA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19.24">
            <text:p>119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Vicky BOISSONNEAULT</text:p>
          </table:table-cell>
          <table:table-cell office:value-type="string">
            <text:p>CAN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119.06">
            <text:p>119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Hanna KIVINIEMI</text:p>
          </table:table-cell>
          <table:table-cell office:value-type="string">
            <text:p>FIN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18.92">
            <text:p>118.9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Rylie MCCULLOCH-CASARSA</text:p>
          </table:table-cell>
          <table:table-cell office:value-type="string">
            <text:p>CAN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118.71">
            <text:p>118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Constanze KEMMNER</text:p>
          </table:table-cell>
          <table:table-cell office:value-type="string">
            <text:p>GER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118.62">
            <text:p>118.6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Jialei WANG</text:p>
          </table:table-cell>
          <table:table-cell office:value-type="string">
            <text:p>CHN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118.62">
            <text:p>118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nastasia VAIPAN-LAW</text:p>
          </table:table-cell>
          <table:table-cell office:value-type="string">
            <text:p>GBR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118.61">
            <text:p>118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Valeria VOROBIEVA</text:p>
          </table:table-cell>
          <table:table-cell office:value-type="string">
            <text:p>RUS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118.57">
            <text:p>118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Victoria HUEBLER</text:p>
          </table:table-cell>
          <table:table-cell office:value-type="string">
            <text:p>AUT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118.51">
            <text:p>118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Denise ZIMMERMANN</text:p>
          </table:table-cell>
          <table:table-cell office:value-type="string">
            <text:p>GER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118.35">
            <text:p>118.3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Marta GARCIA</text:p>
          </table:table-cell>
          <table:table-cell office:value-type="string">
            <text:p>ESP</text:p>
          </table:table-cell>
          <table:table-cell office:value-type="string">
            <text:p>ISU European Championships 2014</text:p>
          </table:table-cell>
          <table:table-cell office:value-type="string">
            <text:p>17.01.2014</text:p>
          </table:table-cell>
          <table:table-cell office:value-type="float" office:value="118.11">
            <text:p>118.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Evgenia TARASOVA</text:p>
          </table:table-cell>
          <table:table-cell office:value-type="string">
            <text:p>RUS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18.09">
            <text:p>118.0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Alexandra HAGAROVA</text:p>
          </table:table-cell>
          <table:table-cell office:value-type="string">
            <text:p>SVK</text:p>
          </table:table-cell>
          <table:table-cell office:value-type="string">
            <text:p>ISU CS O. Nepela Trophy 2015</text:p>
          </table:table-cell>
          <table:table-cell office:value-type="string">
            <text:p>03.10.2015</text:p>
          </table:table-cell>
          <table:table-cell office:value-type="float" office:value="118.08">
            <text:p>118.0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eoyoung LEE</text:p>
          </table:table-cell>
          <table:table-cell office:value-type="string">
            <text:p>KOR</text:p>
          </table:table-cell>
          <table:table-cell office:value-type="string">
            <text:p>ISU CS US Internat. FS Classic 2016</text:p>
          </table:table-cell>
          <table:table-cell office:value-type="string">
            <text:p>17.09.2016</text:p>
          </table:table-cell>
          <table:table-cell office:value-type="float" office:value="118.08">
            <text:p>118.0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harlotte VANDERSARREN</text:p>
          </table:table-cell>
          <table:table-cell office:value-type="string">
            <text:p>BEL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18.08">
            <text:p>118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anoha SATO</text:p>
          </table:table-cell>
          <table:table-cell office:value-type="string">
            <text:p>JPN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117.9">
            <text:p>117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Victoria MUNIZ</text:p>
          </table:table-cell>
          <table:table-cell office:value-type="string">
            <text:p>PUR</text:p>
          </table:table-cell>
          <table:table-cell office:value-type="string">
            <text:p>Four Continents Championships 2012</text:p>
          </table:table-cell>
          <table:table-cell office:value-type="string">
            <text:p>11.02.2012</text:p>
          </table:table-cell>
          <table:table-cell office:value-type="float" office:value="117.83">
            <text:p>117.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yriam LEUENBERGER</text:p>
          </table:table-cell>
          <table:table-cell office:value-type="string">
            <text:p>SUI</text:p>
          </table:table-cell>
          <table:table-cell office:value-type="string">
            <text:p>European Championships 2012</text:p>
          </table:table-cell>
          <table:table-cell office:value-type="string">
            <text:p>28.01.2012</text:p>
          </table:table-cell>
          <table:table-cell office:value-type="float" office:value="117.73">
            <text:p>117.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Malin MAGNUSSON-RUF</text:p>
          </table:table-cell>
          <table:table-cell office:value-type="string">
            <text:p>SWE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117.61">
            <text:p>117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a-Hee SIN</text:p>
          </table:table-cell>
          <table:table-cell office:value-type="string">
            <text:p>KOR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17.57">
            <text:p>117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Ludmila NELIDINA</text:p>
          </table:table-cell>
          <table:table-cell office:value-type="string">
            <text:p>RUS</text:p>
          </table:table-cell>
          <table:table-cell office:value-type="string">
            <text:p>Cup of Russia Gallina Blanca 2003</text:p>
          </table:table-cell>
          <table:table-cell office:value-type="string">
            <text:p>22.11.2003</text:p>
          </table:table-cell>
          <table:table-cell office:value-type="float" office:value="117.49">
            <text:p>117.4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Pauline WANNER</text:p>
          </table:table-cell>
          <table:table-cell office:value-type="string">
            <text:p>FRA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117.4">
            <text:p>117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Brittney RIZO</text:p>
          </table:table-cell>
          <table:table-cell office:value-type="string">
            <text:p>USA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17.29">
            <text:p>117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Marianne RIOUX OUELLET</text:p>
          </table:table-cell>
          <table:table-cell office:value-type="string">
            <text:p>CAN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117.2">
            <text:p>117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Noemie BODENSTEIN</text:p>
          </table:table-cell>
          <table:table-cell office:value-type="string">
            <text:p>SUI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17.16">
            <text:p>117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hira WILLNER</text:p>
          </table:table-cell>
          <table:table-cell office:value-type="string">
            <text:p>GER</text:p>
          </table:table-cell>
          <table:table-cell office:value-type="string">
            <text:p>ISU JGP Budapest 2009</text:p>
          </table:table-cell>
          <table:table-cell office:value-type="string">
            <text:p>28.08.2009</text:p>
          </table:table-cell>
          <table:table-cell office:value-type="float" office:value="117.07">
            <text:p>117.0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Tenile VICTORSEN</text:p>
          </table:table-cell>
          <table:table-cell office:value-type="string">
            <text:p>USA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116.99">
            <text:p>116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lexandra ROUT</text:p>
          </table:table-cell>
          <table:table-cell office:value-type="string">
            <text:p>NZL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116.97">
            <text:p>116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Dahyun KO</text:p>
          </table:table-cell>
          <table:table-cell office:value-type="string">
            <text:p>CZE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16.64">
            <text:p>116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Oliwia RZEPIEL</text:p>
          </table:table-cell>
          <table:table-cell office:value-type="string">
            <text:p>POL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16.51">
            <text:p>116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Nadjma MAHAMOUD</text:p>
          </table:table-cell>
          <table:table-cell office:value-type="string">
            <text:p>FRA</text:p>
          </table:table-cell>
          <table:table-cell office:value-type="string">
            <text:p>ISU JGP Courchevel 2014</text:p>
          </table:table-cell>
          <table:table-cell office:value-type="string">
            <text:p>22.08.2014</text:p>
          </table:table-cell>
          <table:table-cell office:value-type="float" office:value="116.27">
            <text:p>116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ofia OTALA</text:p>
          </table:table-cell>
          <table:table-cell office:value-type="string">
            <text:p>FIN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116.24">
            <text:p>116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Katherine HADFORD</text:p>
          </table:table-cell>
          <table:table-cell office:value-type="string">
            <text:p>HUN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15.99">
            <text:p>115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lisa STOMAKHINA</text:p>
          </table:table-cell>
          <table:table-cell office:value-type="string">
            <text:p>AUT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115.93">
            <text:p>115.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Kyeongwon PARK</text:p>
          </table:table-cell>
          <table:table-cell office:value-type="string">
            <text:p>KOR</text:p>
          </table:table-cell>
          <table:table-cell office:value-type="string">
            <text:p>ISU JGP Pokal d. Blauen Schwerter 2012</text:p>
          </table:table-cell>
          <table:table-cell office:value-type="string">
            <text:p>12.10.2012</text:p>
          </table:table-cell>
          <table:table-cell office:value-type="float" office:value="115.82">
            <text:p>115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Amelia Scarlett JACKSON</text:p>
          </table:table-cell>
          <table:table-cell office:value-type="string">
            <text:p>AUS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15.82">
            <text:p>115.8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Mutsumi TAKAYAMA</text:p>
          </table:table-cell>
          <table:table-cell office:value-type="string">
            <text:p>JPN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15.57">
            <text:p>115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ulina RAMANAUSKAITE</text:p>
          </table:table-cell>
          <table:table-cell office:value-type="string">
            <text:p>LTU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15.52">
            <text:p>115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Oceane PIEGAD</text:p>
          </table:table-cell>
          <table:table-cell office:value-type="string">
            <text:p>FRA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15.42">
            <text:p>115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Gabriella JOSEFSSON</text:p>
          </table:table-cell>
          <table:table-cell office:value-type="string">
            <text:p>SWE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115.38">
            <text:p>115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Jasmine Alexandra COSTA</text:p>
          </table:table-cell>
          <table:table-cell office:value-type="string">
            <text:p>EST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115.36">
            <text:p>115.3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Karen KEMANAI</text:p>
          </table:table-cell>
          <table:table-cell office:value-type="string">
            <text:p>JPN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115.28">
            <text:p>115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Emilia TOIKKANEN</text:p>
          </table:table-cell>
          <table:table-cell office:value-type="string">
            <text:p>FIN</text:p>
          </table:table-cell>
          <table:table-cell office:value-type="string">
            <text:p>ISU CS Ice Challenge 2015</text:p>
          </table:table-cell>
          <table:table-cell office:value-type="string">
            <text:p>31.10.2015</text:p>
          </table:table-cell>
          <table:table-cell office:value-type="float" office:value="115.15">
            <text:p>115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Zhenni RUAN</text:p>
          </table:table-cell>
          <table:table-cell office:value-type="string">
            <text:p>CHN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15.08">
            <text:p>115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Kathryn KANG</text:p>
          </table:table-cell>
          <table:table-cell office:value-type="string">
            <text:p>CAN</text:p>
          </table:table-cell>
          <table:table-cell office:value-type="string">
            <text:p>ISU JGP Vienna Cup 2007</text:p>
          </table:table-cell>
          <table:table-cell office:value-type="string">
            <text:p>14.09.2007</text:p>
          </table:table-cell>
          <table:table-cell office:value-type="float" office:value="114.93">
            <text:p>114.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Natasja REMSTEDT</text:p>
          </table:table-cell>
          <table:table-cell office:value-type="string">
            <text:p>SWE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14.89">
            <text:p>114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Eveliina VILJANEN</text:p>
          </table:table-cell>
          <table:table-cell office:value-type="string">
            <text:p>FIN</text:p>
          </table:table-cell>
          <table:table-cell office:value-type="string">
            <text:p>ISU JGP Courchevel 2012</text:p>
          </table:table-cell>
          <table:table-cell office:value-type="string">
            <text:p>24.08.2012</text:p>
          </table:table-cell>
          <table:table-cell office:value-type="float" office:value="114.8">
            <text:p>114.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Birce ATABEY</text:p>
          </table:table-cell>
          <table:table-cell office:value-type="string">
            <text:p>TUR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14.73">
            <text:p>114.7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Rika INODA</text:p>
          </table:table-cell>
          <table:table-cell office:value-type="string">
            <text:p>CAN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114.61">
            <text:p>114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Dora NAGY</text:p>
          </table:table-cell>
          <table:table-cell office:value-type="string">
            <text:p>HUN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14.56">
            <text:p>114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Michelle LIFSHITS</text:p>
          </table:table-cell>
          <table:table-cell office:value-type="string">
            <text:p>ISR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114.56">
            <text:p>114.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ngelica OLSSON</text:p>
          </table:table-cell>
          <table:table-cell office:value-type="string">
            <text:p>SWE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14.44">
            <text:p>114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Cassandra JOHANSSON</text:p>
          </table:table-cell>
          <table:table-cell office:value-type="string">
            <text:p>SWE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14.34">
            <text:p>114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Saya UENO</text:p>
          </table:table-cell>
          <table:table-cell office:value-type="string">
            <text:p>JPN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114.3">
            <text:p>114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onia RADEVA</text:p>
          </table:table-cell>
          <table:table-cell office:value-type="string">
            <text:p>BUL</text:p>
          </table:table-cell>
          <table:table-cell office:value-type="string">
            <text:p>European Championships 2006</text:p>
          </table:table-cell>
          <table:table-cell office:value-type="string">
            <text:p>19.01.2006</text:p>
          </table:table-cell>
          <table:table-cell office:value-type="float" office:value="114.24">
            <text:p>114.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Isabelle NYLANDER</text:p>
          </table:table-cell>
          <table:table-cell office:value-type="string">
            <text:p>SWE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14.17">
            <text:p>114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Evgenia POCHUFAROVA</text:p>
          </table:table-cell>
          <table:table-cell office:value-type="string">
            <text:p>RUS</text:p>
          </table:table-cell>
          <table:table-cell office:value-type="string">
            <text:p>ISU JGP Courchevel 2008</text:p>
          </table:table-cell>
          <table:table-cell office:value-type="string">
            <text:p>29.08.2008</text:p>
          </table:table-cell>
          <table:table-cell office:value-type="float" office:value="114">
            <text:p>1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Dee Dee LENG</text:p>
          </table:table-cell>
          <table:table-cell office:value-type="string">
            <text:p>USA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13.85">
            <text:p>113.8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Laura DUTERTRE</text:p>
          </table:table-cell>
          <table:table-cell office:value-type="string">
            <text:p>FRA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113.75">
            <text:p>113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Tina HELLEKEN</text:p>
          </table:table-cell>
          <table:table-cell office:value-type="string">
            <text:p>GER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13.72">
            <text:p>113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Alissa SCHEIDT</text:p>
          </table:table-cell>
          <table:table-cell office:value-type="string">
            <text:p>GER</text:p>
          </table:table-cell>
          <table:table-cell office:value-type="string">
            <text:p>ISU JGP Pokal der Blauen Schwerter 2014</text:p>
          </table:table-cell>
          <table:table-cell office:value-type="string">
            <text:p>03.10.2014</text:p>
          </table:table-cell>
          <table:table-cell office:value-type="float" office:value="113.71">
            <text:p>113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Lindsay DAVIS</text:p>
          </table:table-cell>
          <table:table-cell office:value-type="string">
            <text:p>USA</text:p>
          </table:table-cell>
          <table:table-cell office:value-type="string">
            <text:p>ISU JGP Cup of Austria 2010</text:p>
          </table:table-cell>
          <table:table-cell office:value-type="string">
            <text:p>18.09.2010</text:p>
          </table:table-cell>
          <table:table-cell office:value-type="float" office:value="113.67">
            <text:p>113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ara FALOTICO</text:p>
          </table:table-cell>
          <table:table-cell office:value-type="string">
            <text:p>ITA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113.64">
            <text:p>113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Timila SHRESTHA</text:p>
          </table:table-cell>
          <table:table-cell office:value-type="string">
            <text:p>FIN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113.55">
            <text:p>113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Lilia BIKTAGIROVA</text:p>
          </table:table-cell>
          <table:table-cell office:value-type="string">
            <text:p>RUS</text:p>
          </table:table-cell>
          <table:table-cell office:value-type="string">
            <text:p>World Junior Championships 2005</text:p>
          </table:table-cell>
          <table:table-cell office:value-type="string">
            <text:p>03.03.2005</text:p>
          </table:table-cell>
          <table:table-cell office:value-type="float" office:value="113.54">
            <text:p>113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Nina LETENAYOVA</text:p>
          </table:table-cell>
          <table:table-cell office:value-type="string">
            <text:p>SVK</text:p>
          </table:table-cell>
          <table:table-cell office:value-type="string">
            <text:p>ISU CS Warsaw Cup 2015</text:p>
          </table:table-cell>
          <table:table-cell office:value-type="string">
            <text:p>29.11.2015</text:p>
          </table:table-cell>
          <table:table-cell office:value-type="float" office:value="113.51">
            <text:p>113.5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Kristine GAILE</text:p>
          </table:table-cell>
          <table:table-cell office:value-type="string">
            <text:p>LAT</text:p>
          </table:table-cell>
          <table:table-cell office:value-type="string">
            <text:p>CS Volvo Open Cup 2014</text:p>
          </table:table-cell>
          <table:table-cell office:value-type="string">
            <text:p>06.11.2014</text:p>
          </table:table-cell>
          <table:table-cell office:value-type="float" office:value="113.47">
            <text:p>113.4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Miri YOSHIDA</text:p>
          </table:table-cell>
          <table:table-cell office:value-type="string">
            <text:p>JPN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113.34">
            <text:p>113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Manouk GIJSMAN</text:p>
          </table:table-cell>
          <table:table-cell office:value-type="string">
            <text:p>NED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13.18">
            <text:p>113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Ilayda BAYAR</text:p>
          </table:table-cell>
          <table:table-cell office:value-type="string">
            <text:p>TUR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13.06">
            <text:p>113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Elif ERDEM</text:p>
          </table:table-cell>
          <table:table-cell office:value-type="string">
            <text:p>TUR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113.05">
            <text:p>113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Nadege BOBILLIER</text:p>
          </table:table-cell>
          <table:table-cell office:value-type="string">
            <text:p>FRA</text:p>
          </table:table-cell>
          <table:table-cell office:value-type="string">
            <text:p>European Championships 2006</text:p>
          </table:table-cell>
          <table:table-cell office:value-type="string">
            <text:p>19.01.2006</text:p>
          </table:table-cell>
          <table:table-cell office:value-type="float" office:value="112.88">
            <text:p>112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Linnea MELLGREN</text:p>
          </table:table-cell>
          <table:table-cell office:value-type="string">
            <text:p>SWE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112.87">
            <text:p>112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olly OBERSTAR</text:p>
          </table:table-cell>
          <table:table-cell office:value-type="string">
            <text:p>USA</text:p>
          </table:table-cell>
          <table:table-cell office:value-type="string">
            <text:p>ISU JGP Croatia Cup 2005</text:p>
          </table:table-cell>
          <table:table-cell office:value-type="string">
            <text:p>08.10.2005</text:p>
          </table:table-cell>
          <table:table-cell office:value-type="float" office:value="112.82">
            <text:p>112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Chaochih LIU</text:p>
          </table:table-cell>
          <table:table-cell office:value-type="string">
            <text:p>TPE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112.49">
            <text:p>112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Jessica FÜSSINGER</text:p>
          </table:table-cell>
          <table:table-cell office:value-type="string">
            <text:p>GER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112.47">
            <text:p>112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rika STEWARD</text:p>
          </table:table-cell>
          <table:table-cell office:value-type="string">
            <text:p>AUT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112.33">
            <text:p>112.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Frances Clare UNTALAN</text:p>
          </table:table-cell>
          <table:table-cell office:value-type="string">
            <text:p>PHI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112.31">
            <text:p>112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Elizabete JUBKANE</text:p>
          </table:table-cell>
          <table:table-cell office:value-type="string">
            <text:p>LAT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12.3">
            <text:p>112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Na HOU</text:p>
          </table:table-cell>
          <table:table-cell office:value-type="string">
            <text:p>CHN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112.26">
            <text:p>112.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Julie CAGNON</text:p>
          </table:table-cell>
          <table:table-cell office:value-type="string">
            <text:p>FRA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112.15">
            <text:p>112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alista KRASS</text:p>
          </table:table-cell>
          <table:table-cell office:value-type="string">
            <text:p>EST</text:p>
          </table:table-cell>
          <table:table-cell office:value-type="string">
            <text:p>ISU CS Tallinn Trophy 2017</text:p>
          </table:table-cell>
          <table:table-cell office:value-type="string">
            <text:p>24.11.2017</text:p>
          </table:table-cell>
          <table:table-cell office:value-type="float" office:value="112.15">
            <text:p>112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Oksana ARTYOMENKO</text:p>
          </table:table-cell>
          <table:table-cell office:value-type="string">
            <text:p>SUI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112.09">
            <text:p>112.0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Ji Yun LEE</text:p>
          </table:table-cell>
          <table:table-cell office:value-type="string">
            <text:p>KOR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12.03">
            <text:p>112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ndrea KREUZER</text:p>
          </table:table-cell>
          <table:table-cell office:value-type="string">
            <text:p>AUT</text:p>
          </table:table-cell>
          <table:table-cell office:value-type="string">
            <text:p>European Championships 2006</text:p>
          </table:table-cell>
          <table:table-cell office:value-type="string">
            <text:p>19.01.2006</text:p>
          </table:table-cell>
          <table:table-cell office:value-type="float" office:value="111.95">
            <text:p>111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Alexandra KAMIENIECKI</text:p>
          </table:table-cell>
          <table:table-cell office:value-type="string">
            <text:p>POL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111.91">
            <text:p>111.9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Yea-Ji YUN</text:p>
          </table:table-cell>
          <table:table-cell office:value-type="string">
            <text:p>KOR</text:p>
          </table:table-cell>
          <table:table-cell office:value-type="string">
            <text:p>Four Continents Championships 2011</text:p>
          </table:table-cell>
          <table:table-cell office:value-type="string">
            <text:p>20.02.2011</text:p>
          </table:table-cell>
          <table:table-cell office:value-type="float" office:value="111.86">
            <text:p>111.8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igne RONKA</text:p>
          </table:table-cell>
          <table:table-cell office:value-type="string">
            <text:p>CAN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111.84">
            <text:p>111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McKinzie DANIELS</text:p>
          </table:table-cell>
          <table:table-cell office:value-type="string">
            <text:p>USA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111.79">
            <text:p>111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Julia SAUTER</text:p>
          </table:table-cell>
          <table:table-cell office:value-type="string">
            <text:p>ROU</text:p>
          </table:table-cell>
          <table:table-cell office:value-type="string">
            <text:p>Nebelhorn Trophy 2014</text:p>
          </table:table-cell>
          <table:table-cell office:value-type="string">
            <text:p>27.09.2014</text:p>
          </table:table-cell>
          <table:table-cell office:value-type="float" office:value="111.76">
            <text:p>111.7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Tanika GIBBONS</text:p>
          </table:table-cell>
          <table:table-cell office:value-type="string">
            <text:p>CAN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111.66">
            <text:p>111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Matilde GIANOCCA</text:p>
          </table:table-cell>
          <table:table-cell office:value-type="string">
            <text:p>SUI</text:p>
          </table:table-cell>
          <table:table-cell office:value-type="string">
            <text:p>ISU World Junior Championships 2014</text:p>
          </table:table-cell>
          <table:table-cell office:value-type="string">
            <text:p>16.03.2014</text:p>
          </table:table-cell>
          <table:table-cell office:value-type="float" office:value="111.65">
            <text:p>111.6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Janina MAKEENKA</text:p>
          </table:table-cell>
          <table:table-cell office:value-type="string">
            <text:p>BLR</text:p>
          </table:table-cell>
          <table:table-cell office:value-type="string">
            <text:p>ISU CS Golden Spin 2016</text:p>
          </table:table-cell>
          <table:table-cell office:value-type="string">
            <text:p>07.12.2016</text:p>
          </table:table-cell>
          <table:table-cell office:value-type="float" office:value="111.57">
            <text:p>111.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Natalie KRATENOVA</text:p>
          </table:table-cell>
          <table:table-cell office:value-type="string">
            <text:p>CZE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111.52">
            <text:p>111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Margarita TERTICHNAIA</text:p>
          </table:table-cell>
          <table:table-cell office:value-type="string">
            <text:p>RUS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111.16">
            <text:p>111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Bahia TALEB</text:p>
          </table:table-cell>
          <table:table-cell office:value-type="string">
            <text:p>FRA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111.11">
            <text:p>111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Ieva GAILE</text:p>
          </table:table-cell>
          <table:table-cell office:value-type="string">
            <text:p>LAT</text:p>
          </table:table-cell>
          <table:table-cell office:value-type="string">
            <text:p>CS Volvo Open Cup 2014</text:p>
          </table:table-cell>
          <table:table-cell office:value-type="string">
            <text:p>06.11.2014</text:p>
          </table:table-cell>
          <table:table-cell office:value-type="float" office:value="111.04">
            <text:p>111.0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Lisa LAGER</text:p>
          </table:table-cell>
          <table:table-cell office:value-type="string">
            <text:p>SWE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10.93">
            <text:p>110.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Eleonora VINNICHENKO</text:p>
          </table:table-cell>
          <table:table-cell office:value-type="string">
            <text:p>UKR</text:p>
          </table:table-cell>
          <table:table-cell office:value-type="string">
            <text:p>World Junior Championships 2008</text:p>
          </table:table-cell>
          <table:table-cell office:value-type="string">
            <text:p>01.03.2008</text:p>
          </table:table-cell>
          <table:table-cell office:value-type="float" office:value="110.92">
            <text:p>110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Adeline CANAC</text:p>
          </table:table-cell>
          <table:table-cell office:value-type="string">
            <text:p>FRA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110.83">
            <text:p>110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Crystal KIANG</text:p>
          </table:table-cell>
          <table:table-cell office:value-type="string">
            <text:p>TPE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10.68">
            <text:p>110.6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Ami PAREKH</text:p>
          </table:table-cell>
          <table:table-cell office:value-type="string">
            <text:p>IND</text:p>
          </table:table-cell>
          <table:table-cell office:value-type="string">
            <text:p>ISU Four Continents Championships 2014</text:p>
          </table:table-cell>
          <table:table-cell office:value-type="string">
            <text:p>25.01.2014</text:p>
          </table:table-cell>
          <table:table-cell office:value-type="float" office:value="110.66">
            <text:p>110.6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Alisa MIKONSAARI</text:p>
          </table:table-cell>
          <table:table-cell office:value-type="string">
            <text:p>FIN</text:p>
          </table:table-cell>
          <table:table-cell office:value-type="string">
            <text:p>World Championships 2012</text:p>
          </table:table-cell>
          <table:table-cell office:value-type="string">
            <text:p>31.03.2012</text:p>
          </table:table-cell>
          <table:table-cell office:value-type="float" office:value="110.4">
            <text:p>110.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Julia BATORI</text:p>
          </table:table-cell>
          <table:table-cell office:value-type="string">
            <text:p>HUN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10.31">
            <text:p>110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Kristin WIECZOREK</text:p>
          </table:table-cell>
          <table:table-cell office:value-type="string">
            <text:p>GER</text:p>
          </table:table-cell>
          <table:table-cell office:value-type="string">
            <text:p>European Championships 2007</text:p>
          </table:table-cell>
          <table:table-cell office:value-type="string">
            <text:p>27.01.2007</text:p>
          </table:table-cell>
          <table:table-cell office:value-type="float" office:value="110.2">
            <text:p>110.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Anna AFONKINA</text:p>
          </table:table-cell>
          <table:table-cell office:value-type="string">
            <text:p>BUL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10.07">
            <text:p>110.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Alina BELETSKAYA</text:p>
          </table:table-cell>
          <table:table-cell office:value-type="string">
            <text:p>UKR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110.01">
            <text:p>110.0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Vinciane FORTIN</text:p>
          </table:table-cell>
          <table:table-cell office:value-type="string">
            <text:p>FRA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109.84">
            <text:p>109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Cecylia WITKOWSKI</text:p>
          </table:table-cell>
          <table:table-cell office:value-type="string">
            <text:p>CAN</text:p>
          </table:table-cell>
          <table:table-cell office:value-type="string">
            <text:p>ISU JGP Mexico Cup</text:p>
          </table:table-cell>
          <table:table-cell office:value-type="string">
            <text:p>13.09.2008</text:p>
          </table:table-cell>
          <table:table-cell office:value-type="float" office:value="109.78">
            <text:p>109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aria GOROKHOVA</text:p>
          </table:table-cell>
          <table:table-cell office:value-type="string">
            <text:p>RUS</text:p>
          </table:table-cell>
          <table:table-cell office:value-type="string">
            <text:p>ISU CS Tallinn Trophy 2015</text:p>
          </table:table-cell>
          <table:table-cell office:value-type="string">
            <text:p>19.11.2015</text:p>
          </table:table-cell>
          <table:table-cell office:value-type="float" office:value="109.54">
            <text:p>109.5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Marina POPOV</text:p>
          </table:table-cell>
          <table:table-cell office:value-type="string">
            <text:p>FRA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109.39">
            <text:p>109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ea VIIRI</text:p>
          </table:table-cell>
          <table:table-cell office:value-type="string">
            <text:p>FIN</text:p>
          </table:table-cell>
          <table:table-cell office:value-type="string">
            <text:p>ISU JGP Volvo Cup 2011</text:p>
          </table:table-cell>
          <table:table-cell office:value-type="string">
            <text:p>02.09.2011</text:p>
          </table:table-cell>
          <table:table-cell office:value-type="float" office:value="109.38">
            <text:p>109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Maya GORODNITSKY</text:p>
          </table:table-cell>
          <table:table-cell office:value-type="string">
            <text:p>ISR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09.38">
            <text:p>109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Darin KHUSSEIN</text:p>
          </table:table-cell>
          <table:table-cell office:value-type="string">
            <text:p>UKR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109.31">
            <text:p>109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Arina SOMOVA</text:p>
          </table:table-cell>
          <table:table-cell office:value-type="string">
            <text:p>LAT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09.31">
            <text:p>109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Jeromie REPOND</text:p>
          </table:table-cell>
          <table:table-cell office:value-type="string">
            <text:p>SUI</text:p>
          </table:table-cell>
          <table:table-cell office:value-type="string">
            <text:p>ISU CS Warsaw Cup 2016</text:p>
          </table:table-cell>
          <table:table-cell office:value-type="string">
            <text:p>19.11.2016</text:p>
          </table:table-cell>
          <table:table-cell office:value-type="float" office:value="109.29">
            <text:p>109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Christiane BERGER</text:p>
          </table:table-cell>
          <table:table-cell office:value-type="string">
            <text:p>GER</text:p>
          </table:table-cell>
          <table:table-cell office:value-type="string">
            <text:p>European Championships 2007</text:p>
          </table:table-cell>
          <table:table-cell office:value-type="string">
            <text:p>27.01.2007</text:p>
          </table:table-cell>
          <table:table-cell office:value-type="float" office:value="109.17">
            <text:p>109.1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Zuzana BABIAKOVA</text:p>
          </table:table-cell>
          <table:table-cell office:value-type="string">
            <text:p>SVK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109.1">
            <text:p>109.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Sabrina SCHULZ</text:p>
          </table:table-cell>
          <table:table-cell office:value-type="string">
            <text:p>AUT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108.9">
            <text:p>108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McKenzie CRAWFORD</text:p>
          </table:table-cell>
          <table:table-cell office:value-type="string">
            <text:p>CAN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08.88">
            <text:p>108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Minglu ZHAO</text:p>
          </table:table-cell>
          <table:table-cell office:value-type="string">
            <text:p>CHN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108.86">
            <text:p>108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Bettina HEIM</text:p>
          </table:table-cell>
          <table:table-cell office:value-type="string">
            <text:p>SUI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108.77">
            <text:p>108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Ana Cecilia CANTU</text:p>
          </table:table-cell>
          <table:table-cell office:value-type="string">
            <text:p>MEX</text:p>
          </table:table-cell>
          <table:table-cell office:value-type="string">
            <text:p>Four Continents Championships 2009</text:p>
          </table:table-cell>
          <table:table-cell office:value-type="string">
            <text:p>06.02.2009</text:p>
          </table:table-cell>
          <table:table-cell office:value-type="float" office:value="108.75">
            <text:p>108.7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Nicole DELLA MONICA</text:p>
          </table:table-cell>
          <table:table-cell office:value-type="string">
            <text:p>ITA</text:p>
          </table:table-cell>
          <table:table-cell office:value-type="string">
            <text:p>ISU JGP Liberec 2006</text:p>
          </table:table-cell>
          <table:table-cell office:value-type="string">
            <text:p>21.10.2006</text:p>
          </table:table-cell>
          <table:table-cell office:value-type="float" office:value="108.69">
            <text:p>108.6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Michelle COUWENBERG</text:p>
          </table:table-cell>
          <table:table-cell office:value-type="string">
            <text:p>NED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08.69">
            <text:p>108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Jennifer PARKER</text:p>
          </table:table-cell>
          <table:table-cell office:value-type="string">
            <text:p>GER</text:p>
          </table:table-cell>
          <table:table-cell office:value-type="string">
            <text:p>Ice Challenge 2014</text:p>
          </table:table-cell>
          <table:table-cell office:value-type="string">
            <text:p>15.11.2014</text:p>
          </table:table-cell>
          <table:table-cell office:value-type="float" office:value="108.69">
            <text:p>108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Kristina ISAEV</text:p>
          </table:table-cell>
          <table:table-cell office:value-type="string">
            <text:p>GER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108.69">
            <text:p>108.6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Celine LACOUR</text:p>
          </table:table-cell>
          <table:table-cell office:value-type="string">
            <text:p>FRA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08.41">
            <text:p>108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Shaline RUEGGER</text:p>
          </table:table-cell>
          <table:table-cell office:value-type="string">
            <text:p>SUI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108.29">
            <text:p>108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strid MANGI</text:p>
          </table:table-cell>
          <table:table-cell office:value-type="string">
            <text:p>AUT</text:p>
          </table:table-cell>
          <table:table-cell office:value-type="string">
            <text:p>World Junior Championships 2006</text:p>
          </table:table-cell>
          <table:table-cell office:value-type="string">
            <text:p>09.03.2006</text:p>
          </table:table-cell>
          <table:table-cell office:value-type="float" office:value="108.15">
            <text:p>108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Vanessa JAMES</text:p>
          </table:table-cell>
          <table:table-cell office:value-type="string">
            <text:p>FRA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108.12">
            <text:p>108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Megan WILLIAMS STEWART</text:p>
          </table:table-cell>
          <table:table-cell office:value-type="string">
            <text:p>PUR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108.11">
            <text:p>108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Angelina TURENKO</text:p>
          </table:table-cell>
          <table:table-cell office:value-type="string">
            <text:p>RUS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108.06">
            <text:p>108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Michele CANTU</text:p>
          </table:table-cell>
          <table:table-cell office:value-type="string">
            <text:p>MEX</text:p>
          </table:table-cell>
          <table:table-cell office:value-type="string">
            <text:p>Skate America 2006</text:p>
          </table:table-cell>
          <table:table-cell office:value-type="string">
            <text:p>28.10.2006</text:p>
          </table:table-cell>
          <table:table-cell office:value-type="float" office:value="108.04">
            <text:p>108.0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ina WANG</text:p>
          </table:table-cell>
          <table:table-cell office:value-type="string">
            <text:p>AUS</text:p>
          </table:table-cell>
          <table:table-cell office:value-type="string">
            <text:p>Four Continents Championships 2009</text:p>
          </table:table-cell>
          <table:table-cell office:value-type="string">
            <text:p>06.02.2009</text:p>
          </table:table-cell>
          <table:table-cell office:value-type="float" office:value="108.02">
            <text:p>108.0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Mimi Tanasorn CHINDASOOK</text:p>
          </table:table-cell>
          <table:table-cell office:value-type="string">
            <text:p>THA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107.88">
            <text:p>107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Belinda SCHÖNBERGER</text:p>
          </table:table-cell>
          <table:table-cell office:value-type="string">
            <text:p>AUT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07.33">
            <text:p>107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Roxanne COURNOYER</text:p>
          </table:table-cell>
          <table:table-cell office:value-type="string">
            <text:p>CAN</text:p>
          </table:table-cell>
          <table:table-cell office:value-type="string">
            <text:p>ISU JGP Courchevel 2014</text:p>
          </table:table-cell>
          <table:table-cell office:value-type="string">
            <text:p>22.08.2014</text:p>
          </table:table-cell>
          <table:table-cell office:value-type="float" office:value="107.12">
            <text:p>107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Lyydia MAATTANEN</text:p>
          </table:table-cell>
          <table:table-cell office:value-type="string">
            <text:p>FIN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106.98">
            <text:p>106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Charlotte BELAIR</text:p>
          </table:table-cell>
          <table:table-cell office:value-type="string">
            <text:p>CAN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106.95">
            <text:p>106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Aneta JANICZKOVA</text:p>
          </table:table-cell>
          <table:table-cell office:value-type="string">
            <text:p>CZE</text:p>
          </table:table-cell>
          <table:table-cell office:value-type="string">
            <text:p>ISU CS Ondrej Nepela Trophy 2017</text:p>
          </table:table-cell>
          <table:table-cell office:value-type="string">
            <text:p>23.09.2017</text:p>
          </table:table-cell>
          <table:table-cell office:value-type="float" office:value="106.95">
            <text:p>106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Alexandra DEEVA</text:p>
          </table:table-cell>
          <table:table-cell office:value-type="string">
            <text:p>RUS</text:p>
          </table:table-cell>
          <table:table-cell office:value-type="string">
            <text:p>ISU JGP Brisbane 2011</text:p>
          </table:table-cell>
          <table:table-cell office:value-type="string">
            <text:p>09.09.2011</text:p>
          </table:table-cell>
          <table:table-cell office:value-type="float" office:value="106.9">
            <text:p>106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hita LAMSAM</text:p>
          </table:table-cell>
          <table:table-cell office:value-type="string">
            <text:p>THA</text:p>
          </table:table-cell>
          <table:table-cell office:value-type="string">
            <text:p>ISU JGP Czech Skate 2014</text:p>
          </table:table-cell>
          <table:table-cell office:value-type="string">
            <text:p>06.09.2014</text:p>
          </table:table-cell>
          <table:table-cell office:value-type="float" office:value="106.87">
            <text:p>106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Hristina VASSILEVA</text:p>
          </table:table-cell>
          <table:table-cell office:value-type="string">
            <text:p>BUL</text:p>
          </table:table-cell>
          <table:table-cell office:value-type="string">
            <text:p>European Championships 2011</text:p>
          </table:table-cell>
          <table:table-cell office:value-type="string">
            <text:p>29.01.2011</text:p>
          </table:table-cell>
          <table:table-cell office:value-type="float" office:value="106.79">
            <text:p>106.7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Yeon Jun PARK</text:p>
          </table:table-cell>
          <table:table-cell office:value-type="string">
            <text:p>KOR</text:p>
          </table:table-cell>
          <table:table-cell office:value-type="string">
            <text:p>ISU Four Continents Championships 2013</text:p>
          </table:table-cell>
          <table:table-cell office:value-type="string">
            <text:p>10.02.2013</text:p>
          </table:table-cell>
          <table:table-cell office:value-type="float" office:value="106.79">
            <text:p>106.7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Danielle MONTALBANO</text:p>
          </table:table-cell>
          <table:table-cell office:value-type="string">
            <text:p>ISR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06.69">
            <text:p>106.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Lizaveta MALINOUSKAYA</text:p>
          </table:table-cell>
          <table:table-cell office:value-type="string">
            <text:p>BLR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06.67">
            <text:p>106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abina MARIUTA</text:p>
          </table:table-cell>
          <table:table-cell office:value-type="string">
            <text:p>ROU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106.62">
            <text:p>106.6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Daria JAKAB</text:p>
          </table:table-cell>
          <table:table-cell office:value-type="string">
            <text:p>HUN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106.58">
            <text:p>106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Ashton TESSIER</text:p>
          </table:table-cell>
          <table:table-cell office:value-type="string">
            <text:p>CAN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06.41">
            <text:p>106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Cecilia TÖRN</text:p>
          </table:table-cell>
          <table:table-cell office:value-type="string">
            <text:p>FIN</text:p>
          </table:table-cell>
          <table:table-cell office:value-type="string">
            <text:p>ISU JGP SBC Cup 2010</text:p>
          </table:table-cell>
          <table:table-cell office:value-type="string">
            <text:p>25.09.2010</text:p>
          </table:table-cell>
          <table:table-cell office:value-type="float" office:value="106.3">
            <text:p>106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Dinara VASFIEVA</text:p>
          </table:table-cell>
          <table:table-cell office:value-type="string">
            <text:p>RUS</text:p>
          </table:table-cell>
          <table:table-cell office:value-type="string">
            <text:p>ISU JGP Courchevel 2008</text:p>
          </table:table-cell>
          <table:table-cell office:value-type="string">
            <text:p>29.08.2008</text:p>
          </table:table-cell>
          <table:table-cell office:value-type="float" office:value="106.25">
            <text:p>106.2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Ellen YU</text:p>
          </table:table-cell>
          <table:table-cell office:value-type="string">
            <text:p>NOR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06.15">
            <text:p>106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Katie POWELL</text:p>
          </table:table-cell>
          <table:table-cell office:value-type="string">
            <text:p>GBR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106.13">
            <text:p>106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Anastasia SCHNEIDER</text:p>
          </table:table-cell>
          <table:table-cell office:value-type="string">
            <text:p>SWE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106.03">
            <text:p>106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Katharina GIEROK</text:p>
          </table:table-cell>
          <table:table-cell office:value-type="string">
            <text:p>GER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105.99">
            <text:p>105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Romana KAISER</text:p>
          </table:table-cell>
          <table:table-cell office:value-type="string">
            <text:p>LIE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05.88">
            <text:p>105.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Caterina GABANELLA</text:p>
          </table:table-cell>
          <table:table-cell office:value-type="string">
            <text:p>ITA</text:p>
          </table:table-cell>
          <table:table-cell office:value-type="string">
            <text:p>World Junior Championships 2006</text:p>
          </table:table-cell>
          <table:table-cell office:value-type="string">
            <text:p>09.03.2006</text:p>
          </table:table-cell>
          <table:table-cell office:value-type="float" office:value="105.79">
            <text:p>105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Krista SUHONEN</text:p>
          </table:table-cell>
          <table:table-cell office:value-type="string">
            <text:p>FIN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105.71">
            <text:p>105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Klara SVETLIKOVA</text:p>
          </table:table-cell>
          <table:table-cell office:value-type="string">
            <text:p>CZE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05.67">
            <text:p>105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Sarah VILLANUEVA</text:p>
          </table:table-cell>
          <table:table-cell office:value-type="string">
            <text:p>GER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105.65">
            <text:p>105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Ekaterina PROYDA</text:p>
          </table:table-cell>
          <table:table-cell office:value-type="string">
            <text:p>UKR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05.62">
            <text:p>105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Ilaria NOGARO</text:p>
          </table:table-cell>
          <table:table-cell office:value-type="string">
            <text:p>ITA</text:p>
          </table:table-cell>
          <table:table-cell office:value-type="string">
            <text:p>ISU CS Finlandia Trophy 2015</text:p>
          </table:table-cell>
          <table:table-cell office:value-type="string">
            <text:p>11.10.2015</text:p>
          </table:table-cell>
          <table:table-cell office:value-type="float" office:value="105.57">
            <text:p>105.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Anete LACE</text:p>
          </table:table-cell>
          <table:table-cell office:value-type="string">
            <text:p>LAT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05.56">
            <text:p>105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Martine ZUIDERWIJK</text:p>
          </table:table-cell>
          <table:table-cell office:value-type="string">
            <text:p>NED</text:p>
          </table:table-cell>
          <table:table-cell office:value-type="string">
            <text:p>Karl Schäfer Memorial 2005</text:p>
          </table:table-cell>
          <table:table-cell office:value-type="string">
            <text:p>15.10.2005</text:p>
          </table:table-cell>
          <table:table-cell office:value-type="float" office:value="105.53">
            <text:p>105.5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Karolina SYKOROVA</text:p>
          </table:table-cell>
          <table:table-cell office:value-type="string">
            <text:p>SVK</text:p>
          </table:table-cell>
          <table:table-cell office:value-type="string">
            <text:p>ISU JGP Croatia Cup 2009</text:p>
          </table:table-cell>
          <table:table-cell office:value-type="string">
            <text:p>10.10.2009</text:p>
          </table:table-cell>
          <table:table-cell office:value-type="float" office:value="105.49">
            <text:p>105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Jana COUFALOVA</text:p>
          </table:table-cell>
          <table:table-cell office:value-type="string">
            <text:p>CZE</text:p>
          </table:table-cell>
          <table:table-cell office:value-type="string">
            <text:p>ISU JGP Czech Skate 2014</text:p>
          </table:table-cell>
          <table:table-cell office:value-type="string">
            <text:p>06.09.2014</text:p>
          </table:table-cell>
          <table:table-cell office:value-type="float" office:value="105.37">
            <text:p>105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Lauren WILSON</text:p>
          </table:table-cell>
          <table:table-cell office:value-type="string">
            <text:p>CAN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105.32">
            <text:p>105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Kristina KOSTKOVA</text:p>
          </table:table-cell>
          <table:table-cell office:value-type="string">
            <text:p>CZE</text:p>
          </table:table-cell>
          <table:table-cell office:value-type="string">
            <text:p>ISU JGP Budapest 2009</text:p>
          </table:table-cell>
          <table:table-cell office:value-type="string">
            <text:p>28.08.2009</text:p>
          </table:table-cell>
          <table:table-cell office:value-type="float" office:value="105.26">
            <text:p>105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Lucie KRAUSOVA</text:p>
          </table:table-cell>
          <table:table-cell office:value-type="string">
            <text:p>CZE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105.16">
            <text:p>105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Olga IKONNIKOVA</text:p>
          </table:table-cell>
          <table:table-cell office:value-type="string">
            <text:p>EST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105.13">
            <text:p>105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Radka BARTOVA</text:p>
          </table:table-cell>
          <table:table-cell office:value-type="string">
            <text:p>SVK</text:p>
          </table:table-cell>
          <table:table-cell office:value-type="string">
            <text:p>European Championships 2007</text:p>
          </table:table-cell>
          <table:table-cell office:value-type="string">
            <text:p>27.01.2007</text:p>
          </table:table-cell>
          <table:table-cell office:value-type="float" office:value="105.12">
            <text:p>105.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Lana BAGEN</text:p>
          </table:table-cell>
          <table:table-cell office:value-type="string">
            <text:p>GBR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05.08">
            <text:p>105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Lejeanne MARAIS</text:p>
          </table:table-cell>
          <table:table-cell office:value-type="string">
            <text:p>RSA</text:p>
          </table:table-cell>
          <table:table-cell office:value-type="string">
            <text:p>ISU Four Continents Championships 2013</text:p>
          </table:table-cell>
          <table:table-cell office:value-type="string">
            <text:p>10.02.2013</text:p>
          </table:table-cell>
          <table:table-cell office:value-type="float" office:value="105.06">
            <text:p>105.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Ceciliane Mei Ling HARTMANN</text:p>
          </table:table-cell>
          <table:table-cell office:value-type="string">
            <text:p>SGP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104.96">
            <text:p>104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Mari SUZUKI</text:p>
          </table:table-cell>
          <table:table-cell office:value-type="string">
            <text:p>JPN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104.95">
            <text:p>104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Charlotte ROBBINS</text:p>
          </table:table-cell>
          <table:table-cell office:value-type="string">
            <text:p>GBR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04.83">
            <text:p>104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indy CARQUILLAT</text:p>
          </table:table-cell>
          <table:table-cell office:value-type="string">
            <text:p>SUI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104.81">
            <text:p>104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Dominika MURCKOVA</text:p>
          </table:table-cell>
          <table:table-cell office:value-type="string">
            <text:p>SVK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104.66">
            <text:p>104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Sofia CURCI</text:p>
          </table:table-cell>
          <table:table-cell office:value-type="string">
            <text:p>ITA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104.52">
            <text:p>104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Amani FANCY</text:p>
          </table:table-cell>
          <table:table-cell office:value-type="string">
            <text:p>GBR</text:p>
          </table:table-cell>
          <table:table-cell office:value-type="string">
            <text:p>ISU JGP Pokal d. Blauen Schwerter 2012</text:p>
          </table:table-cell>
          <table:table-cell office:value-type="string">
            <text:p>12.10.2012</text:p>
          </table:table-cell>
          <table:table-cell office:value-type="float" office:value="104.48">
            <text:p>104.4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Shanell NOJI</text:p>
          </table:table-cell>
          <table:table-cell office:value-type="string">
            <text:p>USA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104.38">
            <text:p>104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Caya SCHEEPENS</text:p>
          </table:table-cell>
          <table:table-cell office:value-type="string">
            <text:p>NED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104.29">
            <text:p>104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Yalu GUO</text:p>
          </table:table-cell>
          <table:table-cell office:value-type="string">
            <text:p>CHN</text:p>
          </table:table-cell>
          <table:table-cell office:value-type="string">
            <text:p>ISU JGP SBC Trophy 2005</text:p>
          </table:table-cell>
          <table:table-cell office:value-type="string">
            <text:p>22.10.2005</text:p>
          </table:table-cell>
          <table:table-cell office:value-type="float" office:value="104.02">
            <text:p>104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Viviane KÄSER</text:p>
          </table:table-cell>
          <table:table-cell office:value-type="string">
            <text:p>SUI</text:p>
          </table:table-cell>
          <table:table-cell office:value-type="string">
            <text:p>European Championships 2008</text:p>
          </table:table-cell>
          <table:table-cell office:value-type="string">
            <text:p>26.01.2008</text:p>
          </table:table-cell>
          <table:table-cell office:value-type="float" office:value="103.83">
            <text:p>103.8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Noemie SILBERER</text:p>
          </table:table-cell>
          <table:table-cell office:value-type="string">
            <text:p>SUI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103.82">
            <text:p>103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Charlotte GENDREAU</text:p>
          </table:table-cell>
          <table:table-cell office:value-type="string">
            <text:p>FRA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103.79">
            <text:p>103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Sofia DEL RIO</text:p>
          </table:table-cell>
          <table:table-cell office:value-type="string">
            <text:p>MEX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03.67">
            <text:p>103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Nelma HEDE</text:p>
          </table:table-cell>
          <table:table-cell office:value-type="string">
            <text:p>FIN</text:p>
          </table:table-cell>
          <table:table-cell office:value-type="string">
            <text:p>ISU CS Ice Challenge 2015</text:p>
          </table:table-cell>
          <table:table-cell office:value-type="string">
            <text:p>31.10.2015</text:p>
          </table:table-cell>
          <table:table-cell office:value-type="float" office:value="103.65">
            <text:p>103.6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ari HAKOLA</text:p>
          </table:table-cell>
          <table:table-cell office:value-type="string">
            <text:p>FIN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103.62">
            <text:p>103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Giorgia CARROSSA</text:p>
          </table:table-cell>
          <table:table-cell office:value-type="string">
            <text:p>ITA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103.6">
            <text:p>103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Julia LANG</text:p>
          </table:table-cell>
          <table:table-cell office:value-type="string">
            <text:p>HUN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103.56">
            <text:p>103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Yurina NOBUHARA</text:p>
          </table:table-cell>
          <table:table-cell office:value-type="string">
            <text:p>JPN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103.52">
            <text:p>103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Daniela STOEVA</text:p>
          </table:table-cell>
          <table:table-cell office:value-type="string">
            <text:p>BUL</text:p>
          </table:table-cell>
          <table:table-cell office:value-type="string">
            <text:p>Golden Spin of Zagreb 2014</text:p>
          </table:table-cell>
          <table:table-cell office:value-type="string">
            <text:p>06.12.2014</text:p>
          </table:table-cell>
          <table:table-cell office:value-type="float" office:value="103.46">
            <text:p>103.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Minami HANASHIRO</text:p>
          </table:table-cell>
          <table:table-cell office:value-type="string">
            <text:p>GER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03.4">
            <text:p>103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Carlotta ORTENZI</text:p>
          </table:table-cell>
          <table:table-cell office:value-type="string">
            <text:p>ITA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103.37">
            <text:p>103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Yixuan ZHANG</text:p>
          </table:table-cell>
          <table:table-cell office:value-type="string">
            <text:p>CHN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03.18">
            <text:p>103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andra KHOPON</text:p>
          </table:table-cell>
          <table:table-cell office:value-type="string">
            <text:p>THA</text:p>
          </table:table-cell>
          <table:table-cell office:value-type="string">
            <text:p>Four Continents Championships 2012</text:p>
          </table:table-cell>
          <table:table-cell office:value-type="string">
            <text:p>11.02.2012</text:p>
          </table:table-cell>
          <table:table-cell office:value-type="float" office:value="103.15">
            <text:p>103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isa MOCHIZUKI</text:p>
          </table:table-cell>
          <table:table-cell office:value-type="string">
            <text:p>JPN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103.14">
            <text:p>103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Caterina ANDERMARCHER</text:p>
          </table:table-cell>
          <table:table-cell office:value-type="string">
            <text:p>ITA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103.04">
            <text:p>103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Denise KOEGL</text:p>
          </table:table-cell>
          <table:table-cell office:value-type="string">
            <text:p>AUT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102.96">
            <text:p>102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Matilda RANG</text:p>
          </table:table-cell>
          <table:table-cell office:value-type="string">
            <text:p>SWE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102.88">
            <text:p>102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Jelizaveta MINCENKO</text:p>
          </table:table-cell>
          <table:table-cell office:value-type="string">
            <text:p>LAT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102.61">
            <text:p>102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Diana REINSALU</text:p>
          </table:table-cell>
          <table:table-cell office:value-type="string">
            <text:p>EST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102.6">
            <text:p>102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Laura BARQUERO</text:p>
          </table:table-cell>
          <table:table-cell office:value-type="string">
            <text:p>ESP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102.6">
            <text:p>102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Seidi RANTANEN</text:p>
          </table:table-cell>
          <table:table-cell office:value-type="string">
            <text:p>FIN</text:p>
          </table:table-cell>
          <table:table-cell office:value-type="string">
            <text:p>ISU JGP Austria 2012</text:p>
          </table:table-cell>
          <table:table-cell office:value-type="string">
            <text:p>15.09.2012</text:p>
          </table:table-cell>
          <table:table-cell office:value-type="float" office:value="102.51">
            <text:p>102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Katie PASFIELD</text:p>
          </table:table-cell>
          <table:table-cell office:value-type="string">
            <text:p>AUS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102.44">
            <text:p>102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Dana ZHALKO-TYTARENKO</text:p>
          </table:table-cell>
          <table:table-cell office:value-type="string">
            <text:p>CAN</text:p>
          </table:table-cell>
          <table:table-cell office:value-type="string">
            <text:p>ISU JGP Mexico Cup</text:p>
          </table:table-cell>
          <table:table-cell office:value-type="string">
            <text:p>13.09.2008</text:p>
          </table:table-cell>
          <table:table-cell office:value-type="float" office:value="102.37">
            <text:p>102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Anna WEINBERGER</text:p>
          </table:table-cell>
          <table:table-cell office:value-type="string">
            <text:p>FRA</text:p>
          </table:table-cell>
          <table:table-cell office:value-type="string">
            <text:p>ISU JGP Courchevel 2008</text:p>
          </table:table-cell>
          <table:table-cell office:value-type="string">
            <text:p>29.08.2008</text:p>
          </table:table-cell>
          <table:table-cell office:value-type="float" office:value="102.33">
            <text:p>102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Kristina PRILEPKO</text:p>
          </table:table-cell>
          <table:table-cell office:value-type="string">
            <text:p>KAZ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102.27">
            <text:p>102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Federica CONSTANTINI</text:p>
          </table:table-cell>
          <table:table-cell office:value-type="string">
            <text:p>ITA</text:p>
          </table:table-cell>
          <table:table-cell office:value-type="string">
            <text:p>ISU JGP Croatia Cup 2005</text:p>
          </table:table-cell>
          <table:table-cell office:value-type="string">
            <text:p>08.10.2005</text:p>
          </table:table-cell>
          <table:table-cell office:value-type="float" office:value="101.99">
            <text:p>101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inem KUYUCU</text:p>
          </table:table-cell>
          <table:table-cell office:value-type="string">
            <text:p>TUR</text:p>
          </table:table-cell>
          <table:table-cell office:value-type="string">
            <text:p>ISU CS Denkova Staviski Cup 2015</text:p>
          </table:table-cell>
          <table:table-cell office:value-type="string">
            <text:p>23.10.2015</text:p>
          </table:table-cell>
          <table:table-cell office:value-type="float" office:value="101.95">
            <text:p>101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Stina KERÄNEN</text:p>
          </table:table-cell>
          <table:table-cell office:value-type="string">
            <text:p>FIN</text:p>
          </table:table-cell>
          <table:table-cell office:value-type="string">
            <text:p>JGP Pokal der Blauen Schwerter 2007</text:p>
          </table:table-cell>
          <table:table-cell office:value-type="string">
            <text:p>12.10.2007</text:p>
          </table:table-cell>
          <table:table-cell office:value-type="float" office:value="101.92">
            <text:p>101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Presiyana DIMITROVA</text:p>
          </table:table-cell>
          <table:table-cell office:value-type="string">
            <text:p>BUL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101.84">
            <text:p>101.8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Barbora SVEDOVA</text:p>
          </table:table-cell>
          <table:table-cell office:value-type="string">
            <text:p>CZE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101.65">
            <text:p>101.6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Kelsey WONG</text:p>
          </table:table-cell>
          <table:table-cell office:value-type="string">
            <text:p>CAN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01.54">
            <text:p>101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arolyn Ann ALBA</text:p>
          </table:table-cell>
          <table:table-cell office:value-type="string">
            <text:p>USA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101.23">
            <text:p>101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Sandra RAMOND</text:p>
          </table:table-cell>
          <table:table-cell office:value-type="string">
            <text:p>FRA</text:p>
          </table:table-cell>
          <table:table-cell office:value-type="string">
            <text:p>ISU CS Lombardia Trophy 2017</text:p>
          </table:table-cell>
          <table:table-cell office:value-type="string">
            <text:p>15.09.2017</text:p>
          </table:table-cell>
          <table:table-cell office:value-type="float" office:value="101.13">
            <text:p>101.1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Genevieve SOMERVILLE</text:p>
          </table:table-cell>
          <table:table-cell office:value-type="string">
            <text:p>GBR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100.76">
            <text:p>100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Cassandra PEROTIN</text:p>
          </table:table-cell>
          <table:table-cell office:value-type="string">
            <text:p>FRA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100.68">
            <text:p>100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Mirna LIBRIC</text:p>
          </table:table-cell>
          <table:table-cell office:value-type="string">
            <text:p>CRO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100.62">
            <text:p>100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Barbara KLERK</text:p>
          </table:table-cell>
          <table:table-cell office:value-type="string">
            <text:p>BEL</text:p>
          </table:table-cell>
          <table:table-cell office:value-type="string">
            <text:p>JGP Pokal der Blauen Schwerter 2007</text:p>
          </table:table-cell>
          <table:table-cell office:value-type="string">
            <text:p>12.10.2007</text:p>
          </table:table-cell>
          <table:table-cell office:value-type="float" office:value="100.6">
            <text:p>100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Dorka HAVASI</text:p>
          </table:table-cell>
          <table:table-cell office:value-type="string">
            <text:p>HUN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100.59">
            <text:p>100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Federica MAGNIFICO</text:p>
          </table:table-cell>
          <table:table-cell office:value-type="string">
            <text:p>SUI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100.59">
            <text:p>100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Tammy SUTAN</text:p>
          </table:table-cell>
          <table:table-cell office:value-type="string">
            <text:p>THA</text:p>
          </table:table-cell>
          <table:table-cell office:value-type="string">
            <text:p>World Junior Championships 2005</text:p>
          </table:table-cell>
          <table:table-cell office:value-type="string">
            <text:p>03.03.2005</text:p>
          </table:table-cell>
          <table:table-cell office:value-type="float" office:value="100.53">
            <text:p>100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Hyunsu JANG</text:p>
          </table:table-cell>
          <table:table-cell office:value-type="string">
            <text:p>KOR</text:p>
          </table:table-cell>
          <table:table-cell office:value-type="string">
            <text:p>ISU CS Autumn Classic International 2017</text:p>
          </table:table-cell>
          <table:table-cell office:value-type="string">
            <text:p>23.09.2017</text:p>
          </table:table-cell>
          <table:table-cell office:value-type="float" office:value="100.51">
            <text:p>100.5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Caroline DELOME SENSAT</text:p>
          </table:table-cell>
          <table:table-cell office:value-type="string">
            <text:p>FRA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100.37">
            <text:p>100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Agnese GARLISI</text:p>
          </table:table-cell>
          <table:table-cell office:value-type="string">
            <text:p>ITA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100.33">
            <text:p>100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Darija SHATIBELKO</text:p>
          </table:table-cell>
          <table:table-cell office:value-type="string">
            <text:p>LAT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100.19">
            <text:p>100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Loretta HAMUI</text:p>
          </table:table-cell>
          <table:table-cell office:value-type="string">
            <text:p>MEX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99.89">
            <text:p>99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Marietheres HUONKER</text:p>
          </table:table-cell>
          <table:table-cell office:value-type="string">
            <text:p>GER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99.82">
            <text:p>99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Maeva GALLARDA ROSSELL</text:p>
          </table:table-cell>
          <table:table-cell office:value-type="string">
            <text:p>ESP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99.82">
            <text:p>99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Haley YAO</text:p>
          </table:table-cell>
          <table:table-cell office:value-type="string">
            <text:p>TPE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99.78">
            <text:p>99.7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Melisa LÄHDEOJA</text:p>
          </table:table-cell>
          <table:table-cell office:value-type="string">
            <text:p>FIN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99.75">
            <text:p>99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Aleksandra SHLAHOVA</text:p>
          </table:table-cell>
          <table:table-cell office:value-type="string">
            <text:p>LAT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99.71">
            <text:p>99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Erle HARSTAD</text:p>
          </table:table-cell>
          <table:table-cell office:value-type="string">
            <text:p>NOR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99.33">
            <text:p>99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Eva LIM</text:p>
          </table:table-cell>
          <table:table-cell office:value-type="string">
            <text:p>NED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99.32">
            <text:p>99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Josephine RINGDAHL</text:p>
          </table:table-cell>
          <table:table-cell office:value-type="string">
            <text:p>SWE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99.16">
            <text:p>99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Natalia PAULIN</text:p>
          </table:table-cell>
          <table:table-cell office:value-type="string">
            <text:p>MEX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98.92">
            <text:p>98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Nina POLSAK</text:p>
          </table:table-cell>
          <table:table-cell office:value-type="string">
            <text:p>SLO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8.8">
            <text:p>98.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Cecilia BIERICH</text:p>
          </table:table-cell>
          <table:table-cell office:value-type="string">
            <text:p>SWE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98.77">
            <text:p>98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Petra LUKACIKOVA</text:p>
          </table:table-cell>
          <table:table-cell office:value-type="string">
            <text:p>CZE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98.75">
            <text:p>98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Kathryn WINSTANLEY</text:p>
          </table:table-cell>
          <table:table-cell office:value-type="string">
            <text:p>RSA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98.59">
            <text:p>98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Eike LANGERBAUR</text:p>
          </table:table-cell>
          <table:table-cell office:value-type="string">
            <text:p>EST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98.56">
            <text:p>98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Sayaka YODO</text:p>
          </table:table-cell>
          <table:table-cell office:value-type="string">
            <text:p>JPN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98.49">
            <text:p>98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Kristina Isabel YNTEMA</text:p>
          </table:table-cell>
          <table:table-cell office:value-type="string">
            <text:p>AUT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98.32">
            <text:p>98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Minna PARVIAINEN</text:p>
          </table:table-cell>
          <table:table-cell office:value-type="string">
            <text:p>FIN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98.24">
            <text:p>98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Selin HAFIZOGLU</text:p>
          </table:table-cell>
          <table:table-cell office:value-type="string">
            <text:p>TUR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98.24">
            <text:p>98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indra KRIISA</text:p>
          </table:table-cell>
          <table:table-cell office:value-type="string">
            <text:p>EST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98.21">
            <text:p>98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Sophie ALMASSY</text:p>
          </table:table-cell>
          <table:table-cell office:value-type="string">
            <text:p>AUT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98.19">
            <text:p>98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Charissa TANSOMBOON</text:p>
          </table:table-cell>
          <table:table-cell office:value-type="string">
            <text:p>THA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98.15">
            <text:p>98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Seoyoung YOON</text:p>
          </table:table-cell>
          <table:table-cell office:value-type="string">
            <text:p>KOR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98.15">
            <text:p>98.1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Julia SHEREMET</text:p>
          </table:table-cell>
          <table:table-cell office:value-type="string">
            <text:p>BLR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98">
            <text:p>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Anastasia LISTOPAD</text:p>
          </table:table-cell>
          <table:table-cell office:value-type="string">
            <text:p>UKR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97.86">
            <text:p>97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Hanna PAROSHYNA</text:p>
          </table:table-cell>
          <table:table-cell office:value-type="string">
            <text:p>BLR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97.85">
            <text:p>97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Agnieszka REJMENT</text:p>
          </table:table-cell>
          <table:table-cell office:value-type="string">
            <text:p>POL</text:p>
          </table:table-cell>
          <table:table-cell office:value-type="string">
            <text:p>ISU CS Warsaw Cup 2015</text:p>
          </table:table-cell>
          <table:table-cell office:value-type="string">
            <text:p>29.11.2015</text:p>
          </table:table-cell>
          <table:table-cell office:value-type="float" office:value="97.71">
            <text:p>97.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Laura FERNANDEZ</text:p>
          </table:table-cell>
          <table:table-cell office:value-type="string">
            <text:p>ESP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97.69">
            <text:p>97.6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Isabel HEINTGES</text:p>
          </table:table-cell>
          <table:table-cell office:value-type="string">
            <text:p>GER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97.62">
            <text:p>97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Toni MURRAY</text:p>
          </table:table-cell>
          <table:table-cell office:value-type="string">
            <text:p>GBR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97.59">
            <text:p>97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Diana ZANTA</text:p>
          </table:table-cell>
          <table:table-cell office:value-type="string">
            <text:p>SUI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97.55">
            <text:p>97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Melanie SWANG</text:p>
          </table:table-cell>
          <table:table-cell office:value-type="string">
            <text:p>THA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97.53">
            <text:p>97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Jennie LEE</text:p>
          </table:table-cell>
          <table:table-cell office:value-type="string">
            <text:p>TPE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97.52">
            <text:p>97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Isabella SCHUSTER-VELISSARIOU</text:p>
          </table:table-cell>
          <table:table-cell office:value-type="string">
            <text:p>GRE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97.42">
            <text:p>97.4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Natalie KWONG</text:p>
          </table:table-cell>
          <table:table-cell office:value-type="string">
            <text:p>CAN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97.36">
            <text:p>97.3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Georgia GLASTRIS</text:p>
          </table:table-cell>
          <table:table-cell office:value-type="string">
            <text:p>GRE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97.32">
            <text:p>97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Mayada KHUSSEIN</text:p>
          </table:table-cell>
          <table:table-cell office:value-type="string">
            <text:p>UKR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97.3">
            <text:p>97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Rimgaile MESKAITE</text:p>
          </table:table-cell>
          <table:table-cell office:value-type="string">
            <text:p>LTU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97.27">
            <text:p>97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Teodora MARKOVA</text:p>
          </table:table-cell>
          <table:table-cell office:value-type="string">
            <text:p>BUL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97.27">
            <text:p>97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Jody ANNANDALE</text:p>
          </table:table-cell>
          <table:table-cell office:value-type="string">
            <text:p>GBR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97.16">
            <text:p>97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Elena MUHHINA</text:p>
          </table:table-cell>
          <table:table-cell office:value-type="string">
            <text:p>EST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97.16">
            <text:p>97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Oliya CLARKSON</text:p>
          </table:table-cell>
          <table:table-cell office:value-type="string">
            <text:p>GRN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97.15">
            <text:p>97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Anna PENG</text:p>
          </table:table-cell>
          <table:table-cell office:value-type="string">
            <text:p>USA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97.13">
            <text:p>97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Jenna-Anne BUYS</text:p>
          </table:table-cell>
          <table:table-cell office:value-type="string">
            <text:p>RSA</text:p>
          </table:table-cell>
          <table:table-cell office:value-type="string">
            <text:p>Karl Schäfer Memorial 2005</text:p>
          </table:table-cell>
          <table:table-cell office:value-type="string">
            <text:p>15.10.2005</text:p>
          </table:table-cell>
          <table:table-cell office:value-type="float" office:value="97.12">
            <text:p>97.1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Nika CERIC</text:p>
          </table:table-cell>
          <table:table-cell office:value-type="string">
            <text:p>SLO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96.97">
            <text:p>96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Jenna SYKEN</text:p>
          </table:table-cell>
          <table:table-cell office:value-type="string">
            <text:p>ISR</text:p>
          </table:table-cell>
          <table:table-cell office:value-type="string">
            <text:p>ISU JGP Courchevel 2006</text:p>
          </table:table-cell>
          <table:table-cell office:value-type="string">
            <text:p>25.08.2006</text:p>
          </table:table-cell>
          <table:table-cell office:value-type="float" office:value="96.84">
            <text:p>96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Virginie CLERC</text:p>
          </table:table-cell>
          <table:table-cell office:value-type="string">
            <text:p>SUI</text:p>
          </table:table-cell>
          <table:table-cell office:value-type="string">
            <text:p>ISU JGP Pokal d. Blauen Schwerter 2009</text:p>
          </table:table-cell>
          <table:table-cell office:value-type="string">
            <text:p>02.10.2009</text:p>
          </table:table-cell>
          <table:table-cell office:value-type="float" office:value="96.83">
            <text:p>96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Marcella DE TROVATO</text:p>
          </table:table-cell>
          <table:table-cell office:value-type="string">
            <text:p>ITA</text:p>
          </table:table-cell>
          <table:table-cell office:value-type="string">
            <text:p>ISU JGP Budapest 2006</text:p>
          </table:table-cell>
          <table:table-cell office:value-type="string">
            <text:p>01.09.2006</text:p>
          </table:table-cell>
          <table:table-cell office:value-type="float" office:value="96.79">
            <text:p>96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Miruku MATSUSHITA</text:p>
          </table:table-cell>
          <table:table-cell office:value-type="string">
            <text:p>JPN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96.76">
            <text:p>96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Aleksandra BUTKO</text:p>
          </table:table-cell>
          <table:table-cell office:value-type="string">
            <text:p>LAT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96.73">
            <text:p>96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Anastasia ZAITSAVA</text:p>
          </table:table-cell>
          <table:table-cell office:value-type="string">
            <text:p>BLR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96.73">
            <text:p>96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Eliza PANCHEVA</text:p>
          </table:table-cell>
          <table:table-cell office:value-type="string">
            <text:p>BUL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6.72">
            <text:p>96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Melisa Sema ATIK</text:p>
          </table:table-cell>
          <table:table-cell office:value-type="string">
            <text:p>TUR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96.7">
            <text:p>96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Mia BRIX</text:p>
          </table:table-cell>
          <table:table-cell office:value-type="string">
            <text:p>DEN</text:p>
          </table:table-cell>
          <table:table-cell office:value-type="string">
            <text:p>ISU JGP Liberec 2006</text:p>
          </table:table-cell>
          <table:table-cell office:value-type="string">
            <text:p>21.10.2006</text:p>
          </table:table-cell>
          <table:table-cell office:value-type="float" office:value="96.67">
            <text:p>96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Zhaira COSTINIANO</text:p>
          </table:table-cell>
          <table:table-cell office:value-type="string">
            <text:p>PHI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96.61">
            <text:p>96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Debora SACCHI</text:p>
          </table:table-cell>
          <table:table-cell office:value-type="string">
            <text:p>ITA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96.6">
            <text:p>96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Ilona SENDEREK</text:p>
          </table:table-cell>
          <table:table-cell office:value-type="string">
            <text:p>POL</text:p>
          </table:table-cell>
          <table:table-cell office:value-type="string">
            <text:p>World Junior Championships 2005</text:p>
          </table:table-cell>
          <table:table-cell office:value-type="string">
            <text:p>03.03.2005</text:p>
          </table:table-cell>
          <table:table-cell office:value-type="float" office:value="96.58">
            <text:p>96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Victoria MANNI</text:p>
          </table:table-cell>
          <table:table-cell office:value-type="string">
            <text:p>SUI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96.54">
            <text:p>96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Jelizaveta LEONOVA</text:p>
          </table:table-cell>
          <table:table-cell office:value-type="string">
            <text:p>EST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96.53">
            <text:p>96.5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aroline GÜLKE</text:p>
          </table:table-cell>
          <table:table-cell office:value-type="string">
            <text:p>GER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96.46">
            <text:p>96.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Nicole GURNY</text:p>
          </table:table-cell>
          <table:table-cell office:value-type="string">
            <text:p>GER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96.38">
            <text:p>96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Emma JANG</text:p>
          </table:table-cell>
          <table:table-cell office:value-type="string">
            <text:p>TPE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96.31">
            <text:p>96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Emily NAPHTAL</text:p>
          </table:table-cell>
          <table:table-cell office:value-type="string">
            <text:p>MEX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96.26">
            <text:p>96.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Nina Larissa WOLFSLAST</text:p>
          </table:table-cell>
          <table:table-cell office:value-type="string">
            <text:p>AUT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96.26">
            <text:p>96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Jordan LAZARUS</text:p>
          </table:table-cell>
          <table:table-cell office:value-type="string">
            <text:p>AUS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96.21">
            <text:p>96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Erika TISLUCK</text:p>
          </table:table-cell>
          <table:table-cell office:value-type="string">
            <text:p>CAN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96.15">
            <text:p>96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tefanie PECHLANER</text:p>
          </table:table-cell>
          <table:table-cell office:value-type="string">
            <text:p>BUL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96.09">
            <text:p>96.0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Anna IVANCENCO</text:p>
          </table:table-cell>
          <table:table-cell office:value-type="string">
            <text:p>MDA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96.05">
            <text:p>96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Katrin KUNISCH</text:p>
          </table:table-cell>
          <table:table-cell office:value-type="string">
            <text:p>AUT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96">
            <text:p>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Jacqueline BELENYESIOVA</text:p>
          </table:table-cell>
          <table:table-cell office:value-type="string">
            <text:p>SVK</text:p>
          </table:table-cell>
          <table:table-cell office:value-type="string">
            <text:p>Karl Schäfer Memorial 2005</text:p>
          </table:table-cell>
          <table:table-cell office:value-type="string">
            <text:p>15.10.2005</text:p>
          </table:table-cell>
          <table:table-cell office:value-type="float" office:value="95.99">
            <text:p>95.9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Katsiarina PAKHAMOVICH</text:p>
          </table:table-cell>
          <table:table-cell office:value-type="string">
            <text:p>BLR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95.99">
            <text:p>95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Cara KINNEY</text:p>
          </table:table-cell>
          <table:table-cell office:value-type="string">
            <text:p>USA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95.97">
            <text:p>95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Chelsea Rose CHIAPPA</text:p>
          </table:table-cell>
          <table:table-cell office:value-type="string">
            <text:p>HUN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95.89">
            <text:p>95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Maria GAVRILOVA</text:p>
          </table:table-cell>
          <table:table-cell office:value-type="string">
            <text:p>UKR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95.58">
            <text:p>95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Jocelyn HO</text:p>
          </table:table-cell>
          <table:table-cell office:value-type="string">
            <text:p>TPE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95.56">
            <text:p>95.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Mila MORELISSEN</text:p>
          </table:table-cell>
          <table:table-cell office:value-type="string">
            <text:p>NED</text:p>
          </table:table-cell>
          <table:table-cell office:value-type="string">
            <text:p>CS Lombardia Trophy 2014</text:p>
          </table:table-cell>
          <table:table-cell office:value-type="string">
            <text:p>21.09.2014</text:p>
          </table:table-cell>
          <table:table-cell office:value-type="float" office:value="95.56">
            <text:p>95.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Elizaveta AVSIUKEVICH</text:p>
          </table:table-cell>
          <table:table-cell office:value-type="string">
            <text:p>BLR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95.49">
            <text:p>95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Serena XU</text:p>
          </table:table-cell>
          <table:table-cell office:value-type="string">
            <text:p>AUS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95.49">
            <text:p>95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Ana Sofia BESCHEA</text:p>
          </table:table-cell>
          <table:table-cell office:value-type="string">
            <text:p>ROU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95.44">
            <text:p>95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Gabriella VINOKUR</text:p>
          </table:table-cell>
          <table:table-cell office:value-type="string">
            <text:p>ISR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95.3">
            <text:p>95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Ekaterina LOBANOVA</text:p>
          </table:table-cell>
          <table:table-cell office:value-type="string">
            <text:p>RUS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95.26">
            <text:p>95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Mary Ro REYES</text:p>
          </table:table-cell>
          <table:table-cell office:value-type="string">
            <text:p>MEX</text:p>
          </table:table-cell>
          <table:table-cell office:value-type="string">
            <text:p>Skate Canada Autumn Classic 2014</text:p>
          </table:table-cell>
          <table:table-cell office:value-type="string">
            <text:p>16.10.2014</text:p>
          </table:table-cell>
          <table:table-cell office:value-type="float" office:value="95.25">
            <text:p>95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Leona ROGIC</text:p>
          </table:table-cell>
          <table:table-cell office:value-type="string">
            <text:p>SRB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5.24">
            <text:p>95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Angelika DUBINSKI</text:p>
          </table:table-cell>
          <table:table-cell office:value-type="string">
            <text:p>GER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95.19">
            <text:p>95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Joyce DEN HOLLANDER</text:p>
          </table:table-cell>
          <table:table-cell office:value-type="string">
            <text:p>NED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95.17">
            <text:p>95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Josephine KAERSGAARD</text:p>
          </table:table-cell>
          <table:table-cell office:value-type="string">
            <text:p>DEN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95.14">
            <text:p>95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Tina LEUENBERGER</text:p>
          </table:table-cell>
          <table:table-cell office:value-type="string">
            <text:p>SUI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95.14">
            <text:p>95.1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tephanie RIGLEY</text:p>
          </table:table-cell>
          <table:table-cell office:value-type="string">
            <text:p>GBR</text:p>
          </table:table-cell>
          <table:table-cell office:value-type="string">
            <text:p>ISU JGP Pokal d. Blauen Schwerter 2009</text:p>
          </table:table-cell>
          <table:table-cell office:value-type="string">
            <text:p>02.10.2009</text:p>
          </table:table-cell>
          <table:table-cell office:value-type="float" office:value="95.13">
            <text:p>95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Nagisa HAYASHI</text:p>
          </table:table-cell>
          <table:table-cell office:value-type="string">
            <text:p>JPN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95.12">
            <text:p>95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argot KRISBERG</text:p>
          </table:table-cell>
          <table:table-cell office:value-type="string">
            <text:p>ISR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95.06">
            <text:p>95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Ekin SAYGI</text:p>
          </table:table-cell>
          <table:table-cell office:value-type="string">
            <text:p>TUR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95.03">
            <text:p>95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Melanie EGELHOFER</text:p>
          </table:table-cell>
          <table:table-cell office:value-type="string">
            <text:p>SUI</text:p>
          </table:table-cell>
          <table:table-cell office:value-type="string">
            <text:p>JGP Pokal der Blauen Schwerter 2007</text:p>
          </table:table-cell>
          <table:table-cell office:value-type="string">
            <text:p>12.10.2007</text:p>
          </table:table-cell>
          <table:table-cell office:value-type="float" office:value="94.99">
            <text:p>94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Kristina MIKHAILOVA</text:p>
          </table:table-cell>
          <table:table-cell office:value-type="string">
            <text:p>BLR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94.97">
            <text:p>94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Alicia TSINGISSER</text:p>
          </table:table-cell>
          <table:table-cell office:value-type="string">
            <text:p>EST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94.97">
            <text:p>94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Mylene BRODEUR</text:p>
          </table:table-cell>
          <table:table-cell office:value-type="string">
            <text:p>CAN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94.95">
            <text:p>94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Chae-Yeon SUHR</text:p>
          </table:table-cell>
          <table:table-cell office:value-type="string">
            <text:p>KOR</text:p>
          </table:table-cell>
          <table:table-cell office:value-type="string">
            <text:p>Four Continents Championships 2012</text:p>
          </table:table-cell>
          <table:table-cell office:value-type="string">
            <text:p>11.02.2012</text:p>
          </table:table-cell>
          <table:table-cell office:value-type="float" office:value="94.95">
            <text:p>94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Ksenia BAKUSHEVA</text:p>
          </table:table-cell>
          <table:table-cell office:value-type="string">
            <text:p>BLR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94.88">
            <text:p>94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Zuzana WOJTOVICOVA</text:p>
          </table:table-cell>
          <table:table-cell office:value-type="string">
            <text:p>CZE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94.75">
            <text:p>94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Alina SUPONENKO</text:p>
          </table:table-cell>
          <table:table-cell office:value-type="string">
            <text:p>BLR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94.74">
            <text:p>94.7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Aleksandra RUDOLF</text:p>
          </table:table-cell>
          <table:table-cell office:value-type="string">
            <text:p>POL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94.71">
            <text:p>94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Erin REED</text:p>
          </table:table-cell>
          <table:table-cell office:value-type="string">
            <text:p>USA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94.66">
            <text:p>94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Petra POSCHNER</text:p>
          </table:table-cell>
          <table:table-cell office:value-type="string">
            <text:p>GER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94.59">
            <text:p>94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Yeon Su LEE</text:p>
          </table:table-cell>
          <table:table-cell office:value-type="string">
            <text:p>KOR</text:p>
          </table:table-cell>
          <table:table-cell office:value-type="string">
            <text:p>ISU JGP Pokal d. Blauen Schwerter 2012</text:p>
          </table:table-cell>
          <table:table-cell office:value-type="string">
            <text:p>12.10.2012</text:p>
          </table:table-cell>
          <table:table-cell office:value-type="float" office:value="94.55">
            <text:p>94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Joanna WEBBER</text:p>
          </table:table-cell>
          <table:table-cell office:value-type="string">
            <text:p>GBR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94.31">
            <text:p>94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Georgina KANTOR</text:p>
          </table:table-cell>
          <table:table-cell office:value-type="string">
            <text:p>HUN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94.22">
            <text:p>94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Katja GROHMANN</text:p>
          </table:table-cell>
          <table:table-cell office:value-type="string">
            <text:p>GER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94.04">
            <text:p>94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Kathrin FREUDELSPERGER</text:p>
          </table:table-cell>
          <table:table-cell office:value-type="string">
            <text:p>AUT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93.81">
            <text:p>93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Tena COPOR</text:p>
          </table:table-cell>
          <table:table-cell office:value-type="string">
            <text:p>CRO</text:p>
          </table:table-cell>
          <table:table-cell office:value-type="string">
            <text:p>ISU CS Golden Spin of Zagreb 2015</text:p>
          </table:table-cell>
          <table:table-cell office:value-type="string">
            <text:p>05.12.2015</text:p>
          </table:table-cell>
          <table:table-cell office:value-type="float" office:value="93.78">
            <text:p>93.7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Erin SCHERRER</text:p>
          </table:table-cell>
          <table:table-cell office:value-type="string">
            <text:p>CAN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93.68">
            <text:p>93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era VÄISTÖ</text:p>
          </table:table-cell>
          <table:table-cell office:value-type="string">
            <text:p>FIN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93.66">
            <text:p>93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Carolin RIESENWEBER</text:p>
          </table:table-cell>
          <table:table-cell office:value-type="string">
            <text:p>GER</text:p>
          </table:table-cell>
          <table:table-cell office:value-type="string">
            <text:p>ISU JGP Croatia Cup 2009</text:p>
          </table:table-cell>
          <table:table-cell office:value-type="string">
            <text:p>10.10.2009</text:p>
          </table:table-cell>
          <table:table-cell office:value-type="float" office:value="93.61">
            <text:p>93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Sigrid YOUNG</text:p>
          </table:table-cell>
          <table:table-cell office:value-type="string">
            <text:p>TPE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93.56">
            <text:p>93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Elena MANGAS</text:p>
          </table:table-cell>
          <table:table-cell office:value-type="string">
            <text:p>ESP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93.54">
            <text:p>93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Zeynep Dilruba SANOGLU</text:p>
          </table:table-cell>
          <table:table-cell office:value-type="string">
            <text:p>TUR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93.52">
            <text:p>93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Sara TWETE</text:p>
          </table:table-cell>
          <table:table-cell office:value-type="string">
            <text:p>DEN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93.43">
            <text:p>93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Monika PETERKA</text:p>
          </table:table-cell>
          <table:table-cell office:value-type="string">
            <text:p>ITA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93.4">
            <text:p>93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Madelaine PARKER</text:p>
          </table:table-cell>
          <table:table-cell office:value-type="string">
            <text:p>NZL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93.39">
            <text:p>93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Amanda VALENTINE</text:p>
          </table:table-cell>
          <table:table-cell office:value-type="string">
            <text:p>CAN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93.33">
            <text:p>93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Olivia TUUVA</text:p>
          </table:table-cell>
          <table:table-cell office:value-type="string">
            <text:p>FIN</text:p>
          </table:table-cell>
          <table:table-cell office:value-type="string">
            <text:p>CS Volvo Open Cup 2014</text:p>
          </table:table-cell>
          <table:table-cell office:value-type="string">
            <text:p>06.11.2014</text:p>
          </table:table-cell>
          <table:table-cell office:value-type="float" office:value="93.29">
            <text:p>93.2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Magdalena ZAWADZKA</text:p>
          </table:table-cell>
          <table:table-cell office:value-type="string">
            <text:p>POL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93.24">
            <text:p>93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Katarina KITAROVIC</text:p>
          </table:table-cell>
          <table:table-cell office:value-type="string">
            <text:p>CRO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3.23">
            <text:p>93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rigitte BLICKLING</text:p>
          </table:table-cell>
          <table:table-cell office:value-type="string">
            <text:p>GER</text:p>
          </table:table-cell>
          <table:table-cell office:value-type="string">
            <text:p>World Junior Championships 2007</text:p>
          </table:table-cell>
          <table:table-cell office:value-type="string">
            <text:p>03.03.2007</text:p>
          </table:table-cell>
          <table:table-cell office:value-type="float" office:value="93.17">
            <text:p>93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ofia BARDAKOV</text:p>
          </table:table-cell>
          <table:table-cell office:value-type="string">
            <text:p>ISR</text:p>
          </table:table-cell>
          <table:table-cell office:value-type="string">
            <text:p>ISU JGP Croatia Cup 2009</text:p>
          </table:table-cell>
          <table:table-cell office:value-type="string">
            <text:p>10.10.2009</text:p>
          </table:table-cell>
          <table:table-cell office:value-type="float" office:value="93">
            <text:p>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Karla QUINN</text:p>
          </table:table-cell>
          <table:table-cell office:value-type="string">
            <text:p>GBR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92.99">
            <text:p>92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Hana CVIJANOVIC</text:p>
          </table:table-cell>
          <table:table-cell office:value-type="string">
            <text:p>CRO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2.93">
            <text:p>92.9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Phoebe DI TOMMASO</text:p>
          </table:table-cell>
          <table:table-cell office:value-type="string">
            <text:p>AUS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92.92">
            <text:p>92.9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Anastassia KISTLER</text:p>
          </table:table-cell>
          <table:table-cell office:value-type="string">
            <text:p>SUI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92.68">
            <text:p>92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Kristinna JENSEN VAGTBORG</text:p>
          </table:table-cell>
          <table:table-cell office:value-type="string">
            <text:p>DEN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92.68">
            <text:p>92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Amelie PIERRE</text:p>
          </table:table-cell>
          <table:table-cell office:value-type="string">
            <text:p>BEL</text:p>
          </table:table-cell>
          <table:table-cell office:value-type="string">
            <text:p>ISU JGP Courchevel 2006</text:p>
          </table:table-cell>
          <table:table-cell office:value-type="string">
            <text:p>25.08.2006</text:p>
          </table:table-cell>
          <table:table-cell office:value-type="float" office:value="92.57">
            <text:p>92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Daria PODTELEJNIKOVA</text:p>
          </table:table-cell>
          <table:table-cell office:value-type="string">
            <text:p>DEN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92.55">
            <text:p>92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Myrtel SALDEEN OLOFSSON</text:p>
          </table:table-cell>
          <table:table-cell office:value-type="string">
            <text:p>SWE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92.54">
            <text:p>92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Marusa UDRIH</text:p>
          </table:table-cell>
          <table:table-cell office:value-type="string">
            <text:p>SLO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92.49">
            <text:p>92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Miroslava MAGULOVA</text:p>
          </table:table-cell>
          <table:table-cell office:value-type="string">
            <text:p>SVK</text:p>
          </table:table-cell>
          <table:table-cell office:value-type="string">
            <text:p>ISU CS Ondrej Nepela Memorial 2016</text:p>
          </table:table-cell>
          <table:table-cell office:value-type="string">
            <text:p>30.09.2016</text:p>
          </table:table-cell>
          <table:table-cell office:value-type="float" office:value="92.45">
            <text:p>92.4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Aurelia BUCHS</text:p>
          </table:table-cell>
          <table:table-cell office:value-type="string">
            <text:p>SUI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92.42">
            <text:p>92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Jianu TIAN</text:p>
          </table:table-cell>
          <table:table-cell office:value-type="string">
            <text:p>CHN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92.24">
            <text:p>92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Tae Yeon LEE</text:p>
          </table:table-cell>
          <table:table-cell office:value-type="string">
            <text:p>KOR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92.24">
            <text:p>92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Bianka PADAR</text:p>
          </table:table-cell>
          <table:table-cell office:value-type="string">
            <text:p>HUN</text:p>
          </table:table-cell>
          <table:table-cell office:value-type="string">
            <text:p>European Championships 2005</text:p>
          </table:table-cell>
          <table:table-cell office:value-type="string">
            <text:p>29.01.2005</text:p>
          </table:table-cell>
          <table:table-cell office:value-type="float" office:value="92.18">
            <text:p>92.1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Alessandra LAURENCIK</text:p>
          </table:table-cell>
          <table:table-cell office:value-type="string">
            <text:p>AUT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92.18">
            <text:p>92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Merovee EPHREM</text:p>
          </table:table-cell>
          <table:table-cell office:value-type="string">
            <text:p>MON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92.15">
            <text:p>92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Taylor DEAN</text:p>
          </table:table-cell>
          <table:table-cell office:value-type="string">
            <text:p>AUS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92.14">
            <text:p>92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Leonora Colmor JEPSEN</text:p>
          </table:table-cell>
          <table:table-cell office:value-type="string">
            <text:p>DEN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92.11">
            <text:p>92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Maryia SALDAKAYEVA</text:p>
          </table:table-cell>
          <table:table-cell office:value-type="string">
            <text:p>BLR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92.04">
            <text:p>92.0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Kristina ZAKHARANKA</text:p>
          </table:table-cell>
          <table:table-cell office:value-type="string">
            <text:p>BLR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92.03">
            <text:p>92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Tamami ONO</text:p>
          </table:table-cell>
          <table:table-cell office:value-type="string">
            <text:p>HKG</text:p>
          </table:table-cell>
          <table:table-cell office:value-type="string">
            <text:p>Four Continents Championships 2009</text:p>
          </table:table-cell>
          <table:table-cell office:value-type="string">
            <text:p>06.02.2009</text:p>
          </table:table-cell>
          <table:table-cell office:value-type="float" office:value="91.89">
            <text:p>91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Andrea ANLIKER</text:p>
          </table:table-cell>
          <table:table-cell office:value-type="string">
            <text:p>SUI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91.73">
            <text:p>91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Samantha CABILES</text:p>
          </table:table-cell>
          <table:table-cell office:value-type="string">
            <text:p>PHI</text:p>
          </table:table-cell>
          <table:table-cell office:value-type="string">
            <text:p>ISU JGP Nagoya TV Cup 2014</text:p>
          </table:table-cell>
          <table:table-cell office:value-type="string">
            <text:p>13.09.2014</text:p>
          </table:table-cell>
          <table:table-cell office:value-type="float" office:value="91.71">
            <text:p>91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Stasia RAGE</text:p>
          </table:table-cell>
          <table:table-cell office:value-type="string">
            <text:p>LAT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91.64">
            <text:p>91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aria BATURA</text:p>
          </table:table-cell>
          <table:table-cell office:value-type="string">
            <text:p>BLR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91.63">
            <text:p>91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Naja FERKOV</text:p>
          </table:table-cell>
          <table:table-cell office:value-type="string">
            <text:p>SLO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91.62">
            <text:p>91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Natalie SANGKAGALO</text:p>
          </table:table-cell>
          <table:table-cell office:value-type="string">
            <text:p>THA</text:p>
          </table:table-cell>
          <table:table-cell office:value-type="string">
            <text:p>ISU CS Autumn Classic International 2017</text:p>
          </table:table-cell>
          <table:table-cell office:value-type="string">
            <text:p>23.09.2017</text:p>
          </table:table-cell>
          <table:table-cell office:value-type="float" office:value="91.61">
            <text:p>91.6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Karline Monika POLE</text:p>
          </table:table-cell>
          <table:table-cell office:value-type="string">
            <text:p>LAT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91.59">
            <text:p>91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Petra ARPONEN</text:p>
          </table:table-cell>
          <table:table-cell office:value-type="string">
            <text:p>FIN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91.57">
            <text:p>91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Tatsiana MIHITS</text:p>
          </table:table-cell>
          <table:table-cell office:value-type="string">
            <text:p>BLR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91.38">
            <text:p>91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Matleena LAAKSO</text:p>
          </table:table-cell>
          <table:table-cell office:value-type="string">
            <text:p>FIN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90.96">
            <text:p>90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Tsin Nam Nicole CHAN</text:p>
          </table:table-cell>
          <table:table-cell office:value-type="string">
            <text:p>HKG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90.96">
            <text:p>90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Jaimee NOBBS</text:p>
          </table:table-cell>
          <table:table-cell office:value-type="string">
            <text:p>AUS</text:p>
          </table:table-cell>
          <table:table-cell office:value-type="string">
            <text:p>ISU JGP SBC Cup 2010</text:p>
          </table:table-cell>
          <table:table-cell office:value-type="string">
            <text:p>25.09.2010</text:p>
          </table:table-cell>
          <table:table-cell office:value-type="float" office:value="90.83">
            <text:p>90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Lauren KO</text:p>
          </table:table-cell>
          <table:table-cell office:value-type="string">
            <text:p>PHI</text:p>
          </table:table-cell>
          <table:table-cell office:value-type="string">
            <text:p>Four Continents Championships 2010</text:p>
          </table:table-cell>
          <table:table-cell office:value-type="string">
            <text:p>29.01.2010</text:p>
          </table:table-cell>
          <table:table-cell office:value-type="float" office:value="90.77">
            <text:p>90.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Kristina GRIGOROVA</text:p>
          </table:table-cell>
          <table:table-cell office:value-type="string">
            <text:p>BUL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90.71">
            <text:p>90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Laura CZARNOTTA</text:p>
          </table:table-cell>
          <table:table-cell office:value-type="string">
            <text:p>POL</text:p>
          </table:table-cell>
          <table:table-cell office:value-type="string">
            <text:p>World Junior Championships 2006</text:p>
          </table:table-cell>
          <table:table-cell office:value-type="string">
            <text:p>09.03.2006</text:p>
          </table:table-cell>
          <table:table-cell office:value-type="float" office:value="90.59">
            <text:p>90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Tuuli NIKOSKINEN</text:p>
          </table:table-cell>
          <table:table-cell office:value-type="string">
            <text:p>FIN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90.57">
            <text:p>90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Pina UMEK</text:p>
          </table:table-cell>
          <table:table-cell office:value-type="string">
            <text:p>SLO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90.52">
            <text:p>90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Kristin Valdis ORNOLFSDOTTIR</text:p>
          </table:table-cell>
          <table:table-cell office:value-type="string">
            <text:p>ISL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90.49">
            <text:p>90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oo-Hyun KIM</text:p>
          </table:table-cell>
          <table:table-cell office:value-type="string">
            <text:p>KOR</text:p>
          </table:table-cell>
          <table:table-cell office:value-type="string">
            <text:p>ISU JGP Mexico Cup 2006</text:p>
          </table:table-cell>
          <table:table-cell office:value-type="string">
            <text:p>16.09.2006</text:p>
          </table:table-cell>
          <table:table-cell office:value-type="float" office:value="90.45">
            <text:p>90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Tsz Ying Crystal CHIK</text:p>
          </table:table-cell>
          <table:table-cell office:value-type="string">
            <text:p>HKG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90.45">
            <text:p>90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Zhansaya ADYKHANOVA</text:p>
          </table:table-cell>
          <table:table-cell office:value-type="string">
            <text:p>KAZ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90.43">
            <text:p>90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Eline ANTHONISSEN</text:p>
          </table:table-cell>
          <table:table-cell office:value-type="string">
            <text:p>BEL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90.41">
            <text:p>90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Courtney SOKAL</text:p>
          </table:table-cell>
          <table:table-cell office:value-type="string">
            <text:p>CAN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90.27">
            <text:p>90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Chelsea Chiyan YIM</text:p>
          </table:table-cell>
          <table:table-cell office:value-type="string">
            <text:p>HKG</text:p>
          </table:table-cell>
          <table:table-cell office:value-type="string">
            <text:p>U.S. International FS Classic 2014</text:p>
          </table:table-cell>
          <table:table-cell office:value-type="string">
            <text:p>13.09.2014</text:p>
          </table:table-cell>
          <table:table-cell office:value-type="float" office:value="90.26">
            <text:p>90.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Isabella LARKIN</text:p>
          </table:table-cell>
          <table:table-cell office:value-type="string">
            <text:p>GBR</text:p>
          </table:table-cell>
          <table:table-cell office:value-type="string">
            <text:p>ISU JGP Bosphorus 2012</text:p>
          </table:table-cell>
          <table:table-cell office:value-type="string">
            <text:p>21.09.2012</text:p>
          </table:table-cell>
          <table:table-cell office:value-type="float" office:value="90.21">
            <text:p>90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heuk Ka Kahlen CHEUNG</text:p>
          </table:table-cell>
          <table:table-cell office:value-type="string">
            <text:p>HKG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90.12">
            <text:p>90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Elina VESAMÄKI</text:p>
          </table:table-cell>
          <table:table-cell office:value-type="string">
            <text:p>FIN</text:p>
          </table:table-cell>
          <table:table-cell office:value-type="string">
            <text:p>ISU JGP SBC Trophy 2005</text:p>
          </table:table-cell>
          <table:table-cell office:value-type="string">
            <text:p>22.10.2005</text:p>
          </table:table-cell>
          <table:table-cell office:value-type="float" office:value="90.09">
            <text:p>90.0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Ayako HAGIWARA</text:p>
          </table:table-cell>
          <table:table-cell office:value-type="string">
            <text:p>JPN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90.04">
            <text:p>90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Paulina HRYNIEWICZ</text:p>
          </table:table-cell>
          <table:table-cell office:value-type="string">
            <text:p>POL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90.04">
            <text:p>90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Laura PONZIO</text:p>
          </table:table-cell>
          <table:table-cell office:value-type="string">
            <text:p>NED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89.79">
            <text:p>89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Laurie LOUGSAMI</text:p>
          </table:table-cell>
          <table:table-cell office:value-type="string">
            <text:p>BEL</text:p>
          </table:table-cell>
          <table:table-cell office:value-type="string">
            <text:p>ISU JGP Courchevel 2008</text:p>
          </table:table-cell>
          <table:table-cell office:value-type="string">
            <text:p>29.08.2008</text:p>
          </table:table-cell>
          <table:table-cell office:value-type="float" office:value="89.72">
            <text:p>89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Nikola MAZGANE</text:p>
          </table:table-cell>
          <table:table-cell office:value-type="string">
            <text:p>LAT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89.69">
            <text:p>89.6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Cambria LITTLE</text:p>
          </table:table-cell>
          <table:table-cell office:value-type="string">
            <text:p>CAN</text:p>
          </table:table-cell>
          <table:table-cell office:value-type="string">
            <text:p>ISU JGP Pokal d. Blauen Schwerter 2009</text:p>
          </table:table-cell>
          <table:table-cell office:value-type="string">
            <text:p>02.10.2009</text:p>
          </table:table-cell>
          <table:table-cell office:value-type="float" office:value="89.66">
            <text:p>89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Eva IAKOVLEVA</text:p>
          </table:table-cell>
          <table:table-cell office:value-type="string">
            <text:p>KGZ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89.66">
            <text:p>89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Viktoria CHIAPPA</text:p>
          </table:table-cell>
          <table:table-cell office:value-type="string">
            <text:p>HUN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89.57">
            <text:p>89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Tianqi YUAN</text:p>
          </table:table-cell>
          <table:table-cell office:value-type="string">
            <text:p>CHN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89.55">
            <text:p>89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Devon NEULS</text:p>
          </table:table-cell>
          <table:table-cell office:value-type="string">
            <text:p>CAN</text:p>
          </table:table-cell>
          <table:table-cell office:value-type="string">
            <text:p>ISU JGP Mexico Cup 2006</text:p>
          </table:table-cell>
          <table:table-cell office:value-type="string">
            <text:p>16.09.2006</text:p>
          </table:table-cell>
          <table:table-cell office:value-type="float" office:value="89.52">
            <text:p>89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Henriikka HIETANIEMI</text:p>
          </table:table-cell>
          <table:table-cell office:value-type="string">
            <text:p>FIN</text:p>
          </table:table-cell>
          <table:table-cell office:value-type="string">
            <text:p>ISU JGP SBC Trophy 2005</text:p>
          </table:table-cell>
          <table:table-cell office:value-type="string">
            <text:p>22.10.2005</text:p>
          </table:table-cell>
          <table:table-cell office:value-type="float" office:value="89.51">
            <text:p>89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Stephanie ELLENSOHN</text:p>
          </table:table-cell>
          <table:table-cell office:value-type="string">
            <text:p>AUT</text:p>
          </table:table-cell>
          <table:table-cell office:value-type="string">
            <text:p>ISU JGP Vienna Cup 2007</text:p>
          </table:table-cell>
          <table:table-cell office:value-type="string">
            <text:p>14.09.2007</text:p>
          </table:table-cell>
          <table:table-cell office:value-type="float" office:value="89.34">
            <text:p>89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Marta OLCZAK</text:p>
          </table:table-cell>
          <table:table-cell office:value-type="string">
            <text:p>POL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89.34">
            <text:p>89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Kirsten VERBIST</text:p>
          </table:table-cell>
          <table:table-cell office:value-type="string">
            <text:p>BEL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89.33">
            <text:p>89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tina MARTINI</text:p>
          </table:table-cell>
          <table:table-cell office:value-type="string">
            <text:p>AUT</text:p>
          </table:table-cell>
          <table:table-cell office:value-type="string">
            <text:p>ISU JGP Cup of Austria 2010</text:p>
          </table:table-cell>
          <table:table-cell office:value-type="string">
            <text:p>18.09.2010</text:p>
          </table:table-cell>
          <table:table-cell office:value-type="float" office:value="89.33">
            <text:p>89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Cecilia GAUVIN</text:p>
          </table:table-cell>
          <table:table-cell office:value-type="string">
            <text:p>CAN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89.29">
            <text:p>89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Victoria TSMOKALIUK</text:p>
          </table:table-cell>
          <table:table-cell office:value-type="string">
            <text:p>UKR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89.2">
            <text:p>89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Melanie Yuung-Hui CHANG</text:p>
          </table:table-cell>
          <table:table-cell office:value-type="string">
            <text:p>TPE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89.19">
            <text:p>89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Brittany LAU</text:p>
          </table:table-cell>
          <table:table-cell office:value-type="string">
            <text:p>SGP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89.05">
            <text:p>89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Florencia CALDERON</text:p>
          </table:table-cell>
          <table:table-cell office:value-type="string">
            <text:p>MEX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88.88">
            <text:p>88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Mericien VENZON</text:p>
          </table:table-cell>
          <table:table-cell office:value-type="string">
            <text:p>PHI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88.78">
            <text:p>88.7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Sabina PAQUIER</text:p>
          </table:table-cell>
          <table:table-cell office:value-type="string">
            <text:p>ROU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88.77">
            <text:p>88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Ann Julie ARNESEN</text:p>
          </table:table-cell>
          <table:table-cell office:value-type="string">
            <text:p>NOR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88.75">
            <text:p>88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Promsan RATTANADILOK NA PHUKET</text:p>
          </table:table-cell>
          <table:table-cell office:value-type="string">
            <text:p>THA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88.75">
            <text:p>88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Anais MORAND</text:p>
          </table:table-cell>
          <table:table-cell office:value-type="string">
            <text:p>SUI</text:p>
          </table:table-cell>
          <table:table-cell office:value-type="string">
            <text:p>ISU JGP Cup of Austria 2010</text:p>
          </table:table-cell>
          <table:table-cell office:value-type="string">
            <text:p>18.09.2010</text:p>
          </table:table-cell>
          <table:table-cell office:value-type="float" office:value="88.67">
            <text:p>88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Julia GRETARSDOTTIR</text:p>
          </table:table-cell>
          <table:table-cell office:value-type="string">
            <text:p>ISL</text:p>
          </table:table-cell>
          <table:table-cell office:value-type="string">
            <text:p>ISU JGP Pokal d. Blauen Schwerter 2012</text:p>
          </table:table-cell>
          <table:table-cell office:value-type="string">
            <text:p>12.10.2012</text:p>
          </table:table-cell>
          <table:table-cell office:value-type="float" office:value="88.32">
            <text:p>88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Valeria LEONI</text:p>
          </table:table-cell>
          <table:table-cell office:value-type="string">
            <text:p>ITA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88.23">
            <text:p>88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Jiayin LI</text:p>
          </table:table-cell>
          <table:table-cell office:value-type="string">
            <text:p>CHN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88.22">
            <text:p>88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ary Grace BALDO</text:p>
          </table:table-cell>
          <table:table-cell office:value-type="string">
            <text:p>PHI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88.14">
            <text:p>88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Clara PETIT</text:p>
          </table:table-cell>
          <table:table-cell office:value-type="string">
            <text:p>FRA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88.07">
            <text:p>88.0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Myriam FLÜHMANN</text:p>
          </table:table-cell>
          <table:table-cell office:value-type="string">
            <text:p>SUI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88.04">
            <text:p>88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Shirene HUMAN</text:p>
          </table:table-cell>
          <table:table-cell office:value-type="string">
            <text:p>RSA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88">
            <text:p>8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Cecilie Kongsbak DREIER</text:p>
          </table:table-cell>
          <table:table-cell office:value-type="string">
            <text:p>DEN</text:p>
          </table:table-cell>
          <table:table-cell office:value-type="string">
            <text:p>ISU JGP Pokal der Blauen Schwerter 2014</text:p>
          </table:table-cell>
          <table:table-cell office:value-type="string">
            <text:p>03.10.2014</text:p>
          </table:table-cell>
          <table:table-cell office:value-type="float" office:value="87.96">
            <text:p>87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Taryn JURGENSEN</text:p>
          </table:table-cell>
          <table:table-cell office:value-type="string">
            <text:p>THA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87.83">
            <text:p>87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Jessica Ga WAI</text:p>
          </table:table-cell>
          <table:table-cell office:value-type="string">
            <text:p>TPE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87.81">
            <text:p>87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Amelia SADLER</text:p>
          </table:table-cell>
          <table:table-cell office:value-type="string">
            <text:p>AUS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87.75">
            <text:p>87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Francesca MONGINI</text:p>
          </table:table-cell>
          <table:table-cell office:value-type="string">
            <text:p>ITA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87.72">
            <text:p>87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Phillipa PICKARD</text:p>
          </table:table-cell>
          <table:table-cell office:value-type="string">
            <text:p>GBR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87.6">
            <text:p>87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Savika Refa ZAHIRA</text:p>
          </table:table-cell>
          <table:table-cell office:value-type="string">
            <text:p>INA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87.59">
            <text:p>87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Valentina MIKAC</text:p>
          </table:table-cell>
          <table:table-cell office:value-type="string">
            <text:p>CRO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87.56">
            <text:p>87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Sumika YAMADA</text:p>
          </table:table-cell>
          <table:table-cell office:value-type="string">
            <text:p>HKG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87.25">
            <text:p>87.2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Clara PETERS</text:p>
          </table:table-cell>
          <table:table-cell office:value-type="string">
            <text:p>IRL</text:p>
          </table:table-cell>
          <table:table-cell office:value-type="string">
            <text:p>Nebelhorn Trophy 2013</text:p>
          </table:table-cell>
          <table:table-cell office:value-type="string">
            <text:p>27.09.2013</text:p>
          </table:table-cell>
          <table:table-cell office:value-type="float" office:value="87.25">
            <text:p>87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Maria DIKANOVIC</text:p>
          </table:table-cell>
          <table:table-cell office:value-type="string">
            <text:p>CRO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87.02">
            <text:p>87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Karina RUTLAUKA</text:p>
          </table:table-cell>
          <table:table-cell office:value-type="string">
            <text:p>LAT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86.99">
            <text:p>86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Laura DOWNING</text:p>
          </table:table-cell>
          <table:table-cell office:value-type="string">
            <text:p>AUS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86.98">
            <text:p>86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Kamile LINAUSKAITE</text:p>
          </table:table-cell>
          <table:table-cell office:value-type="string">
            <text:p>LTU</text:p>
          </table:table-cell>
          <table:table-cell office:value-type="string">
            <text:p>ISU JGP Czech Skate 2014</text:p>
          </table:table-cell>
          <table:table-cell office:value-type="string">
            <text:p>06.09.2014</text:p>
          </table:table-cell>
          <table:table-cell office:value-type="float" office:value="86.94">
            <text:p>86.9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Oona LINDAHL</text:p>
          </table:table-cell>
          <table:table-cell office:value-type="string">
            <text:p>FIN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86.89">
            <text:p>86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Alina SYDYKOVA</text:p>
          </table:table-cell>
          <table:table-cell office:value-type="string">
            <text:p>KAZ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86.89">
            <text:p>86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Martina SASANELLI</text:p>
          </table:table-cell>
          <table:table-cell office:value-type="string">
            <text:p>ITA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86.81">
            <text:p>86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Anastassiya KHVAN</text:p>
          </table:table-cell>
          <table:table-cell office:value-type="string">
            <text:p>KAZ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86.81">
            <text:p>86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Alexandra ELIZONDO</text:p>
          </table:table-cell>
          <table:table-cell office:value-type="string">
            <text:p>MEX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86.79">
            <text:p>86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Amy TANNER</text:p>
          </table:table-cell>
          <table:table-cell office:value-type="string">
            <text:p>GBR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86.76">
            <text:p>86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Tania MARGARIDO</text:p>
          </table:table-cell>
          <table:table-cell office:value-type="string">
            <text:p>AND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86.61">
            <text:p>86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Amelia SCHWIENBACHER</text:p>
          </table:table-cell>
          <table:table-cell office:value-type="string">
            <text:p>ITA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86.57">
            <text:p>86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Stefani MAROTTA</text:p>
          </table:table-cell>
          <table:table-cell office:value-type="string">
            <text:p>CAN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86.53">
            <text:p>86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Laura KEAN</text:p>
          </table:table-cell>
          <table:table-cell office:value-type="string">
            <text:p>GBR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86.51">
            <text:p>86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Marijose CAVAZOS</text:p>
          </table:table-cell>
          <table:table-cell office:value-type="string">
            <text:p>MEX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86.43">
            <text:p>86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Christina GRILL</text:p>
          </table:table-cell>
          <table:table-cell office:value-type="string">
            <text:p>AUT</text:p>
          </table:table-cell>
          <table:table-cell office:value-type="string">
            <text:p>ISU CS Warsaw Cup 2015</text:p>
          </table:table-cell>
          <table:table-cell office:value-type="string">
            <text:p>29.11.2015</text:p>
          </table:table-cell>
          <table:table-cell office:value-type="float" office:value="86.36">
            <text:p>86.3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Linden VAN BEMMEL</text:p>
          </table:table-cell>
          <table:table-cell office:value-type="string">
            <text:p>NED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86.35">
            <text:p>86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Alice VELATI</text:p>
          </table:table-cell>
          <table:table-cell office:value-type="string">
            <text:p>ITA</text:p>
          </table:table-cell>
          <table:table-cell office:value-type="string">
            <text:p>ISU JGP Vienna Cup 2007</text:p>
          </table:table-cell>
          <table:table-cell office:value-type="string">
            <text:p>14.09.2007</text:p>
          </table:table-cell>
          <table:table-cell office:value-type="float" office:value="86.27">
            <text:p>86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Anzelika KLUJEVA</text:p>
          </table:table-cell>
          <table:table-cell office:value-type="string">
            <text:p>LAT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86.27">
            <text:p>86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Regina Andrea RODRIGUEZ LEAL</text:p>
          </table:table-cell>
          <table:table-cell office:value-type="string">
            <text:p>MEX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86.24">
            <text:p>86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Nicola KORCK</text:p>
          </table:table-cell>
          <table:table-cell office:value-type="string">
            <text:p>NZL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86.24">
            <text:p>86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Christina ERDEL</text:p>
          </table:table-cell>
          <table:table-cell office:value-type="string">
            <text:p>GER</text:p>
          </table:table-cell>
          <table:table-cell office:value-type="string">
            <text:p>ISU JGP Volvo Cup 2011</text:p>
          </table:table-cell>
          <table:table-cell office:value-type="string">
            <text:p>02.09.2011</text:p>
          </table:table-cell>
          <table:table-cell office:value-type="float" office:value="86.23">
            <text:p>86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Jessica KURZAWSKI</text:p>
          </table:table-cell>
          <table:table-cell office:value-type="string">
            <text:p>AUS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86.19">
            <text:p>86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Ana Maria ION</text:p>
          </table:table-cell>
          <table:table-cell office:value-type="string">
            <text:p>ROU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86.15">
            <text:p>86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oo-Jin KIM</text:p>
          </table:table-cell>
          <table:table-cell office:value-type="string">
            <text:p>KOR</text:p>
          </table:table-cell>
          <table:table-cell office:value-type="string">
            <text:p>ISU JGP Budapest 2006</text:p>
          </table:table-cell>
          <table:table-cell office:value-type="string">
            <text:p>01.09.2006</text:p>
          </table:table-cell>
          <table:table-cell office:value-type="float" office:value="86.13">
            <text:p>86.1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Nita VIIRI</text:p>
          </table:table-cell>
          <table:table-cell office:value-type="string">
            <text:p>FIN</text:p>
          </table:table-cell>
          <table:table-cell office:value-type="string">
            <text:p>ISU JGP Tallinn Cup 2007</text:p>
          </table:table-cell>
          <table:table-cell office:value-type="string">
            <text:p>21.09.2007</text:p>
          </table:table-cell>
          <table:table-cell office:value-type="float" office:value="86.05">
            <text:p>86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ane CHEN</text:p>
          </table:table-cell>
          <table:table-cell office:value-type="string">
            <text:p>TPE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86.02">
            <text:p>86.0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Lara GUCEK</text:p>
          </table:table-cell>
          <table:table-cell office:value-type="string">
            <text:p>SLO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86">
            <text:p>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Nastassia HRYBKO</text:p>
          </table:table-cell>
          <table:table-cell office:value-type="string">
            <text:p>BLR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85.99">
            <text:p>85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Un Ha KIM</text:p>
          </table:table-cell>
          <table:table-cell office:value-type="string">
            <text:p>PRK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85.82">
            <text:p>85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Regina BORBELY</text:p>
          </table:table-cell>
          <table:table-cell office:value-type="string">
            <text:p>HUN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85.66">
            <text:p>85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Victoria LIAKHAVA</text:p>
          </table:table-cell>
          <table:table-cell office:value-type="string">
            <text:p>BLR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85.58">
            <text:p>85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Lieselotte SWERTS</text:p>
          </table:table-cell>
          <table:table-cell office:value-type="string">
            <text:p>BEL</text:p>
          </table:table-cell>
          <table:table-cell office:value-type="string">
            <text:p>Youth Olympic Games 2012</text:p>
          </table:table-cell>
          <table:table-cell office:value-type="string">
            <text:p>17.01.2012</text:p>
          </table:table-cell>
          <table:table-cell office:value-type="float" office:value="85.57">
            <text:p>85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aria Cristina MARTINEZ DE HARO</text:p>
          </table:table-cell>
          <table:table-cell office:value-type="string">
            <text:p>AND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85.57">
            <text:p>85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Fan ZHANG</text:p>
          </table:table-cell>
          <table:table-cell office:value-type="string">
            <text:p>CHN</text:p>
          </table:table-cell>
          <table:table-cell office:value-type="string">
            <text:p>SmartOnes Skate America 2004</text:p>
          </table:table-cell>
          <table:table-cell office:value-type="string">
            <text:p>23.10.2004</text:p>
          </table:table-cell>
          <table:table-cell office:value-type="float" office:value="85.52">
            <text:p>85.5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Sandra RISTIVOJEVIC</text:p>
          </table:table-cell>
          <table:table-cell office:value-type="string">
            <text:p>SRB</text:p>
          </table:table-cell>
          <table:table-cell office:value-type="string">
            <text:p>ISU JGP Volvo Cup 2011</text:p>
          </table:table-cell>
          <table:table-cell office:value-type="string">
            <text:p>02.09.2011</text:p>
          </table:table-cell>
          <table:table-cell office:value-type="float" office:value="85.48">
            <text:p>85.4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Colleen BURKHEAD</text:p>
          </table:table-cell>
          <table:table-cell office:value-type="string">
            <text:p>TPE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85.47">
            <text:p>85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Beatrice ROZINSKAITE</text:p>
          </table:table-cell>
          <table:table-cell office:value-type="string">
            <text:p>LTU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85.38">
            <text:p>85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Agnes Dis BRYNJARSDOTTIR</text:p>
          </table:table-cell>
          <table:table-cell office:value-type="string">
            <text:p>ISL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85.32">
            <text:p>85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Nathalie van UFFELEN</text:p>
          </table:table-cell>
          <table:table-cell office:value-type="string">
            <text:p>NED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84.96">
            <text:p>84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Petra JURIC</text:p>
          </table:table-cell>
          <table:table-cell office:value-type="string">
            <text:p>CRO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84.7">
            <text:p>84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Maria BAKUSHEVA</text:p>
          </table:table-cell>
          <table:table-cell office:value-type="string">
            <text:p>BLR</text:p>
          </table:table-cell>
          <table:table-cell office:value-type="string">
            <text:p>ISU JGP Riga Cup 2013</text:p>
          </table:table-cell>
          <table:table-cell office:value-type="string">
            <text:p>30.08.2013</text:p>
          </table:table-cell>
          <table:table-cell office:value-type="float" office:value="84.68">
            <text:p>84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Carla MONZALI</text:p>
          </table:table-cell>
          <table:table-cell office:value-type="string">
            <text:p>FRA</text:p>
          </table:table-cell>
          <table:table-cell office:value-type="string">
            <text:p>ISU JGP Courchevel 2012</text:p>
          </table:table-cell>
          <table:table-cell office:value-type="string">
            <text:p>24.08.2012</text:p>
          </table:table-cell>
          <table:table-cell office:value-type="float" office:value="84.58">
            <text:p>84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Manuela STANUKOVA</text:p>
          </table:table-cell>
          <table:table-cell office:value-type="string">
            <text:p>BUL</text:p>
          </table:table-cell>
          <table:table-cell office:value-type="string">
            <text:p>World Junior Championships 2008</text:p>
          </table:table-cell>
          <table:table-cell office:value-type="string">
            <text:p>01.03.2008</text:p>
          </table:table-cell>
          <table:table-cell office:value-type="float" office:value="84.52">
            <text:p>84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Irina LUKIANENKO</text:p>
          </table:table-cell>
          <table:table-cell office:value-type="string">
            <text:p>UKR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84.38">
            <text:p>84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Ema LIPOVSCAK</text:p>
          </table:table-cell>
          <table:table-cell office:value-type="string">
            <text:p>CRO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84.3">
            <text:p>84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Vala Run MAGNUSDOTTIR</text:p>
          </table:table-cell>
          <table:table-cell office:value-type="string">
            <text:p>ISL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84.23">
            <text:p>84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Jana CEJKOVA</text:p>
          </table:table-cell>
          <table:table-cell office:value-type="string">
            <text:p>CZE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84.2">
            <text:p>84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Kim BELL</text:p>
          </table:table-cell>
          <table:table-cell office:value-type="string">
            <text:p>NED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84.11">
            <text:p>84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Natalja GORDEEVA</text:p>
          </table:table-cell>
          <table:table-cell office:value-type="string">
            <text:p>EST</text:p>
          </table:table-cell>
          <table:table-cell office:value-type="string">
            <text:p>ISU JGP Tallinn Cup 2013</text:p>
          </table:table-cell>
          <table:table-cell office:value-type="string">
            <text:p>12.10.2013</text:p>
          </table:table-cell>
          <table:table-cell office:value-type="float" office:value="84.11">
            <text:p>84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Dorothee DERROITTE</text:p>
          </table:table-cell>
          <table:table-cell office:value-type="string">
            <text:p>BEL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83.95">
            <text:p>83.9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Tara BANG</text:p>
          </table:table-cell>
          <table:table-cell office:value-type="string">
            <text:p>DEN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83.92">
            <text:p>83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Zeljka KRIZMANIC</text:p>
          </table:table-cell>
          <table:table-cell office:value-type="string">
            <text:p>CRO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83.89">
            <text:p>83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Janna KUPEC</text:p>
          </table:table-cell>
          <table:table-cell office:value-type="string">
            <text:p>AUS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83.88">
            <text:p>83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evora RADEVA</text:p>
          </table:table-cell>
          <table:table-cell office:value-type="string">
            <text:p>BUL</text:p>
          </table:table-cell>
          <table:table-cell office:value-type="string">
            <text:p>ISU JGP Mirecurea Ciuc 2006</text:p>
          </table:table-cell>
          <table:table-cell office:value-type="string">
            <text:p>23.09.2006</text:p>
          </table:table-cell>
          <table:table-cell office:value-type="float" office:value="83.83">
            <text:p>83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Alenka ZIDAR SAMBOLEC</text:p>
          </table:table-cell>
          <table:table-cell office:value-type="string">
            <text:p>SLO</text:p>
          </table:table-cell>
          <table:table-cell office:value-type="string">
            <text:p>Nebelhorn Trophy 2003</text:p>
          </table:table-cell>
          <table:table-cell office:value-type="string">
            <text:p>06.09.2003</text:p>
          </table:table-cell>
          <table:table-cell office:value-type="float" office:value="83.77">
            <text:p>83.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Vlada LAHA</text:p>
          </table:table-cell>
          <table:table-cell office:value-type="string">
            <text:p>LAT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83.75">
            <text:p>83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Juna DRABYSHEVSKAIA</text:p>
          </table:table-cell>
          <table:table-cell office:value-type="string">
            <text:p>BLR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83.65">
            <text:p>83.6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Monica BOUCHER</text:p>
          </table:table-cell>
          <table:table-cell office:value-type="string">
            <text:p>CAN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83.62">
            <text:p>83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Elizabeth STERN</text:p>
          </table:table-cell>
          <table:table-cell office:value-type="string">
            <text:p>PHI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83.61">
            <text:p>83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Meri SAVOLAINEN</text:p>
          </table:table-cell>
          <table:table-cell office:value-type="string">
            <text:p>FIN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83.57">
            <text:p>83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Jacqueline VOLL</text:p>
          </table:table-cell>
          <table:table-cell office:value-type="string">
            <text:p>NED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83.53">
            <text:p>83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Xin Yi LOKE</text:p>
          </table:table-cell>
          <table:table-cell office:value-type="string">
            <text:p>SGP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83.44">
            <text:p>83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Anna GORDIENKO</text:p>
          </table:table-cell>
          <table:table-cell office:value-type="string">
            <text:p>MDA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83.43">
            <text:p>83.4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Laura LINDE</text:p>
          </table:table-cell>
          <table:table-cell office:value-type="string">
            <text:p>GER</text:p>
          </table:table-cell>
          <table:table-cell office:value-type="string">
            <text:p>ISU JGP Liberec 2006</text:p>
          </table:table-cell>
          <table:table-cell office:value-type="string">
            <text:p>21.10.2006</text:p>
          </table:table-cell>
          <table:table-cell office:value-type="float" office:value="83.41">
            <text:p>83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Erika VITEKOVA</text:p>
          </table:table-cell>
          <table:table-cell office:value-type="string">
            <text:p>SVK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83.29">
            <text:p>83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Celia ROBLEDO</text:p>
          </table:table-cell>
          <table:table-cell office:value-type="string">
            <text:p>ESP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83.28">
            <text:p>83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Daria GOZHVA</text:p>
          </table:table-cell>
          <table:table-cell office:value-type="string">
            <text:p>UKR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83.23">
            <text:p>83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Gracielle Jeanne TAN</text:p>
          </table:table-cell>
          <table:table-cell office:value-type="string">
            <text:p>PHI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83.22">
            <text:p>83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Li-Hsueh LIN</text:p>
          </table:table-cell>
          <table:table-cell office:value-type="string">
            <text:p>TPE</text:p>
          </table:table-cell>
          <table:table-cell office:value-type="string">
            <text:p>ISU JGP Nagoya TV Cup 2014</text:p>
          </table:table-cell>
          <table:table-cell office:value-type="string">
            <text:p>13.09.2014</text:p>
          </table:table-cell>
          <table:table-cell office:value-type="float" office:value="83.2">
            <text:p>8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Christel de HAAN</text:p>
          </table:table-cell>
          <table:table-cell office:value-type="string">
            <text:p>NED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83.02">
            <text:p>83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Anastasia YALOVAIA</text:p>
          </table:table-cell>
          <table:table-cell office:value-type="string">
            <text:p>UKR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83">
            <text:p>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Christina Lillian BAKER</text:p>
          </table:table-cell>
          <table:table-cell office:value-type="string">
            <text:p>CRO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82.99">
            <text:p>82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Katsiarina PAHARTSAVA</text:p>
          </table:table-cell>
          <table:table-cell office:value-type="string">
            <text:p>BLR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82.96">
            <text:p>82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Emilia Ros OMARSDOTTIR</text:p>
          </table:table-cell>
          <table:table-cell office:value-type="string">
            <text:p>ISL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82.96">
            <text:p>82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Ana STUBLAR</text:p>
          </table:table-cell>
          <table:table-cell office:value-type="string">
            <text:p>SLO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82.48">
            <text:p>82.4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Mona Lisa WEINBERGER</text:p>
          </table:table-cell>
          <table:table-cell office:value-type="string">
            <text:p>AUT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82.47">
            <text:p>82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Camilla ANDERSEN</text:p>
          </table:table-cell>
          <table:table-cell office:value-type="string">
            <text:p>DEN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82.45">
            <text:p>82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Maria TSAKIRIS</text:p>
          </table:table-cell>
          <table:table-cell office:value-type="string">
            <text:p>GRE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82.36">
            <text:p>82.3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Amanda SUNYOTO-YANG</text:p>
          </table:table-cell>
          <table:table-cell office:value-type="string">
            <text:p>TPE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82.34">
            <text:p>82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Alina BILETSKA</text:p>
          </table:table-cell>
          <table:table-cell office:value-type="string">
            <text:p>UKR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82.28">
            <text:p>82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Albrina LEE</text:p>
          </table:table-cell>
          <table:table-cell office:value-type="string">
            <text:p>AUS</text:p>
          </table:table-cell>
          <table:table-cell office:value-type="string">
            <text:p>ISU JGP Mexico Cup</text:p>
          </table:table-cell>
          <table:table-cell office:value-type="string">
            <text:p>13.09.2008</text:p>
          </table:table-cell>
          <table:table-cell office:value-type="float" office:value="82.26">
            <text:p>82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Jo-Wei FANG</text:p>
          </table:table-cell>
          <table:table-cell office:value-type="string">
            <text:p>TPE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82.22">
            <text:p>82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Sara BEIKIRCHER</text:p>
          </table:table-cell>
          <table:table-cell office:value-type="string">
            <text:p>ITA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82.17">
            <text:p>82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Aneta MICHALEK</text:p>
          </table:table-cell>
          <table:table-cell office:value-type="string">
            <text:p>POL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82.17">
            <text:p>82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Sarah-Yvonne PRYTULA</text:p>
          </table:table-cell>
          <table:table-cell office:value-type="string">
            <text:p>AUS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82.16">
            <text:p>82.1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Natascha ZANGL</text:p>
          </table:table-cell>
          <table:table-cell office:value-type="string">
            <text:p>AUT</text:p>
          </table:table-cell>
          <table:table-cell office:value-type="string">
            <text:p>ISU JGP Volvo Cup 2011</text:p>
          </table:table-cell>
          <table:table-cell office:value-type="string">
            <text:p>02.09.2011</text:p>
          </table:table-cell>
          <table:table-cell office:value-type="float" office:value="82.08">
            <text:p>82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Zanna PUGACA</text:p>
          </table:table-cell>
          <table:table-cell office:value-type="string">
            <text:p>LAT</text:p>
          </table:table-cell>
          <table:table-cell office:value-type="string">
            <text:p>ISU JGP Budapest 2009</text:p>
          </table:table-cell>
          <table:table-cell office:value-type="string">
            <text:p>28.08.2009</text:p>
          </table:table-cell>
          <table:table-cell office:value-type="float" office:value="82.06">
            <text:p>82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Marina SEEH</text:p>
          </table:table-cell>
          <table:table-cell office:value-type="string">
            <text:p>SRB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82.05">
            <text:p>82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Anais CLAES</text:p>
          </table:table-cell>
          <table:table-cell office:value-type="string">
            <text:p>BEL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82.03">
            <text:p>82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Levana WU</text:p>
          </table:table-cell>
          <table:table-cell office:value-type="string">
            <text:p>TPE</text:p>
          </table:table-cell>
          <table:table-cell office:value-type="string">
            <text:p>ISU JGP Austria 2012</text:p>
          </table:table-cell>
          <table:table-cell office:value-type="string">
            <text:p>15.09.2012</text:p>
          </table:table-cell>
          <table:table-cell office:value-type="float" office:value="82.01">
            <text:p>82.0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Sandra Jean RUCKER</text:p>
          </table:table-cell>
          <table:table-cell office:value-type="string">
            <text:p>USA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81.81">
            <text:p>81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Elisa YEDID</text:p>
          </table:table-cell>
          <table:table-cell office:value-type="string">
            <text:p>MEX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81.74">
            <text:p>81.7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Jana SYKOROVA</text:p>
          </table:table-cell>
          <table:table-cell office:value-type="string">
            <text:p>CZE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81.63">
            <text:p>81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Iwona SADOWSKA</text:p>
          </table:table-cell>
          <table:table-cell office:value-type="string">
            <text:p>POL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81.59">
            <text:p>81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Mattia SEGOVIA</text:p>
          </table:table-cell>
          <table:table-cell office:value-type="string">
            <text:p>MEX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81.49">
            <text:p>81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Veronika PALICKOVA</text:p>
          </table:table-cell>
          <table:table-cell office:value-type="string">
            <text:p>CZE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81.47">
            <text:p>81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Emma HAGIEVA</text:p>
          </table:table-cell>
          <table:table-cell office:value-type="string">
            <text:p>AZE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81.42">
            <text:p>81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Dimitra KORRI</text:p>
          </table:table-cell>
          <table:table-cell office:value-type="string">
            <text:p>GRE</text:p>
          </table:table-cell>
          <table:table-cell office:value-type="string">
            <text:p>ISU CS US Internat. FS Classic 2016</text:p>
          </table:table-cell>
          <table:table-cell office:value-type="string">
            <text:p>17.09.2016</text:p>
          </table:table-cell>
          <table:table-cell office:value-type="float" office:value="81.31">
            <text:p>81.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Aina Sorfina MOHD AMINUDIN</text:p>
          </table:table-cell>
          <table:table-cell office:value-type="string">
            <text:p>MAS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81.27">
            <text:p>81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Kana KIBESAKI</text:p>
          </table:table-cell>
          <table:table-cell office:value-type="string">
            <text:p>JPN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81.22">
            <text:p>81.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Malika SHARSHENBAEVA</text:p>
          </table:table-cell>
          <table:table-cell office:value-type="string">
            <text:p>KGZ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81.17">
            <text:p>81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amanta KOVALKOVA</text:p>
          </table:table-cell>
          <table:table-cell office:value-type="string">
            <text:p>LAT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81.06">
            <text:p>81.0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Mariami MESHVELIANI</text:p>
          </table:table-cell>
          <table:table-cell office:value-type="string">
            <text:p>GEO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80.95">
            <text:p>80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Marion PAPKA</text:p>
          </table:table-cell>
          <table:table-cell office:value-type="string">
            <text:p>RSA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80.88">
            <text:p>80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Sarah Isabella BARDUA</text:p>
          </table:table-cell>
          <table:table-cell office:value-type="string">
            <text:p>NZL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80.87">
            <text:p>80.8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Kathryn HEDLEY</text:p>
          </table:table-cell>
          <table:table-cell office:value-type="string">
            <text:p>GBR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80.86">
            <text:p>80.8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Elena RIVKINA</text:p>
          </table:table-cell>
          <table:table-cell office:value-type="string">
            <text:p>ISR</text:p>
          </table:table-cell>
          <table:table-cell office:value-type="string">
            <text:p>ISU CS Warsaw Cup 2017</text:p>
          </table:table-cell>
          <table:table-cell office:value-type="string">
            <text:p>18.11.2017</text:p>
          </table:table-cell>
          <table:table-cell office:value-type="float" office:value="80.82">
            <text:p>80.8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Rima BELIY</text:p>
          </table:table-cell>
          <table:table-cell office:value-type="string">
            <text:p>ISR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80.77">
            <text:p>80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Madeleine LIDHOLM TORGERSEN</text:p>
          </table:table-cell>
          <table:table-cell office:value-type="string">
            <text:p>NOR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80.75">
            <text:p>80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Yong Yeu Tiffany LAU</text:p>
          </table:table-cell>
          <table:table-cell office:value-type="string">
            <text:p>HKG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80.73">
            <text:p>80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Vasilena YAKIMOVA</text:p>
          </table:table-cell>
          <table:table-cell office:value-type="string">
            <text:p>BUL</text:p>
          </table:table-cell>
          <table:table-cell office:value-type="string">
            <text:p>ISU JGP Minsk 2013</text:p>
          </table:table-cell>
          <table:table-cell office:value-type="string">
            <text:p>27.09.2013</text:p>
          </table:table-cell>
          <table:table-cell office:value-type="float" office:value="80.71">
            <text:p>80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Heiðbjört Arney HÖSKULDSDÓTTIR</text:p>
          </table:table-cell>
          <table:table-cell office:value-type="string">
            <text:p>ISL</text:p>
          </table:table-cell>
          <table:table-cell office:value-type="string">
            <text:p>ISU JGP Tallinn Cup 2011</text:p>
          </table:table-cell>
          <table:table-cell office:value-type="string">
            <text:p>15.10.2011</text:p>
          </table:table-cell>
          <table:table-cell office:value-type="float" office:value="80.67">
            <text:p>80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Lucy Sori YUN</text:p>
          </table:table-cell>
          <table:table-cell office:value-type="string">
            <text:p>AUS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80.61">
            <text:p>80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Joanna SULEJ</text:p>
          </table:table-cell>
          <table:table-cell office:value-type="string">
            <text:p>POL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80.58">
            <text:p>80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Ariana ALTARAVICIUTE</text:p>
          </table:table-cell>
          <table:table-cell office:value-type="string">
            <text:p>LTU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80.58">
            <text:p>80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Beatrice MEILUNAITE</text:p>
          </table:table-cell>
          <table:table-cell office:value-type="string">
            <text:p>LTU</text:p>
          </table:table-cell>
          <table:table-cell office:value-type="string">
            <text:p>ISU JGP Baltic Cup 2011</text:p>
          </table:table-cell>
          <table:table-cell office:value-type="string">
            <text:p>16.09.2011</text:p>
          </table:table-cell>
          <table:table-cell office:value-type="float" office:value="80.57">
            <text:p>80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Simonn ERWEE</text:p>
          </table:table-cell>
          <table:table-cell office:value-type="string">
            <text:p>RSA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80.56">
            <text:p>80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Kyl-Jade BETTERIDGE</text:p>
          </table:table-cell>
          <table:table-cell office:value-type="string">
            <text:p>AUS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80.55">
            <text:p>80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tacy PERFETTI</text:p>
          </table:table-cell>
          <table:table-cell office:value-type="string">
            <text:p>BRA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80.53">
            <text:p>80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Miroslava HRINAKOVA</text:p>
          </table:table-cell>
          <table:table-cell office:value-type="string">
            <text:p>SVK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80.52">
            <text:p>80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Emanuela MARINOVA</text:p>
          </table:table-cell>
          <table:table-cell office:value-type="string">
            <text:p>BUL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80.42">
            <text:p>80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Vilte RADZILAVICIUTE</text:p>
          </table:table-cell>
          <table:table-cell office:value-type="string">
            <text:p>LTU</text:p>
          </table:table-cell>
          <table:table-cell office:value-type="string">
            <text:p>ISU CS Tallinn Trophy 2016</text:p>
          </table:table-cell>
          <table:table-cell office:value-type="string">
            <text:p>24.11.2016</text:p>
          </table:table-cell>
          <table:table-cell office:value-type="float" office:value="80.24">
            <text:p>80.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Mariya FILIPPOVA</text:p>
          </table:table-cell>
          <table:table-cell office:value-type="string">
            <text:p>UZB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80.24">
            <text:p>80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Henna HIETALA</text:p>
          </table:table-cell>
          <table:table-cell office:value-type="string">
            <text:p>FIN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79.96">
            <text:p>79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Corinna Lijun LIN</text:p>
          </table:table-cell>
          <table:table-cell office:value-type="string">
            <text:p>TPE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79.96">
            <text:p>79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Yoniko Eva WASHINGTON</text:p>
          </table:table-cell>
          <table:table-cell office:value-type="string">
            <text:p>IND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79.95">
            <text:p>79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Brooke TAMEPO</text:p>
          </table:table-cell>
          <table:table-cell office:value-type="string">
            <text:p>NZL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79.89">
            <text:p>79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Weronika KASPRZAK</text:p>
          </table:table-cell>
          <table:table-cell office:value-type="string">
            <text:p>POL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79.86">
            <text:p>79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Evgenia MELNIK</text:p>
          </table:table-cell>
          <table:table-cell office:value-type="string">
            <text:p>BLR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79.85">
            <text:p>79.8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Chloe DEPOUILLY</text:p>
          </table:table-cell>
          <table:table-cell office:value-type="string">
            <text:p>FRA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79.82">
            <text:p>79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Elizabeth LAZAREV</text:p>
          </table:table-cell>
          <table:table-cell office:value-type="string">
            <text:p>ISR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79.81">
            <text:p>79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Roobi GASKINS</text:p>
          </table:table-cell>
          <table:table-cell office:value-type="string">
            <text:p>PUR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79.77">
            <text:p>79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lga ZADVORNOVA</text:p>
          </table:table-cell>
          <table:table-cell office:value-type="string">
            <text:p>LAT</text:p>
          </table:table-cell>
          <table:table-cell office:value-type="string">
            <text:p>Karl Schäfer Memorial 2005</text:p>
          </table:table-cell>
          <table:table-cell office:value-type="string">
            <text:p>15.10.2005</text:p>
          </table:table-cell>
          <table:table-cell office:value-type="float" office:value="79.71">
            <text:p>79.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Viktoria SHITOVA</text:p>
          </table:table-cell>
          <table:table-cell office:value-type="string">
            <text:p>LAT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79.47">
            <text:p>79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Paulina TURKOWSKA</text:p>
          </table:table-cell>
          <table:table-cell office:value-type="string">
            <text:p>POL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79.41">
            <text:p>79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Milica JOKIC</text:p>
          </table:table-cell>
          <table:table-cell office:value-type="string">
            <text:p>SRB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79.35">
            <text:p>79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lga KHROMAIA</text:p>
          </table:table-cell>
          <table:table-cell office:value-type="string">
            <text:p>UKR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79.28">
            <text:p>79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Chelcie Jo MAHINAY</text:p>
          </table:table-cell>
          <table:table-cell office:value-type="string">
            <text:p>PHI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79.19">
            <text:p>79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Yu-Hsun LIN</text:p>
          </table:table-cell>
          <table:table-cell office:value-type="string">
            <text:p>TPE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79.05">
            <text:p>79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Anastasija USPENSKA</text:p>
          </table:table-cell>
          <table:table-cell office:value-type="string">
            <text:p>SLO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79.04">
            <text:p>79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Gladys OROZCO</text:p>
          </table:table-cell>
          <table:table-cell office:value-type="string">
            <text:p>MEX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79.03">
            <text:p>79.0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Renee HAMBLY</text:p>
          </table:table-cell>
          <table:table-cell office:value-type="string">
            <text:p>AUS</text:p>
          </table:table-cell>
          <table:table-cell office:value-type="string">
            <text:p>ISU JGP Courchevel 2014</text:p>
          </table:table-cell>
          <table:table-cell office:value-type="string">
            <text:p>22.08.2014</text:p>
          </table:table-cell>
          <table:table-cell office:value-type="float" office:value="78.86">
            <text:p>78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Malene ANDERSEN</text:p>
          </table:table-cell>
          <table:table-cell office:value-type="string">
            <text:p>DEN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78.83">
            <text:p>78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Bo-Kyung CHUNG</text:p>
          </table:table-cell>
          <table:table-cell office:value-type="string">
            <text:p>KOR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78.79">
            <text:p>78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Fanni FORGO</text:p>
          </table:table-cell>
          <table:table-cell office:value-type="string">
            <text:p>HUN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78.77">
            <text:p>78.7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Antonia BANOVIC</text:p>
          </table:table-cell>
          <table:table-cell office:value-type="string">
            <text:p>CRO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78.51">
            <text:p>78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Mara WAGNER</text:p>
          </table:table-cell>
          <table:table-cell office:value-type="string">
            <text:p>LUX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78.47">
            <text:p>78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Ching Ting SU</text:p>
          </table:table-cell>
          <table:table-cell office:value-type="string">
            <text:p>SGP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78.38">
            <text:p>78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Tünde SEPA</text:p>
          </table:table-cell>
          <table:table-cell office:value-type="string">
            <text:p>HUN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78.28">
            <text:p>78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Ina SETERBAKKEN</text:p>
          </table:table-cell>
          <table:table-cell office:value-type="string">
            <text:p>GER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78.26">
            <text:p>78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Kristiina DAUB</text:p>
          </table:table-cell>
          <table:table-cell office:value-type="string">
            <text:p>EST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78.14">
            <text:p>78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Lana PETRANOVIC</text:p>
          </table:table-cell>
          <table:table-cell office:value-type="string">
            <text:p>CRO</text:p>
          </table:table-cell>
          <table:table-cell office:value-type="string">
            <text:p>ISU JGP Croatia Cup 2014</text:p>
          </table:table-cell>
          <table:table-cell office:value-type="string">
            <text:p>11.10.2014</text:p>
          </table:table-cell>
          <table:table-cell office:value-type="float" office:value="78.02">
            <text:p>78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Olga SZELC</text:p>
          </table:table-cell>
          <table:table-cell office:value-type="string">
            <text:p>POL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77.88">
            <text:p>77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Yi Ching NG</text:p>
          </table:table-cell>
          <table:table-cell office:value-type="string">
            <text:p>SGP</text:p>
          </table:table-cell>
          <table:table-cell office:value-type="string">
            <text:p>ISU JGP Brisbane 2011</text:p>
          </table:table-cell>
          <table:table-cell office:value-type="string">
            <text:p>09.09.2011</text:p>
          </table:table-cell>
          <table:table-cell office:value-type="float" office:value="77.79">
            <text:p>77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Christa BONDE JENSEN</text:p>
          </table:table-cell>
          <table:table-cell office:value-type="string">
            <text:p>FIN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77.53">
            <text:p>77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Judit GRIGA</text:p>
          </table:table-cell>
          <table:table-cell office:value-type="string">
            <text:p>HUN</text:p>
          </table:table-cell>
          <table:table-cell office:value-type="string">
            <text:p>ISU JGP Budapest 2009</text:p>
          </table:table-cell>
          <table:table-cell office:value-type="string">
            <text:p>28.08.2009</text:p>
          </table:table-cell>
          <table:table-cell office:value-type="float" office:value="77.53">
            <text:p>77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Maria PAPASOTIRIOU</text:p>
          </table:table-cell>
          <table:table-cell office:value-type="string">
            <text:p>GRE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77.23">
            <text:p>77.2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Denisa SANDU</text:p>
          </table:table-cell>
          <table:table-cell office:value-type="string">
            <text:p>ROU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77.18">
            <text:p>77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Nevena MIHAJLOVIC</text:p>
          </table:table-cell>
          <table:table-cell office:value-type="string">
            <text:p>SRB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77.11">
            <text:p>77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Diane Gabrielle PANLILIO</text:p>
          </table:table-cell>
          <table:table-cell office:value-type="string">
            <text:p>PHI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77.05">
            <text:p>77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Corenne BRUHNS</text:p>
          </table:table-cell>
          <table:table-cell office:value-type="string">
            <text:p>MEX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76.89">
            <text:p>76.8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Shokhsanam TOKHIROVA</text:p>
          </table:table-cell>
          <table:table-cell office:value-type="string">
            <text:p>UZB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76.79">
            <text:p>76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Kim VAN BERGENHENEGOUWEN</text:p>
          </table:table-cell>
          <table:table-cell office:value-type="string">
            <text:p>NED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76.71">
            <text:p>76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Brita Paula PODER</text:p>
          </table:table-cell>
          <table:table-cell office:value-type="string">
            <text:p>EST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76.63">
            <text:p>76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Ines WOHLMUTH</text:p>
          </table:table-cell>
          <table:table-cell office:value-type="string">
            <text:p>AUT</text:p>
          </table:table-cell>
          <table:table-cell office:value-type="string">
            <text:p>ISU CS Ice Challenge 2015</text:p>
          </table:table-cell>
          <table:table-cell office:value-type="string">
            <text:p>31.10.2015</text:p>
          </table:table-cell>
          <table:table-cell office:value-type="float" office:value="76.62">
            <text:p>76.6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Kyra VANCRAYELYNGHE</text:p>
          </table:table-cell>
          <table:table-cell office:value-type="string">
            <text:p>NED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76.41">
            <text:p>76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Vanessa SEVIDOVA</text:p>
          </table:table-cell>
          <table:table-cell office:value-type="string">
            <text:p>DEN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76.3">
            <text:p>76.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Larissa VAN DER LINDEN</text:p>
          </table:table-cell>
          <table:table-cell office:value-type="string">
            <text:p>NED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76.1">
            <text:p>76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Elena VANZ</text:p>
          </table:table-cell>
          <table:table-cell office:value-type="string">
            <text:p>ITA</text:p>
          </table:table-cell>
          <table:table-cell office:value-type="string">
            <text:p>ISU JGP Tallinn Cup 2007</text:p>
          </table:table-cell>
          <table:table-cell office:value-type="string">
            <text:p>21.09.2007</text:p>
          </table:table-cell>
          <table:table-cell office:value-type="float" office:value="75.96">
            <text:p>75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Gemma MARSHALL</text:p>
          </table:table-cell>
          <table:table-cell office:value-type="string">
            <text:p>LUX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75.96">
            <text:p>75.9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Patricia JUREN</text:p>
          </table:table-cell>
          <table:table-cell office:value-type="string">
            <text:p>SLO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75.68">
            <text:p>75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Nadia GELDENHUYS</text:p>
          </table:table-cell>
          <table:table-cell office:value-type="string">
            <text:p>RSA</text:p>
          </table:table-cell>
          <table:table-cell office:value-type="string">
            <text:p>ISU JGP Pokal d. Blauen Schwerter 2009</text:p>
          </table:table-cell>
          <table:table-cell office:value-type="string">
            <text:p>02.10.2009</text:p>
          </table:table-cell>
          <table:table-cell office:value-type="float" office:value="75.67">
            <text:p>75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Priscila ALAVEZ</text:p>
          </table:table-cell>
          <table:table-cell office:value-type="string">
            <text:p>MEX</text:p>
          </table:table-cell>
          <table:table-cell office:value-type="string">
            <text:p>ISU JGP Mexico Cup</text:p>
          </table:table-cell>
          <table:table-cell office:value-type="string">
            <text:p>13.09.2008</text:p>
          </table:table-cell>
          <table:table-cell office:value-type="float" office:value="75.63">
            <text:p>75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Eszter KOSA</text:p>
          </table:table-cell>
          <table:table-cell office:value-type="string">
            <text:p>HUN</text:p>
          </table:table-cell>
          <table:table-cell office:value-type="string">
            <text:p>ISU JGP Kosice 2013</text:p>
          </table:table-cell>
          <table:table-cell office:value-type="string">
            <text:p>14.09.2013</text:p>
          </table:table-cell>
          <table:table-cell office:value-type="float" office:value="75.51">
            <text:p>75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Phoebe WANG</text:p>
          </table:table-cell>
          <table:table-cell office:value-type="string">
            <text:p>SGP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75.38">
            <text:p>75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Patricia SKOPANCIC</text:p>
          </table:table-cell>
          <table:table-cell office:value-type="string">
            <text:p>CRO</text:p>
          </table:table-cell>
          <table:table-cell office:value-type="string">
            <text:p>ISU CS Golden Spin of Zagreb 2017</text:p>
          </table:table-cell>
          <table:table-cell office:value-type="string">
            <text:p>08.12.2017</text:p>
          </table:table-cell>
          <table:table-cell office:value-type="float" office:value="75.25">
            <text:p>75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Abigail SAMUELS</text:p>
          </table:table-cell>
          <table:table-cell office:value-type="string">
            <text:p>RSA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75.1">
            <text:p>75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Morgan FIGGINS</text:p>
          </table:table-cell>
          <table:table-cell office:value-type="string">
            <text:p>NZL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74.98">
            <text:p>74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Anita KAPFERER</text:p>
          </table:table-cell>
          <table:table-cell office:value-type="string">
            <text:p>AUT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74.98">
            <text:p>74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Alyona MEZENTSEVA</text:p>
          </table:table-cell>
          <table:table-cell office:value-type="string">
            <text:p>UZB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74.86">
            <text:p>74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ung Hyun YUN</text:p>
          </table:table-cell>
          <table:table-cell office:value-type="string">
            <text:p>KOR</text:p>
          </table:table-cell>
          <table:table-cell office:value-type="string">
            <text:p>ISU CS Autumn Classic International 2017</text:p>
          </table:table-cell>
          <table:table-cell office:value-type="string">
            <text:p>23.09.2017</text:p>
          </table:table-cell>
          <table:table-cell office:value-type="float" office:value="74.77">
            <text:p>74.7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Michelle QUINTERO</text:p>
          </table:table-cell>
          <table:table-cell office:value-type="string">
            <text:p>MEX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74.76">
            <text:p>74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Yong Myong PHYO</text:p>
          </table:table-cell>
          <table:table-cell office:value-type="string">
            <text:p>PRK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74.7">
            <text:p>74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Katarina BABALOVA</text:p>
          </table:table-cell>
          <table:table-cell office:value-type="string">
            <text:p>SVK</text:p>
          </table:table-cell>
          <table:table-cell office:value-type="string">
            <text:p>ISU JGP Skate Slovakia 2005</text:p>
          </table:table-cell>
          <table:table-cell office:value-type="string">
            <text:p>03.09.2005</text:p>
          </table:table-cell>
          <table:table-cell office:value-type="float" office:value="74.6">
            <text:p>74.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Ruta GAJAUSKAITE</text:p>
          </table:table-cell>
          <table:table-cell office:value-type="string">
            <text:p>LTU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74.5">
            <text:p>74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Ada WAWRZYK</text:p>
          </table:table-cell>
          <table:table-cell office:value-type="string">
            <text:p>POL</text:p>
          </table:table-cell>
          <table:table-cell office:value-type="string">
            <text:p>ISU JGP Baltic Cup 2013</text:p>
          </table:table-cell>
          <table:table-cell office:value-type="string">
            <text:p>20.09.2013</text:p>
          </table:table-cell>
          <table:table-cell office:value-type="float" office:value="74.38">
            <text:p>74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Clara BAIWIR</text:p>
          </table:table-cell>
          <table:table-cell office:value-type="string">
            <text:p>BEL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74.36">
            <text:p>74.3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Thuridur Bjorg BJORGVINSDOTTIR</text:p>
          </table:table-cell>
          <table:table-cell office:value-type="string">
            <text:p>ISL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74.35">
            <text:p>74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Sharon RESSELER</text:p>
          </table:table-cell>
          <table:table-cell office:value-type="string">
            <text:p>NED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74.34">
            <text:p>74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Karen GHEBBARI</text:p>
          </table:table-cell>
          <table:table-cell office:value-type="string">
            <text:p>MAR</text:p>
          </table:table-cell>
          <table:table-cell office:value-type="string">
            <text:p>ISU JGP Logrono 2015</text:p>
          </table:table-cell>
          <table:table-cell office:value-type="string">
            <text:p>02.10.2015</text:p>
          </table:table-cell>
          <table:table-cell office:value-type="float" office:value="74.34">
            <text:p>74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Abigail PIETERSEN</text:p>
          </table:table-cell>
          <table:table-cell office:value-type="string">
            <text:p>RSA</text:p>
          </table:table-cell>
          <table:table-cell office:value-type="string">
            <text:p>Four Continents Championships 2007</text:p>
          </table:table-cell>
          <table:table-cell office:value-type="string">
            <text:p>10.02.2007</text:p>
          </table:table-cell>
          <table:table-cell office:value-type="float" office:value="74.3">
            <text:p>74.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Gulzhan ZHUMADILOVA</text:p>
          </table:table-cell>
          <table:table-cell office:value-type="string">
            <text:p>KAZ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74.17">
            <text:p>74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Jia Jennifer HSU</text:p>
          </table:table-cell>
          <table:table-cell office:value-type="string">
            <text:p>TPE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74.11">
            <text:p>74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Zara PASFIELD</text:p>
          </table:table-cell>
          <table:table-cell office:value-type="string">
            <text:p>AUS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74.1">
            <text:p>74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Maria BALABA</text:p>
          </table:table-cell>
          <table:table-cell office:value-type="string">
            <text:p>LAT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74.07">
            <text:p>74.0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Yoon-Sun MOON</text:p>
          </table:table-cell>
          <table:table-cell office:value-type="string">
            <text:p>KOR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73.88">
            <text:p>73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Ecem ERTENLI</text:p>
          </table:table-cell>
          <table:table-cell office:value-type="string">
            <text:p>TUR</text:p>
          </table:table-cell>
          <table:table-cell office:value-type="string">
            <text:p>ISU JGP Bosphorus 2012</text:p>
          </table:table-cell>
          <table:table-cell office:value-type="string">
            <text:p>21.09.2012</text:p>
          </table:table-cell>
          <table:table-cell office:value-type="float" office:value="73.84">
            <text:p>73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Lena WU</text:p>
          </table:table-cell>
          <table:table-cell office:value-type="string">
            <text:p>TPE</text:p>
          </table:table-cell>
          <table:table-cell office:value-type="string">
            <text:p>ISU JGP Sencila Bled Cup 2012</text:p>
          </table:table-cell>
          <table:table-cell office:value-type="string">
            <text:p>29.09.2012</text:p>
          </table:table-cell>
          <table:table-cell office:value-type="float" office:value="73.82">
            <text:p>73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Katarina KNEZEVIC</text:p>
          </table:table-cell>
          <table:table-cell office:value-type="string">
            <text:p>SRB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73.68">
            <text:p>73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Tunde GAL</text:p>
          </table:table-cell>
          <table:table-cell office:value-type="string">
            <text:p>ROU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73.63">
            <text:p>73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Raia ZAHARIEVA</text:p>
          </table:table-cell>
          <table:table-cell office:value-type="string">
            <text:p>BUL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73.63">
            <text:p>73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Lisa Larissa IPATI</text:p>
          </table:table-cell>
          <table:table-cell office:value-type="string">
            <text:p>ROU</text:p>
          </table:table-cell>
          <table:table-cell office:value-type="string">
            <text:p>ISU JGP Mirecurea Ciuc 2006</text:p>
          </table:table-cell>
          <table:table-cell office:value-type="string">
            <text:p>23.09.2006</text:p>
          </table:table-cell>
          <table:table-cell office:value-type="float" office:value="73.62">
            <text:p>73.6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Sydnee Lea KNIGHT</text:p>
          </table:table-cell>
          <table:table-cell office:value-type="string">
            <text:p>AUS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73.58">
            <text:p>73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Preeya LAUD</text:p>
          </table:table-cell>
          <table:table-cell office:value-type="string">
            <text:p>NZL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73.55">
            <text:p>73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Varvara PETROVA</text:p>
          </table:table-cell>
          <table:table-cell office:value-type="string">
            <text:p>KGZ</text:p>
          </table:table-cell>
          <table:table-cell office:value-type="string">
            <text:p>ISU JGP Minsk Arena Cup 2017</text:p>
          </table:table-cell>
          <table:table-cell office:value-type="string">
            <text:p>22.09.2017</text:p>
          </table:table-cell>
          <table:table-cell office:value-type="float" office:value="73.55">
            <text:p>73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Aurore PREMONT</text:p>
          </table:table-cell>
          <table:table-cell office:value-type="string">
            <text:p>MON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73.54">
            <text:p>73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Jiajen HSIEH</text:p>
          </table:table-cell>
          <table:table-cell office:value-type="string">
            <text:p>TPE</text:p>
          </table:table-cell>
          <table:table-cell office:value-type="string">
            <text:p>ISU JGP J. Curry Memorial 2010</text:p>
          </table:table-cell>
          <table:table-cell office:value-type="string">
            <text:p>01.10.2010</text:p>
          </table:table-cell>
          <table:table-cell office:value-type="float" office:value="73.53">
            <text:p>73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Signe MAGNUSSEN</text:p>
          </table:table-cell>
          <table:table-cell office:value-type="string">
            <text:p>DEN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73.05">
            <text:p>73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Camille FOUCHER</text:p>
          </table:table-cell>
          <table:table-cell office:value-type="string">
            <text:p>FRA</text:p>
          </table:table-cell>
          <table:table-cell office:value-type="string">
            <text:p>ISU JGP Mexico Cup 2006</text:p>
          </table:table-cell>
          <table:table-cell office:value-type="string">
            <text:p>16.09.2006</text:p>
          </table:table-cell>
          <table:table-cell office:value-type="float" office:value="73.02">
            <text:p>73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Polina USTINOVA</text:p>
          </table:table-cell>
          <table:table-cell office:value-type="string">
            <text:p>CYP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73.02">
            <text:p>73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Aislin ROSADO</text:p>
          </table:table-cell>
          <table:table-cell office:value-type="string">
            <text:p>MEX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73">
            <text:p>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Sarah MACGIBBON</text:p>
          </table:table-cell>
          <table:table-cell office:value-type="string">
            <text:p>NZL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72.97">
            <text:p>72.9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Joyce Selina CHAN</text:p>
          </table:table-cell>
          <table:table-cell office:value-type="string">
            <text:p>HKG</text:p>
          </table:table-cell>
          <table:table-cell office:value-type="string">
            <text:p>ISU JGP Ljubljana Cup 2016</text:p>
          </table:table-cell>
          <table:table-cell office:value-type="string">
            <text:p>24.09.2016</text:p>
          </table:table-cell>
          <table:table-cell office:value-type="float" office:value="72.95">
            <text:p>72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Nika ZAFRAN</text:p>
          </table:table-cell>
          <table:table-cell office:value-type="string">
            <text:p>CRO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72.82">
            <text:p>72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Anca IONESCU</text:p>
          </table:table-cell>
          <table:table-cell office:value-type="string">
            <text:p>ROU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72.41">
            <text:p>72.4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Anita NAGY</text:p>
          </table:table-cell>
          <table:table-cell office:value-type="string">
            <text:p>ROU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72.37">
            <text:p>72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Arantax Fernanda SACARO RIVERA</text:p>
          </table:table-cell>
          <table:table-cell office:value-type="string">
            <text:p>MEX</text:p>
          </table:table-cell>
          <table:table-cell office:value-type="string">
            <text:p>ISU JGP Czech Skate 2014</text:p>
          </table:table-cell>
          <table:table-cell office:value-type="string">
            <text:p>06.09.2014</text:p>
          </table:table-cell>
          <table:table-cell office:value-type="float" office:value="72.37">
            <text:p>72.3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Lauren WINSBORROW</text:p>
          </table:table-cell>
          <table:table-cell office:value-type="string">
            <text:p>AUS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72.29">
            <text:p>72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Megan ALLELY</text:p>
          </table:table-cell>
          <table:table-cell office:value-type="string">
            <text:p>RSA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72.28">
            <text:p>72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June FALK-LARSEN</text:p>
          </table:table-cell>
          <table:table-cell office:value-type="string">
            <text:p>NOR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72.22">
            <text:p>72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Alina BUDIANSKAIA</text:p>
          </table:table-cell>
          <table:table-cell office:value-type="string">
            <text:p>UKR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72.05">
            <text:p>72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Sarah PAW SI YING</text:p>
          </table:table-cell>
          <table:table-cell office:value-type="string">
            <text:p>SGP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72.03">
            <text:p>72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Fionna C. SUN</text:p>
          </table:table-cell>
          <table:table-cell office:value-type="string">
            <text:p>TPE</text:p>
          </table:table-cell>
          <table:table-cell office:value-type="string">
            <text:p>ISU JGP Harghita Cup 2007</text:p>
          </table:table-cell>
          <table:table-cell office:value-type="string">
            <text:p>08.09.2007</text:p>
          </table:table-cell>
          <table:table-cell office:value-type="float" office:value="71.99">
            <text:p>71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Tracy DANBROOK</text:p>
          </table:table-cell>
          <table:table-cell office:value-type="string">
            <text:p>NZL</text:p>
          </table:table-cell>
          <table:table-cell office:value-type="string">
            <text:p>ISU JGP Tallinn Cup 2016</text:p>
          </table:table-cell>
          <table:table-cell office:value-type="string">
            <text:p>30.09.2016</text:p>
          </table:table-cell>
          <table:table-cell office:value-type="float" office:value="71.95">
            <text:p>71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Anna BERNAUER</text:p>
          </table:table-cell>
          <table:table-cell office:value-type="string">
            <text:p>LUX</text:p>
          </table:table-cell>
          <table:table-cell office:value-type="string">
            <text:p>Budapest Junior Grand Prix 2004</text:p>
          </table:table-cell>
          <table:table-cell office:value-type="string">
            <text:p>04.09.2004</text:p>
          </table:table-cell>
          <table:table-cell office:value-type="float" office:value="71.89">
            <text:p>71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Franka VUGEC</text:p>
          </table:table-cell>
          <table:table-cell office:value-type="string">
            <text:p>CRO</text:p>
          </table:table-cell>
          <table:table-cell office:value-type="string">
            <text:p>ISU JGP Croatia Cup 2005</text:p>
          </table:table-cell>
          <table:table-cell office:value-type="string">
            <text:p>08.10.2005</text:p>
          </table:table-cell>
          <table:table-cell office:value-type="float" office:value="71.84">
            <text:p>71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Alja PAHOR</text:p>
          </table:table-cell>
          <table:table-cell office:value-type="string">
            <text:p>SLO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71.76">
            <text:p>71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Melissandre FUENTES</text:p>
          </table:table-cell>
          <table:table-cell office:value-type="string">
            <text:p>AND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71.57">
            <text:p>71.5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Joy CHANG</text:p>
          </table:table-cell>
          <table:table-cell office:value-type="string">
            <text:p>TPE</text:p>
          </table:table-cell>
          <table:table-cell office:value-type="string">
            <text:p>ISU JGP Courchevel 2006</text:p>
          </table:table-cell>
          <table:table-cell office:value-type="string">
            <text:p>25.08.2006</text:p>
          </table:table-cell>
          <table:table-cell office:value-type="float" office:value="71.56">
            <text:p>71.5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Franciela DABDOUB</text:p>
          </table:table-cell>
          <table:table-cell office:value-type="string">
            <text:p>MEX</text:p>
          </table:table-cell>
          <table:table-cell office:value-type="string">
            <text:p>ISU JGP Tallinn Cup 2007</text:p>
          </table:table-cell>
          <table:table-cell office:value-type="string">
            <text:p>21.09.2007</text:p>
          </table:table-cell>
          <table:table-cell office:value-type="float" office:value="71.45">
            <text:p>71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Priscilla June CHAU</text:p>
          </table:table-cell>
          <table:table-cell office:value-type="string">
            <text:p>HKG</text:p>
          </table:table-cell>
          <table:table-cell office:value-type="string">
            <text:p>ISU JGP Pokal der Blauen Schwerter 2014</text:p>
          </table:table-cell>
          <table:table-cell office:value-type="string">
            <text:p>03.10.2014</text:p>
          </table:table-cell>
          <table:table-cell office:value-type="float" office:value="71.29">
            <text:p>71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Aneeta LINGAM</text:p>
          </table:table-cell>
          <table:table-cell office:value-type="string">
            <text:p>MAS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71.16">
            <text:p>71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Ariana TARRADO RIBES</text:p>
          </table:table-cell>
          <table:table-cell office:value-type="string">
            <text:p>AND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71.07">
            <text:p>71.0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Daisy VREENEGOOR</text:p>
          </table:table-cell>
          <table:table-cell office:value-type="string">
            <text:p>NED</text:p>
          </table:table-cell>
          <table:table-cell office:value-type="string">
            <text:p>ISU JGP Riga Cup 2015</text:p>
          </table:table-cell>
          <table:table-cell office:value-type="string">
            <text:p>28.08.2015</text:p>
          </table:table-cell>
          <table:table-cell office:value-type="float" office:value="71.04">
            <text:p>71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Beata GRYZ</text:p>
          </table:table-cell>
          <table:table-cell office:value-type="string">
            <text:p>POL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70.95">
            <text:p>70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Alua MUKHAMETKALIYEVA</text:p>
          </table:table-cell>
          <table:table-cell office:value-type="string">
            <text:p>KAZ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70.86">
            <text:p>70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Cindy Yu XIA</text:p>
          </table:table-cell>
          <table:table-cell office:value-type="string">
            <text:p>NOR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70.76">
            <text:p>70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Duygu SEN</text:p>
          </table:table-cell>
          <table:table-cell office:value-type="string">
            <text:p>TUR</text:p>
          </table:table-cell>
          <table:table-cell office:value-type="string">
            <text:p>ISU JGP Austria 2011</text:p>
          </table:table-cell>
          <table:table-cell office:value-type="string">
            <text:p>30.09.2011</text:p>
          </table:table-cell>
          <table:table-cell office:value-type="float" office:value="70.75">
            <text:p>70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Natasa RODE</text:p>
          </table:table-cell>
          <table:table-cell office:value-type="string">
            <text:p>SLO</text:p>
          </table:table-cell>
          <table:table-cell office:value-type="string">
            <text:p>ISU JGP Liberec 2006</text:p>
          </table:table-cell>
          <table:table-cell office:value-type="string">
            <text:p>21.10.2006</text:p>
          </table:table-cell>
          <table:table-cell office:value-type="float" office:value="70.74">
            <text:p>70.7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Mihaela STIMAC ROJTINIC</text:p>
          </table:table-cell>
          <table:table-cell office:value-type="string">
            <text:p>CRO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70.61">
            <text:p>70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Jana ZAITSEVA</text:p>
          </table:table-cell>
          <table:table-cell office:value-type="string">
            <text:p>BLR</text:p>
          </table:table-cell>
          <table:table-cell office:value-type="string">
            <text:p>ISU JGP Tallinn Cup 2007</text:p>
          </table:table-cell>
          <table:table-cell office:value-type="string">
            <text:p>21.09.2007</text:p>
          </table:table-cell>
          <table:table-cell office:value-type="float" office:value="70.58">
            <text:p>70.5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Agne ORADAUSKAITE</text:p>
          </table:table-cell>
          <table:table-cell office:value-type="string">
            <text:p>LTU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70.54">
            <text:p>70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Roxana BOAMFA</text:p>
          </table:table-cell>
          <table:table-cell office:value-type="string">
            <text:p>ROU</text:p>
          </table:table-cell>
          <table:table-cell office:value-type="string">
            <text:p>ISU JGP Mirecurea Ciuc 2006</text:p>
          </table:table-cell>
          <table:table-cell office:value-type="string">
            <text:p>23.09.2006</text:p>
          </table:table-cell>
          <table:table-cell office:value-type="float" office:value="70.53">
            <text:p>70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Kaja OTOVIC</text:p>
          </table:table-cell>
          <table:table-cell office:value-type="string">
            <text:p>SLO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70.47">
            <text:p>70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Ann-Charlotte DUTRY</text:p>
          </table:table-cell>
          <table:table-cell office:value-type="string">
            <text:p>BEL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70.27">
            <text:p>70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Anna BIGUNA</text:p>
          </table:table-cell>
          <table:table-cell office:value-type="string">
            <text:p>LAT</text:p>
          </table:table-cell>
          <table:table-cell office:value-type="string">
            <text:p>ISU JGP Czech Skate 2010</text:p>
          </table:table-cell>
          <table:table-cell office:value-type="string">
            <text:p>15.10.2010</text:p>
          </table:table-cell>
          <table:table-cell office:value-type="float" office:value="70.05">
            <text:p>70.0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Ye Seul HONG</text:p>
          </table:table-cell>
          <table:table-cell office:value-type="string">
            <text:p>KOR</text:p>
          </table:table-cell>
          <table:table-cell office:value-type="string">
            <text:p>ISU JGP Spin of Norway 2006</text:p>
          </table:table-cell>
          <table:table-cell office:value-type="string">
            <text:p>29.09.2006</text:p>
          </table:table-cell>
          <table:table-cell office:value-type="float" office:value="69.92">
            <text:p>69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Sandra MATZ</text:p>
          </table:table-cell>
          <table:table-cell office:value-type="string">
            <text:p>POL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69.47">
            <text:p>69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Lauren HENRY</text:p>
          </table:table-cell>
          <table:table-cell office:value-type="string">
            <text:p>RSA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69.39">
            <text:p>69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Anja CHONG</text:p>
          </table:table-cell>
          <table:table-cell office:value-type="string">
            <text:p>SGP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69.28">
            <text:p>69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Kristina DUBROVSKAYA</text:p>
          </table:table-cell>
          <table:table-cell office:value-type="string">
            <text:p>CYP</text:p>
          </table:table-cell>
          <table:table-cell office:value-type="string">
            <text:p>ISU JGP Croatia Cup 2012</text:p>
          </table:table-cell>
          <table:table-cell office:value-type="string">
            <text:p>06.10.2012</text:p>
          </table:table-cell>
          <table:table-cell office:value-type="float" office:value="69.15">
            <text:p>69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Armine STAMBULTSYAN</text:p>
          </table:table-cell>
          <table:table-cell office:value-type="string">
            <text:p>ARM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69.03">
            <text:p>69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Veronika SHEVELEVA</text:p>
          </table:table-cell>
          <table:table-cell office:value-type="string">
            <text:p>KAZ</text:p>
          </table:table-cell>
          <table:table-cell office:value-type="string">
            <text:p>ISU JGP Pokal d. Blauen Schwerter 2016</text:p>
          </table:table-cell>
          <table:table-cell office:value-type="string">
            <text:p>08.10.2016</text:p>
          </table:table-cell>
          <table:table-cell office:value-type="float" office:value="68.99">
            <text:p>68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Maria POLIAKOVA</text:p>
          </table:table-cell>
          <table:table-cell office:value-type="string">
            <text:p>BLR</text:p>
          </table:table-cell>
          <table:table-cell office:value-type="string">
            <text:p>ISU JGP Mirecurea Ciuc 2006</text:p>
          </table:table-cell>
          <table:table-cell office:value-type="string">
            <text:p>23.09.2006</text:p>
          </table:table-cell>
          <table:table-cell office:value-type="float" office:value="68.48">
            <text:p>68.4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Monia ALEKSIC</text:p>
          </table:table-cell>
          <table:table-cell office:value-type="string">
            <text:p>CRO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68.29">
            <text:p>68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Siobhan MCCOLL</text:p>
          </table:table-cell>
          <table:table-cell office:value-type="string">
            <text:p>RSA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68.27">
            <text:p>68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Nina IVANOVA</text:p>
          </table:table-cell>
          <table:table-cell office:value-type="string">
            <text:p>BUL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68.2">
            <text:p>68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Agota SZABO</text:p>
          </table:table-cell>
          <table:table-cell office:value-type="string">
            <text:p>HUN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68.19">
            <text:p>68.1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Ishita KAPOOR</text:p>
          </table:table-cell>
          <table:table-cell office:value-type="string">
            <text:p>IND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68.17">
            <text:p>68.1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Maria PENCHEVA</text:p>
          </table:table-cell>
          <table:table-cell office:value-type="string">
            <text:p>BUL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68.15">
            <text:p>68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Niky ZEEBROEK</text:p>
          </table:table-cell>
          <table:table-cell office:value-type="string">
            <text:p>BEL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68.1">
            <text:p>68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Manja ROBIC ZIMA</text:p>
          </table:table-cell>
          <table:table-cell office:value-type="string">
            <text:p>SLO</text:p>
          </table:table-cell>
          <table:table-cell office:value-type="string">
            <text:p>ISU JGP Croatia Cup 2005</text:p>
          </table:table-cell>
          <table:table-cell office:value-type="string">
            <text:p>08.10.2005</text:p>
          </table:table-cell>
          <table:table-cell office:value-type="float" office:value="68.04">
            <text:p>68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Aleksandra NESTEROVA</text:p>
          </table:table-cell>
          <table:table-cell office:value-type="string">
            <text:p>KGZ</text:p>
          </table:table-cell>
          <table:table-cell office:value-type="string">
            <text:p>ISU JGP Copernicus Stars 2015</text:p>
          </table:table-cell>
          <table:table-cell office:value-type="string">
            <text:p>25.09.2015</text:p>
          </table:table-cell>
          <table:table-cell office:value-type="float" office:value="67.98">
            <text:p>67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Sophia KAMMANN</text:p>
          </table:table-cell>
          <table:table-cell office:value-type="string">
            <text:p>LUX</text:p>
          </table:table-cell>
          <table:table-cell office:value-type="string">
            <text:p>ISU JGP Baltic Cup 2017</text:p>
          </table:table-cell>
          <table:table-cell office:value-type="string">
            <text:p>06.10.2017</text:p>
          </table:table-cell>
          <table:table-cell office:value-type="float" office:value="67.95">
            <text:p>67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Anna RAGE</text:p>
          </table:table-cell>
          <table:table-cell office:value-type="string">
            <text:p>LAT</text:p>
          </table:table-cell>
          <table:table-cell office:value-type="string">
            <text:p>ISU JGP Golden Lynx 2008</text:p>
          </table:table-cell>
          <table:table-cell office:value-type="string">
            <text:p>03.10.2008</text:p>
          </table:table-cell>
          <table:table-cell office:value-type="float" office:value="67.79">
            <text:p>67.7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Zselyke KENEZ</text:p>
          </table:table-cell>
          <table:table-cell office:value-type="string">
            <text:p>ROU</text:p>
          </table:table-cell>
          <table:table-cell office:value-type="string">
            <text:p>ISU JGP Bosphorus 2012</text:p>
          </table:table-cell>
          <table:table-cell office:value-type="string">
            <text:p>21.09.2012</text:p>
          </table:table-cell>
          <table:table-cell office:value-type="float" office:value="67.76">
            <text:p>67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Eva CIKLOVA</text:p>
          </table:table-cell>
          <table:table-cell office:value-type="string">
            <text:p>CZE</text:p>
          </table:table-cell>
          <table:table-cell office:value-type="string">
            <text:p>ISU JGP Croatia Cup 2007</text:p>
          </table:table-cell>
          <table:table-cell office:value-type="string">
            <text:p>28.09.2007</text:p>
          </table:table-cell>
          <table:table-cell office:value-type="float" office:value="67.66">
            <text:p>67.6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Regina GLAZMAN</text:p>
          </table:table-cell>
          <table:table-cell office:value-type="string">
            <text:p>KAZ</text:p>
          </table:table-cell>
          <table:table-cell office:value-type="string">
            <text:p>ISU JGP Tallinn Cup 2014</text:p>
          </table:table-cell>
          <table:table-cell office:value-type="string">
            <text:p>27.09.2014</text:p>
          </table:table-cell>
          <table:table-cell office:value-type="float" office:value="67.21">
            <text:p>67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Aida RYBALKO</text:p>
          </table:table-cell>
          <table:table-cell office:value-type="string">
            <text:p>LTU</text:p>
          </table:table-cell>
          <table:table-cell office:value-type="string">
            <text:p>ISU JGP J. Curry Memorial 2007</text:p>
          </table:table-cell>
          <table:table-cell office:value-type="string">
            <text:p>20.10.2007</text:p>
          </table:table-cell>
          <table:table-cell office:value-type="float" office:value="67.1">
            <text:p>67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Jacqueline WIN</text:p>
          </table:table-cell>
          <table:table-cell office:value-type="string">
            <text:p>TPE</text:p>
          </table:table-cell>
          <table:table-cell office:value-type="string">
            <text:p>ISU JGP Liberec 2006</text:p>
          </table:table-cell>
          <table:table-cell office:value-type="string">
            <text:p>21.10.2006</text:p>
          </table:table-cell>
          <table:table-cell office:value-type="float" office:value="67.04">
            <text:p>67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Hiu Yau CHOW</text:p>
          </table:table-cell>
          <table:table-cell office:value-type="string">
            <text:p>HKG</text:p>
          </table:table-cell>
          <table:table-cell office:value-type="string">
            <text:p>ISU JGP Riga Cup 2017</text:p>
          </table:table-cell>
          <table:table-cell office:value-type="string">
            <text:p>08.09.2017</text:p>
          </table:table-cell>
          <table:table-cell office:value-type="float" office:value="67">
            <text:p>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Mila PETROVIC</text:p>
          </table:table-cell>
          <table:table-cell office:value-type="string">
            <text:p>SRB</text:p>
          </table:table-cell>
          <table:table-cell office:value-type="string">
            <text:p>ISU JGP Budapest 2009</text:p>
          </table:table-cell>
          <table:table-cell office:value-type="string">
            <text:p>28.08.2009</text:p>
          </table:table-cell>
          <table:table-cell office:value-type="float" office:value="66.83">
            <text:p>66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Komila FARADJAEVA</text:p>
          </table:table-cell>
          <table:table-cell office:value-type="string">
            <text:p>UZB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66.71">
            <text:p>66.7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Katrien VAN BECELAERE</text:p>
          </table:table-cell>
          <table:table-cell office:value-type="string">
            <text:p>BEL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66.53">
            <text:p>66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Martina PFIRTER</text:p>
          </table:table-cell>
          <table:table-cell office:value-type="string">
            <text:p>SUI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66.44">
            <text:p>66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Margarita GALIMOVA</text:p>
          </table:table-cell>
          <table:table-cell office:value-type="string">
            <text:p>KAZ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66.4">
            <text:p>66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Tatsiana CHORNAYA</text:p>
          </table:table-cell>
          <table:table-cell office:value-type="string">
            <text:p>BLR</text:p>
          </table:table-cell>
          <table:table-cell office:value-type="string">
            <text:p>ISU CS Minsk Arena Ice Star 2017</text:p>
          </table:table-cell>
          <table:table-cell office:value-type="string">
            <text:p>28.10.2017</text:p>
          </table:table-cell>
          <table:table-cell office:value-type="float" office:value="66.38">
            <text:p>66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Lydia FUENTES</text:p>
          </table:table-cell>
          <table:table-cell office:value-type="string">
            <text:p>AND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66.32">
            <text:p>66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Shirley Hsin Hui TSAI</text:p>
          </table:table-cell>
          <table:table-cell office:value-type="string">
            <text:p>TPE</text:p>
          </table:table-cell>
          <table:table-cell office:value-type="string">
            <text:p>Four Continents Championships 2005</text:p>
          </table:table-cell>
          <table:table-cell office:value-type="string">
            <text:p>19.02.2005</text:p>
          </table:table-cell>
          <table:table-cell office:value-type="float" office:value="66.28">
            <text:p>66.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Florence LUX</text:p>
          </table:table-cell>
          <table:table-cell office:value-type="string">
            <text:p>LUX</text:p>
          </table:table-cell>
          <table:table-cell office:value-type="string">
            <text:p>Nebelhorn Trophy 2004</text:p>
          </table:table-cell>
          <table:table-cell office:value-type="string">
            <text:p>04.09.2004</text:p>
          </table:table-cell>
          <table:table-cell office:value-type="float" office:value="66.25">
            <text:p>66.2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Wei WANG</text:p>
          </table:table-cell>
          <table:table-cell office:value-type="string">
            <text:p>CHN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66.1">
            <text:p>66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Rebecca SKOLNICK</text:p>
          </table:table-cell>
          <table:table-cell office:value-type="string">
            <text:p>ISR</text:p>
          </table:table-cell>
          <table:table-cell office:value-type="string">
            <text:p>ISU JGP Lake Placid 2009</text:p>
          </table:table-cell>
          <table:table-cell office:value-type="string">
            <text:p>05.09.2009</text:p>
          </table:table-cell>
          <table:table-cell office:value-type="float" office:value="65.98">
            <text:p>65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Andjela MILJEVIC</text:p>
          </table:table-cell>
          <table:table-cell office:value-type="string">
            <text:p>SRB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65.9">
            <text:p>65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Zona APOSTOLOVIC</text:p>
          </table:table-cell>
          <table:table-cell office:value-type="string">
            <text:p>SRB</text:p>
          </table:table-cell>
          <table:table-cell office:value-type="string">
            <text:p>ISU JGP Croatia Cup 2015</text:p>
          </table:table-cell>
          <table:table-cell office:value-type="string">
            <text:p>10.10.2015</text:p>
          </table:table-cell>
          <table:table-cell office:value-type="float" office:value="65.72">
            <text:p>65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Chloe VILLEDEY</text:p>
          </table:table-cell>
          <table:table-cell office:value-type="string">
            <text:p>LUX</text:p>
          </table:table-cell>
          <table:table-cell office:value-type="string">
            <text:p>ISU JGP Pokal der Blauen Schwerter 2014</text:p>
          </table:table-cell>
          <table:table-cell office:value-type="string">
            <text:p>03.10.2014</text:p>
          </table:table-cell>
          <table:table-cell office:value-type="float" office:value="65.61">
            <text:p>65.6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Elisa TSUJI</text:p>
          </table:table-cell>
          <table:table-cell office:value-type="string">
            <text:p>INA</text:p>
          </table:table-cell>
          <table:table-cell office:value-type="string">
            <text:p>ISU JGP St. Gervais 2016</text:p>
          </table:table-cell>
          <table:table-cell office:value-type="string">
            <text:p>26.08.2016</text:p>
          </table:table-cell>
          <table:table-cell office:value-type="float" office:value="65.5">
            <text:p>65.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Maral-Erdene GANSUKH</text:p>
          </table:table-cell>
          <table:table-cell office:value-type="string">
            <text:p>MGL</text:p>
          </table:table-cell>
          <table:table-cell office:value-type="string">
            <text:p>ISU CS Finlandia Trophy 2017</text:p>
          </table:table-cell>
          <table:table-cell office:value-type="string">
            <text:p>08.10.2017</text:p>
          </table:table-cell>
          <table:table-cell office:value-type="float" office:value="65.38">
            <text:p>65.3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Barbara VILLARREAL</text:p>
          </table:table-cell>
          <table:table-cell office:value-type="string">
            <text:p>MEX</text:p>
          </table:table-cell>
          <table:table-cell office:value-type="string">
            <text:p>ISU JGP Czech Skate 2008</text:p>
          </table:table-cell>
          <table:table-cell office:value-type="string">
            <text:p>19.09.2008</text:p>
          </table:table-cell>
          <table:table-cell office:value-type="float" office:value="65.34">
            <text:p>65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Raisa RJENOVSCHI</text:p>
          </table:table-cell>
          <table:table-cell office:value-type="string">
            <text:p>ROU</text:p>
          </table:table-cell>
          <table:table-cell office:value-type="string">
            <text:p>ISU JGP Brasov Cup 2011</text:p>
          </table:table-cell>
          <table:table-cell office:value-type="string">
            <text:p>23.09.2011</text:p>
          </table:table-cell>
          <table:table-cell office:value-type="float" office:value="64.9">
            <text:p>64.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Elisavet VOULGARI</text:p>
          </table:table-cell>
          <table:table-cell office:value-type="string">
            <text:p>GRE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64.86">
            <text:p>64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Alessia BALDO</text:p>
          </table:table-cell>
          <table:table-cell office:value-type="string">
            <text:p>BRA</text:p>
          </table:table-cell>
          <table:table-cell office:value-type="string">
            <text:p>Nebelhorn Trophy 2009</text:p>
          </table:table-cell>
          <table:table-cell office:value-type="string">
            <text:p>26.09.2009</text:p>
          </table:table-cell>
          <table:table-cell office:value-type="float" office:value="64.85">
            <text:p>64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Suthatta YILANSUWAN</text:p>
          </table:table-cell>
          <table:table-cell office:value-type="string">
            <text:p>THA</text:p>
          </table:table-cell>
          <table:table-cell office:value-type="string">
            <text:p>ISU JGP Pokal der Blauen Schwerter 2010</text:p>
          </table:table-cell>
          <table:table-cell office:value-type="string">
            <text:p>08.10.2010</text:p>
          </table:table-cell>
          <table:table-cell office:value-type="float" office:value="64.82">
            <text:p>64.8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Tiffany CHEN</text:p>
          </table:table-cell>
          <table:table-cell office:value-type="string">
            <text:p>TPE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64.7">
            <text:p>64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Tiffany Chitring YIM</text:p>
          </table:table-cell>
          <table:table-cell office:value-type="string">
            <text:p>HKG</text:p>
          </table:table-cell>
          <table:table-cell office:value-type="string">
            <text:p>ISU CS US Internat. FS Classic 2015</text:p>
          </table:table-cell>
          <table:table-cell office:value-type="string">
            <text:p>19.09.2015</text:p>
          </table:table-cell>
          <table:table-cell office:value-type="float" office:value="64.53">
            <text:p>64.5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Ashley BRICKMAN</text:p>
          </table:table-cell>
          <table:table-cell office:value-type="string">
            <text:p>PHI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64.4">
            <text:p>64.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Arijana TIRAK</text:p>
          </table:table-cell>
          <table:table-cell office:value-type="string">
            <text:p>BIH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64.24">
            <text:p>64.2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Zahra LARI</text:p>
          </table:table-cell>
          <table:table-cell office:value-type="string">
            <text:p>UAE</text:p>
          </table:table-cell>
          <table:table-cell office:value-type="string">
            <text:p>ISU CS Nebelhorn Trophy 2017</text:p>
          </table:table-cell>
          <table:table-cell office:value-type="string">
            <text:p>30.09.2017</text:p>
          </table:table-cell>
          <table:table-cell office:value-type="float" office:value="63.85">
            <text:p>63.8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Amirah Azfariena AZHARI</text:p>
          </table:table-cell>
          <table:table-cell office:value-type="string">
            <text:p>MAS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63.75">
            <text:p>63.7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Elena KOVALOVA</text:p>
          </table:table-cell>
          <table:table-cell office:value-type="string">
            <text:p>LAT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63.59">
            <text:p>63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Anhelina BOSKO</text:p>
          </table:table-cell>
          <table:table-cell office:value-type="string">
            <text:p>ARG</text:p>
          </table:table-cell>
          <table:table-cell office:value-type="string">
            <text:p>ISU JGP Lake Placid 2012</text:p>
          </table:table-cell>
          <table:table-cell office:value-type="string">
            <text:p>01.09.2012</text:p>
          </table:table-cell>
          <table:table-cell office:value-type="float" office:value="63.15">
            <text:p>63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Kai Jing LEONG</text:p>
          </table:table-cell>
          <table:table-cell office:value-type="string">
            <text:p>SGP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63.12">
            <text:p>63.1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Soo-Bin PARK</text:p>
          </table:table-cell>
          <table:table-cell office:value-type="string">
            <text:p>KOR</text:p>
          </table:table-cell>
          <table:table-cell office:value-type="string">
            <text:p>ISU JGP Montreal 2005</text:p>
          </table:table-cell>
          <table:table-cell office:value-type="string">
            <text:p>25.09.2005</text:p>
          </table:table-cell>
          <table:table-cell office:value-type="float" office:value="62.86">
            <text:p>62.8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Helga JÓHANNSDÓTTIR</text:p>
          </table:table-cell>
          <table:table-cell office:value-type="string">
            <text:p>ISL</text:p>
          </table:table-cell>
          <table:table-cell office:value-type="string">
            <text:p>ISU JGP J. Curry Memorial 2008</text:p>
          </table:table-cell>
          <table:table-cell office:value-type="string">
            <text:p>17.10.2008</text:p>
          </table:table-cell>
          <table:table-cell office:value-type="float" office:value="62.67">
            <text:p>62.6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Margret Sol TORFADOTTIR</text:p>
          </table:table-cell>
          <table:table-cell office:value-type="string">
            <text:p>ISL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62.63">
            <text:p>62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Natalia Alexandra MITSUOKA</text:p>
          </table:table-cell>
          <table:table-cell office:value-type="string">
            <text:p>ARG</text:p>
          </table:table-cell>
          <table:table-cell office:value-type="string">
            <text:p>ISU JGP Budapest 2006</text:p>
          </table:table-cell>
          <table:table-cell office:value-type="string">
            <text:p>01.09.2006</text:p>
          </table:table-cell>
          <table:table-cell office:value-type="float" office:value="62.28">
            <text:p>62.2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Diana RYBALKO</text:p>
          </table:table-cell>
          <table:table-cell office:value-type="string">
            <text:p>LTU</text:p>
          </table:table-cell>
          <table:table-cell office:value-type="string">
            <text:p>ISU JGP Tallinn Cup 2005</text:p>
          </table:table-cell>
          <table:table-cell office:value-type="string">
            <text:p>17.09.2005</text:p>
          </table:table-cell>
          <table:table-cell office:value-type="float" office:value="62.18">
            <text:p>62.1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Joana JANKUNAITE</text:p>
          </table:table-cell>
          <table:table-cell office:value-type="string">
            <text:p>LTU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61.99">
            <text:p>61.9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Christine HSU</text:p>
          </table:table-cell>
          <table:table-cell office:value-type="string">
            <text:p>TPE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61.92">
            <text:p>61.9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Susana CANTU</text:p>
          </table:table-cell>
          <table:table-cell office:value-type="string">
            <text:p>MEX</text:p>
          </table:table-cell>
          <table:table-cell office:value-type="string">
            <text:p>ISU JGP Courchevel 2008</text:p>
          </table:table-cell>
          <table:table-cell office:value-type="string">
            <text:p>29.08.2008</text:p>
          </table:table-cell>
          <table:table-cell office:value-type="float" office:value="61.83">
            <text:p>61.8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Ciara HOEY</text:p>
          </table:table-cell>
          <table:table-cell office:value-type="string">
            <text:p>IRL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61.76">
            <text:p>61.7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Martina BOCEK</text:p>
          </table:table-cell>
          <table:table-cell office:value-type="string">
            <text:p>CZE</text:p>
          </table:table-cell>
          <table:table-cell office:value-type="string">
            <text:p>European Championships 2011</text:p>
          </table:table-cell>
          <table:table-cell office:value-type="string">
            <text:p>25.01.2011</text:p>
          </table:table-cell>
          <table:table-cell office:value-type="float" office:value="61.67">
            <text:p>61.6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Teekhree SILPA-ARCHA</text:p>
          </table:table-cell>
          <table:table-cell office:value-type="string">
            <text:p>THA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61.38">
            <text:p>61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Jasmin ROBOL</text:p>
          </table:table-cell>
          <table:table-cell office:value-type="string">
            <text:p>AUT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61.31">
            <text:p>61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Rachel KAPELNER</text:p>
          </table:table-cell>
          <table:table-cell office:value-type="string">
            <text:p>ISR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61.26">
            <text:p>61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Maria Fernanda DIAZ VALLE</text:p>
          </table:table-cell>
          <table:table-cell office:value-type="string">
            <text:p>MEX</text:p>
          </table:table-cell>
          <table:table-cell office:value-type="string">
            <text:p>ISU JGP Andorra Cup 2005</text:p>
          </table:table-cell>
          <table:table-cell office:value-type="string">
            <text:p>10.09.2005</text:p>
          </table:table-cell>
          <table:table-cell office:value-type="float" office:value="61.11">
            <text:p>61.1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Hounsh MUNSHI</text:p>
          </table:table-cell>
          <table:table-cell office:value-type="string">
            <text:p>IND</text:p>
          </table:table-cell>
          <table:table-cell office:value-type="string">
            <text:p>ISU JGP Mexico Cup</text:p>
          </table:table-cell>
          <table:table-cell office:value-type="string">
            <text:p>13.09.2008</text:p>
          </table:table-cell>
          <table:table-cell office:value-type="float" office:value="60.94">
            <text:p>60.9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Bianca Arianne VINARAO</text:p>
          </table:table-cell>
          <table:table-cell office:value-type="string">
            <text:p>PHI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60.94">
            <text:p>60.9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Julia ZALUZHNAIA</text:p>
          </table:table-cell>
          <table:table-cell office:value-type="string">
            <text:p>BLR</text:p>
          </table:table-cell>
          <table:table-cell office:value-type="string">
            <text:p>ISU JGP Budapest 2006</text:p>
          </table:table-cell>
          <table:table-cell office:value-type="string">
            <text:p>01.09.2006</text:p>
          </table:table-cell>
          <table:table-cell office:value-type="float" office:value="60.89">
            <text:p>60.8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Jovana TOMOVIC</text:p>
          </table:table-cell>
          <table:table-cell office:value-type="string">
            <text:p>SRB</text:p>
          </table:table-cell>
          <table:table-cell office:value-type="string">
            <text:p>ISU JGP Ljubljana Cup 2014</text:p>
          </table:table-cell>
          <table:table-cell office:value-type="string">
            <text:p>30.08.2014</text:p>
          </table:table-cell>
          <table:table-cell office:value-type="float" office:value="60.63">
            <text:p>60.6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Daniella ROMEO</text:p>
          </table:table-cell>
          <table:table-cell office:value-type="string">
            <text:p>AUS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60.02">
            <text:p>60.0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Jasmina UZUNOVIC</text:p>
          </table:table-cell>
          <table:table-cell office:value-type="string">
            <text:p>SRB</text:p>
          </table:table-cell>
          <table:table-cell office:value-type="string">
            <text:p>ISU JGP Lake Placid 2007</text:p>
          </table:table-cell>
          <table:table-cell office:value-type="string">
            <text:p>02.09.2007</text:p>
          </table:table-cell>
          <table:table-cell office:value-type="float" office:value="59.59">
            <text:p>59.5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Helen Hiu Tung TO</text:p>
          </table:table-cell>
          <table:table-cell office:value-type="string">
            <text:p>HKG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59.47">
            <text:p>59.4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Sonja MUGOSA</text:p>
          </table:table-cell>
          <table:table-cell office:value-type="string">
            <text:p>MNE</text:p>
          </table:table-cell>
          <table:table-cell office:value-type="string">
            <text:p>ISU JGP Chinese Taipei Cup 2006</text:p>
          </table:table-cell>
          <table:table-cell office:value-type="string">
            <text:p>14.10.2006</text:p>
          </table:table-cell>
          <table:table-cell office:value-type="float" office:value="59.39">
            <text:p>59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Marina SHISHKINA</text:p>
          </table:table-cell>
          <table:table-cell office:value-type="string">
            <text:p>KAZ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58.33">
            <text:p>58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Raya M. WILLOUGHBY</text:p>
          </table:table-cell>
          <table:table-cell office:value-type="string">
            <text:p>MAS</text:p>
          </table:table-cell>
          <table:table-cell office:value-type="string">
            <text:p>ISU JGP Courchevel 2010</text:p>
          </table:table-cell>
          <table:table-cell office:value-type="string">
            <text:p>27.08.2010</text:p>
          </table:table-cell>
          <table:table-cell office:value-type="float" office:value="57.27">
            <text:p>57.2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Yelena DZOZ</text:p>
          </table:table-cell>
          <table:table-cell office:value-type="string">
            <text:p>KAZ</text:p>
          </table:table-cell>
          <table:table-cell office:value-type="string">
            <text:p>ISU JGP Cup of Mordovia 2016</text:p>
          </table:table-cell>
          <table:table-cell office:value-type="string">
            <text:p>17.09.2016</text:p>
          </table:table-cell>
          <table:table-cell office:value-type="float" office:value="57.04">
            <text:p>57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Marta GRIGORYAN</text:p>
          </table:table-cell>
          <table:table-cell office:value-type="string">
            <text:p>ARM</text:p>
          </table:table-cell>
          <table:table-cell office:value-type="string">
            <text:p>World Junior Championships 2011</text:p>
          </table:table-cell>
          <table:table-cell office:value-type="string">
            <text:p>01.03.2011</text:p>
          </table:table-cell>
          <table:table-cell office:value-type="float" office:value="56.95">
            <text:p>56.9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Olivia Hui Yu JUNG</text:p>
          </table:table-cell>
          <table:table-cell office:value-type="string">
            <text:p>TPE</text:p>
          </table:table-cell>
          <table:table-cell office:value-type="string">
            <text:p>ISU JGP Vienna Cup 2007</text:p>
          </table:table-cell>
          <table:table-cell office:value-type="string">
            <text:p>14.09.2007</text:p>
          </table:table-cell>
          <table:table-cell office:value-type="float" office:value="56.15">
            <text:p>56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Elisavet MULDER-STOUPAKI</text:p>
          </table:table-cell>
          <table:table-cell office:value-type="string">
            <text:p>GRE</text:p>
          </table:table-cell>
          <table:table-cell office:value-type="string">
            <text:p>ISU JGP Cup of Austria 2017</text:p>
          </table:table-cell>
          <table:table-cell office:value-type="string">
            <text:p>02.09.2017</text:p>
          </table:table-cell>
          <table:table-cell office:value-type="float" office:value="56.07">
            <text:p>56.0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Itzel GAITAN</text:p>
          </table:table-cell>
          <table:table-cell office:value-type="string">
            <text:p>MEX</text:p>
          </table:table-cell>
          <table:table-cell office:value-type="string">
            <text:p>ISU JGP Mexico Cup 2013</text:p>
          </table:table-cell>
          <table:table-cell office:value-type="string">
            <text:p>07.09.2013</text:p>
          </table:table-cell>
          <table:table-cell office:value-type="float" office:value="55.98">
            <text:p>55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Jovana NIKOLIC</text:p>
          </table:table-cell>
          <table:table-cell office:value-type="string">
            <text:p>SRB</text:p>
          </table:table-cell>
          <table:table-cell office:value-type="string">
            <text:p>ISU JGP Budapest 2006</text:p>
          </table:table-cell>
          <table:table-cell office:value-type="string">
            <text:p>01.09.2006</text:p>
          </table:table-cell>
          <table:table-cell office:value-type="float" office:value="55.31">
            <text:p>55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Florencia LIN</text:p>
          </table:table-cell>
          <table:table-cell office:value-type="string">
            <text:p>ARG</text:p>
          </table:table-cell>
          <table:table-cell office:value-type="string">
            <text:p>ISU JGP Nagoya TV Cup 2014</text:p>
          </table:table-cell>
          <table:table-cell office:value-type="string">
            <text:p>13.09.2014</text:p>
          </table:table-cell>
          <table:table-cell office:value-type="float" office:value="55.1">
            <text:p>55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Roxana SIMIONESCU</text:p>
          </table:table-cell>
          <table:table-cell office:value-type="string">
            <text:p>ROU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54.88">
            <text:p>54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Pui Lam YUEN</text:p>
          </table:table-cell>
          <table:table-cell office:value-type="string">
            <text:p>HKG</text:p>
          </table:table-cell>
          <table:table-cell office:value-type="string">
            <text:p>ISU JGP Torun Cup 2009</text:p>
          </table:table-cell>
          <table:table-cell office:value-type="string">
            <text:p>11.09.2009</text:p>
          </table:table-cell>
          <table:table-cell office:value-type="float" office:value="54.81">
            <text:p>54.8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Louwee SHIBATA</text:p>
          </table:table-cell>
          <table:table-cell office:value-type="string">
            <text:p>PHI</text:p>
          </table:table-cell>
          <table:table-cell office:value-type="string">
            <text:p>ISU JGP Bratislava 2015</text:p>
          </table:table-cell>
          <table:table-cell office:value-type="string">
            <text:p>21.08.2015</text:p>
          </table:table-cell>
          <table:table-cell office:value-type="float" office:value="54.49">
            <text:p>54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Susanna PUBILL</text:p>
          </table:table-cell>
          <table:table-cell office:value-type="string">
            <text:p>AND</text:p>
          </table:table-cell>
          <table:table-cell office:value-type="string">
            <text:p>Harghita Cup 2004</text:p>
          </table:table-cell>
          <table:table-cell office:value-type="string">
            <text:p>16.10.2004</text:p>
          </table:table-cell>
          <table:table-cell office:value-type="float" office:value="53.21">
            <text:p>53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Audrey Freyja CLARKE</text:p>
          </table:table-cell>
          <table:table-cell office:value-type="string">
            <text:p>ISL</text:p>
          </table:table-cell>
          <table:table-cell office:value-type="string">
            <text:p>ISU JGP Baltic Cup 2005</text:p>
          </table:table-cell>
          <table:table-cell office:value-type="string">
            <text:p>15.10.2005</text:p>
          </table:table-cell>
          <table:table-cell office:value-type="float" office:value="52.68">
            <text:p>52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Deirdre FAEGRE</text:p>
          </table:table-cell>
          <table:table-cell office:value-type="string">
            <text:p>IRL</text:p>
          </table:table-cell>
          <table:table-cell office:value-type="string">
            <text:p>ISU JGP Trofeo W. Lombardi 2011</text:p>
          </table:table-cell>
          <table:table-cell office:value-type="string">
            <text:p>08.10.2011</text:p>
          </table:table-cell>
          <table:table-cell office:value-type="float" office:value="52.53">
            <text:p>52.5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Aybike KAHRIMAN</text:p>
          </table:table-cell>
          <table:table-cell office:value-type="string">
            <text:p>TUR</text:p>
          </table:table-cell>
          <table:table-cell office:value-type="string">
            <text:p>ISU JGP Bosphorus 2009</text:p>
          </table:table-cell>
          <table:table-cell office:value-type="string">
            <text:p>16.10.2009</text:p>
          </table:table-cell>
          <table:table-cell office:value-type="float" office:value="52.52">
            <text:p>52.5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Maria Andrea AN</text:p>
          </table:table-cell>
          <table:table-cell office:value-type="string">
            <text:p>ARG</text:p>
          </table:table-cell>
          <table:table-cell office:value-type="string">
            <text:p>ISU JGP Pokal d. Blauen Schwerter 2012</text:p>
          </table:table-cell>
          <table:table-cell office:value-type="string">
            <text:p>12.10.2012</text:p>
          </table:table-cell>
          <table:table-cell office:value-type="float" office:value="51.98">
            <text:p>51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Shreya SAHA DALAL</text:p>
          </table:table-cell>
          <table:table-cell office:value-type="string">
            <text:p>IND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51.7">
            <text:p>51.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Rachel Jia En LEONG</text:p>
          </table:table-cell>
          <table:table-cell office:value-type="string">
            <text:p>MAS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51.51">
            <text:p>51.5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Maria BLESSIA</text:p>
          </table:table-cell>
          <table:table-cell office:value-type="string">
            <text:p>INA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51.21">
            <text:p>51.2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Jessica SKINNER</text:p>
          </table:table-cell>
          <table:table-cell office:value-type="string">
            <text:p>RSA</text:p>
          </table:table-cell>
          <table:table-cell office:value-type="string">
            <text:p>ISU JGP Skate Safari 2008</text:p>
          </table:table-cell>
          <table:table-cell office:value-type="string">
            <text:p>10.10.2008</text:p>
          </table:table-cell>
          <table:table-cell office:value-type="float" office:value="51.15">
            <text:p>51.1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Talitha LOFTUS</text:p>
          </table:table-cell>
          <table:table-cell office:value-type="string">
            <text:p>RSA</text:p>
          </table:table-cell>
          <table:table-cell office:value-type="string">
            <text:p>ISU JGP Madrid Cup 2008</text:p>
          </table:table-cell>
          <table:table-cell office:value-type="string">
            <text:p>26.09.2008</text:p>
          </table:table-cell>
          <table:table-cell office:value-type="float" office:value="51.09">
            <text:p>51.0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Carmen Naomi DAMIAN</text:p>
          </table:table-cell>
          <table:table-cell office:value-type="string">
            <text:p>PHI</text:p>
          </table:table-cell>
          <table:table-cell office:value-type="string">
            <text:p>ISU JGP Brasov Cup 2010</text:p>
          </table:table-cell>
          <table:table-cell office:value-type="string">
            <text:p>10.09.2010</text:p>
          </table:table-cell>
          <table:table-cell office:value-type="float" office:value="50.87">
            <text:p>50.87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Yekaterina TYAN</text:p>
          </table:table-cell>
          <table:table-cell office:value-type="string">
            <text:p>KAZ</text:p>
          </table:table-cell>
          <table:table-cell office:value-type="string">
            <text:p>ISU JGP Czech Skate 2016</text:p>
          </table:table-cell>
          <table:table-cell office:value-type="string">
            <text:p>03.09.2016</text:p>
          </table:table-cell>
          <table:table-cell office:value-type="float" office:value="50.49">
            <text:p>50.4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Buse COSKUN</text:p>
          </table:table-cell>
          <table:table-cell office:value-type="string">
            <text:p>TUR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49.54">
            <text:p>49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Maja BEROVIC</text:p>
          </table:table-cell>
          <table:table-cell office:value-type="string">
            <text:p>SRB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48.73">
            <text:p>48.7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Neda RAKOVIC</text:p>
          </table:table-cell>
          <table:table-cell office:value-type="string">
            <text:p>SRB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48.31">
            <text:p>48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Ani VARDANYAN</text:p>
          </table:table-cell>
          <table:table-cell office:value-type="string">
            <text:p>ARM</text:p>
          </table:table-cell>
          <table:table-cell office:value-type="string">
            <text:p>ISU JGP Sofia Cup 2005</text:p>
          </table:table-cell>
          <table:table-cell office:value-type="string">
            <text:p>01.10.2005</text:p>
          </table:table-cell>
          <table:table-cell office:value-type="float" office:value="47.72">
            <text:p>47.7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Tasya PUTRI</text:p>
          </table:table-cell>
          <table:table-cell office:value-type="string">
            <text:p>INA</text:p>
          </table:table-cell>
          <table:table-cell office:value-type="string">
            <text:p>ISU JGP Colorado Springs 2015</text:p>
          </table:table-cell>
          <table:table-cell office:value-type="string">
            <text:p>05.09.2015</text:p>
          </table:table-cell>
          <table:table-cell office:value-type="float" office:value="47.39">
            <text:p>47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Angela PRILEPCHANSKA</text:p>
          </table:table-cell>
          <table:table-cell office:value-type="string">
            <text:p>MKD</text:p>
          </table:table-cell>
          <table:table-cell office:value-type="string">
            <text:p>ISU JGP Croatia Cup 2017</text:p>
          </table:table-cell>
          <table:table-cell office:value-type="string">
            <text:p>30.09.2017</text:p>
          </table:table-cell>
          <table:table-cell office:value-type="float" office:value="47.16">
            <text:p>47.1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Jovana STANISAVLJEVIC</text:p>
          </table:table-cell>
          <table:table-cell office:value-type="string">
            <text:p>SRB</text:p>
          </table:table-cell>
          <table:table-cell office:value-type="string">
            <text:p>ISU JGP The Hague 2006</text:p>
          </table:table-cell>
          <table:table-cell office:value-type="string">
            <text:p>07.10.2006</text:p>
          </table:table-cell>
          <table:table-cell office:value-type="float" office:value="46.85">
            <text:p>46.8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Nicole Victoria MOTTCHOUK</text:p>
          </table:table-cell>
          <table:table-cell office:value-type="string">
            <text:p>ARG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46.35">
            <text:p>46.3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Inmaculada ROBLEDO</text:p>
          </table:table-cell>
          <table:table-cell office:value-type="string">
            <text:p>ESP</text:p>
          </table:table-cell>
          <table:table-cell office:value-type="string">
            <text:p>World Junior Championships 2005</text:p>
          </table:table-cell>
          <table:table-cell office:value-type="string">
            <text:p>28.02.2005</text:p>
          </table:table-cell>
          <table:table-cell office:value-type="float" office:value="45.46">
            <text:p>45.4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Jana STOJANOVIC</text:p>
          </table:table-cell>
          <table:table-cell office:value-type="string">
            <text:p>SRB</text:p>
          </table:table-cell>
          <table:table-cell office:value-type="string">
            <text:p>ISU JGP Sofia Cup 2007</text:p>
          </table:table-cell>
          <table:table-cell office:value-type="string">
            <text:p>05.10.2007</text:p>
          </table:table-cell>
          <table:table-cell office:value-type="float" office:value="45.1">
            <text:p>45.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Alexandra DE HANOVRE</text:p>
          </table:table-cell>
          <table:table-cell office:value-type="string">
            <text:p>MON</text:p>
          </table:table-cell>
          <table:table-cell office:value-type="string">
            <text:p>ISU JGP Cup of Austria 2015</text:p>
          </table:table-cell>
          <table:table-cell office:value-type="string">
            <text:p>11.09.2015</text:p>
          </table:table-cell>
          <table:table-cell office:value-type="float" office:value="44.55">
            <text:p>44.5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Paige CONNERS</text:p>
          </table:table-cell>
          <table:table-cell office:value-type="string">
            <text:p>ISR</text:p>
          </table:table-cell>
          <table:table-cell office:value-type="string">
            <text:p>ISU World Junior Championships 2017</text:p>
          </table:table-cell>
          <table:table-cell office:value-type="string">
            <text:p>18.03.2017</text:p>
          </table:table-cell>
          <table:table-cell office:value-type="float" office:value="43.45">
            <text:p>43.45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Eun Su YOON</text:p>
          </table:table-cell>
          <table:table-cell office:value-type="string">
            <text:p>KOR</text:p>
          </table:table-cell>
          <table:table-cell office:value-type="string">
            <text:p>ISU World Junior Championships 2015</text:p>
          </table:table-cell>
          <table:table-cell office:value-type="string">
            <text:p>06.03.2015</text:p>
          </table:table-cell>
          <table:table-cell office:value-type="float" office:value="43.38">
            <text:p>43.3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Amy A. ARIRACHAKARAN</text:p>
          </table:table-cell>
          <table:table-cell office:value-type="string">
            <text:p>THA</text:p>
          </table:table-cell>
          <table:table-cell office:value-type="string">
            <text:p>Skate Long Beach 2004</text:p>
          </table:table-cell>
          <table:table-cell office:value-type="string">
            <text:p>11.09.2004</text:p>
          </table:table-cell>
          <table:table-cell office:value-type="float" office:value="41.44">
            <text:p>41.4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Beril BEKTAS</text:p>
          </table:table-cell>
          <table:table-cell office:value-type="string">
            <text:p>TUR</text:p>
          </table:table-cell>
          <table:table-cell office:value-type="string">
            <text:p>World Junior Championships 2005</text:p>
          </table:table-cell>
          <table:table-cell office:value-type="string">
            <text:p>28.02.2005</text:p>
          </table:table-cell>
          <table:table-cell office:value-type="float" office:value="41.34">
            <text:p>41.3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Daniella Vanessa IPSARIDOU</text:p>
          </table:table-cell>
          <table:table-cell office:value-type="string">
            <text:p>CYP</text:p>
          </table:table-cell>
          <table:table-cell office:value-type="string">
            <text:p>ISU JGP Egna Neumarkt 2017</text:p>
          </table:table-cell>
          <table:table-cell office:value-type="string">
            <text:p>14.10.2017</text:p>
          </table:table-cell>
          <table:table-cell office:value-type="float" office:value="40.64">
            <text:p>40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Natasa SIMIC</text:p>
          </table:table-cell>
          <table:table-cell office:value-type="string">
            <text:p>SCG</text:p>
          </table:table-cell>
          <table:table-cell office:value-type="string">
            <text:p>Belgrade Sparrow 2004</text:p>
          </table:table-cell>
          <table:table-cell office:value-type="string">
            <text:p>24.09.2004</text:p>
          </table:table-cell>
          <table:table-cell office:value-type="float" office:value="40.03">
            <text:p>40.0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Cristina LIN</text:p>
          </table:table-cell>
          <table:table-cell office:value-type="string">
            <text:p>ARG</text:p>
          </table:table-cell>
          <table:table-cell office:value-type="string">
            <text:p>ISU JGP Czech Skate 2013</text:p>
          </table:table-cell>
          <table:table-cell office:value-type="string">
            <text:p>05.10.2013</text:p>
          </table:table-cell>
          <table:table-cell office:value-type="float" office:value="39.68">
            <text:p>39.6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Maciko Audrey CHAN</text:p>
          </table:table-cell>
          <table:table-cell office:value-type="string">
            <text:p>INA</text:p>
          </table:table-cell>
          <table:table-cell office:value-type="string">
            <text:p>ISU JGP Pokal der Blauen Schwerter 2014</text:p>
          </table:table-cell>
          <table:table-cell office:value-type="string">
            <text:p>03.10.2014</text:p>
          </table:table-cell>
          <table:table-cell office:value-type="float" office:value="38.39">
            <text:p>38.3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Hae Lin KIM</text:p>
          </table:table-cell>
          <table:table-cell office:value-type="string">
            <text:p>KOR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36.26">
            <text:p>36.26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Nicole GRAF</text:p>
          </table:table-cell>
          <table:table-cell office:value-type="string">
            <text:p>SUI</text:p>
          </table:table-cell>
          <table:table-cell office:value-type="string">
            <text:p>European Championships 2009</text:p>
          </table:table-cell>
          <table:table-cell office:value-type="string">
            <text:p>24.01.2009</text:p>
          </table:table-cell>
          <table:table-cell office:value-type="float" office:value="36.04">
            <text:p>36.0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Candida Damietta FERNANDES</text:p>
          </table:table-cell>
          <table:table-cell office:value-type="string">
            <text:p>IND</text:p>
          </table:table-cell>
          <table:table-cell office:value-type="string">
            <text:p>ISU JGP Merano 2008</text:p>
          </table:table-cell>
          <table:table-cell office:value-type="string">
            <text:p>05.09.2008</text:p>
          </table:table-cell>
          <table:table-cell office:value-type="float" office:value="35.31">
            <text:p>35.31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Alexandria RIORDAN</text:p>
          </table:table-cell>
          <table:table-cell office:value-type="string">
            <text:p>POL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34.04">
            <text:p>34.0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Tiffany Packard YU</text:p>
          </table:table-cell>
          <table:table-cell office:value-type="string">
            <text:p>HKG</text:p>
          </table:table-cell>
          <table:table-cell office:value-type="string">
            <text:p>Four Continents Championships 2010</text:p>
          </table:table-cell>
          <table:table-cell office:value-type="string">
            <text:p>29.01.2010</text:p>
          </table:table-cell>
          <table:table-cell office:value-type="float" office:value="30.74">
            <text:p>30.7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Debarati RAY</text:p>
          </table:table-cell>
          <table:table-cell office:value-type="string">
            <text:p>IND</text:p>
          </table:table-cell>
          <table:table-cell office:value-type="string">
            <text:p>JGP Harbin 2004</text:p>
          </table:table-cell>
          <table:table-cell office:value-type="string">
            <text:p>18.09.2004</text:p>
          </table:table-cell>
          <table:table-cell office:value-type="float" office:value="29.64">
            <text:p>29.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Siau Chian CHING</text:p>
          </table:table-cell>
          <table:table-cell office:value-type="string">
            <text:p>MAS</text:p>
          </table:table-cell>
          <table:table-cell office:value-type="string">
            <text:p>World Junior Championships 2011</text:p>
          </table:table-cell>
          <table:table-cell office:value-type="string">
            <text:p>01.03.2011</text:p>
          </table:table-cell>
          <table:table-cell office:value-type="float" office:value="29.42">
            <text:p>29.4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Aadnya BORKAR</text:p>
          </table:table-cell>
          <table:table-cell office:value-type="string">
            <text:p>IND</text:p>
          </table:table-cell>
          <table:table-cell office:value-type="string">
            <text:p>Pokal der Blauen Schwerter 2004</text:p>
          </table:table-cell>
          <table:table-cell office:value-type="string">
            <text:p>08.10.2004</text:p>
          </table:table-cell>
          <table:table-cell office:value-type="float" office:value="29.29">
            <text:p>29.29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Elena RODRIGUES</text:p>
          </table:table-cell>
          <table:table-cell office:value-type="string">
            <text:p>BRA</text:p>
          </table:table-cell>
          <table:table-cell office:value-type="string">
            <text:p>World Junior Championships 2008</text:p>
          </table:table-cell>
          <table:table-cell office:value-type="string">
            <text:p>01.03.2008</text:p>
          </table:table-cell>
          <table:table-cell office:value-type="float" office:value="29.14">
            <text:p>29.1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Ksenija JASTSENJSKI SIMIC</text:p>
          </table:table-cell>
          <table:table-cell office:value-type="string">
            <text:p>SRB</text:p>
          </table:table-cell>
          <table:table-cell office:value-type="string">
            <text:p>World Championships 2008</text:p>
          </table:table-cell>
          <table:table-cell office:value-type="string">
            <text:p>20.03.2008</text:p>
          </table:table-cell>
          <table:table-cell office:value-type="float" office:value="29.05">
            <text:p>29.0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Noora PITKÄNEN</text:p>
          </table:table-cell>
          <table:table-cell office:value-type="string">
            <text:p>FIN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28.22">
            <text:p>28.2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Tze Ching LEE</text:p>
          </table:table-cell>
          <table:table-cell office:value-type="string">
            <text:p>HKG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24.88">
            <text:p>24.8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Kristine Y. LEE</text:p>
          </table:table-cell>
          <table:table-cell office:value-type="string">
            <text:p>HKG</text:p>
          </table:table-cell>
          <table:table-cell office:value-type="string">
            <text:p>Four Continents Championships 2009</text:p>
          </table:table-cell>
          <table:table-cell office:value-type="string">
            <text:p>06.02.2009</text:p>
          </table:table-cell>
          <table:table-cell office:value-type="float" office:value="23.76">
            <text:p>23.7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Ani LOMINADZE</text:p>
          </table:table-cell>
          <table:table-cell office:value-type="string">
            <text:p>GEO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21.84">
            <text:p>21.8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Nidhi GIRISH SALIAN</text:p>
          </table:table-cell>
          <table:table-cell office:value-type="string">
            <text:p>IND</text:p>
          </table:table-cell>
          <table:table-cell office:value-type="string">
            <text:p>Ukrainian Souvenir 2004</text:p>
          </table:table-cell>
          <table:table-cell office:value-type="string">
            <text:p>01.10.2004</text:p>
          </table:table-cell>
          <table:table-cell office:value-type="float" office:value="21.32">
            <text:p>21.3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Naida AKSAMIJA</text:p>
          </table:table-cell>
          <table:table-cell office:value-type="string">
            <text:p>BIH</text:p>
          </table:table-cell>
          <table:table-cell office:value-type="string">
            <text:p>World Junior Championships 2009</text:p>
          </table:table-cell>
          <table:table-cell office:value-type="string">
            <text:p>28.02.2009</text:p>
          </table:table-cell>
          <table:table-cell office:value-type="float" office:value="20.08">
            <text:p>20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Yasmina ELHARIM</text:p>
          </table:table-cell>
          <table:table-cell office:value-type="string">
            <text:p>MAR</text:p>
          </table:table-cell>
          <table:table-cell office:value-type="string">
            <text:p>ISU JGP Courchevel 2014</text:p>
          </table:table-cell>
          <table:table-cell office:value-type="string">
            <text:p>22.08.2014</text:p>
          </table:table-cell>
          <table:table-cell office:value-type="float" office:value="20.08">
            <text:p>20.0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Nino ABASHIDZE</text:p>
          </table:table-cell>
          <table:table-cell office:value-type="string">
            <text:p>GEO</text:p>
          </table:table-cell>
          <table:table-cell office:value-type="string">
            <text:p>World Junior Championships 2010</text:p>
          </table:table-cell>
          <table:table-cell office:value-type="string">
            <text:p>13.03.2010</text:p>
          </table:table-cell>
          <table:table-cell office:value-type="float" office:value="18.98">
            <text:p>18.98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Tiffany Ting-Ye WU</text:p>
          </table:table-cell>
          <table:table-cell office:value-type="string">
            <text:p>TPE</text:p>
          </table:table-cell>
          <table:table-cell office:value-type="string">
            <text:p>Four Continents Championships 2008</text:p>
          </table:table-cell>
          <table:table-cell office:value-type="string">
            <text:p>16.02.2008</text:p>
          </table:table-cell>
          <table:table-cell office:value-type="float" office:value="18.64">
            <text:p>18.6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Simone PASTUSIAK</text:p>
          </table:table-cell>
          <table:table-cell office:value-type="string">
            <text:p>BRA</text:p>
          </table:table-cell>
          <table:table-cell office:value-type="string">
            <text:p>Four Continents Championships 2010</text:p>
          </table:table-cell>
          <table:table-cell office:value-type="string">
            <text:p>29.01.2010</text:p>
          </table:table-cell>
          <table:table-cell office:value-type="float" office:value="17.7">
            <text:p>17.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Arunima VERABELLI</text:p>
          </table:table-cell>
          <table:table-cell office:value-type="string">
            <text:p>IND</text:p>
          </table:table-cell>
          <table:table-cell office:value-type="string">
            <text:p>ISU JGP Brisbane 2017</text:p>
          </table:table-cell>
          <table:table-cell office:value-type="string">
            <text:p>26.08.2017</text:p>
          </table:table-cell>
          <table:table-cell office:value-type="float" office:value="16.33">
            <text:p>16.33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Ananya Murthy THIRUVALLAM</text:p>
          </table:table-cell>
          <table:table-cell office:value-type="string">
            <text:p>IND</text:p>
          </table:table-cell>
          <table:table-cell office:value-type="string">
            <text:p>ISU JGP Yokohama 2016</text:p>
          </table:table-cell>
          <table:table-cell office:value-type="string">
            <text:p>11.09.2016</text:p>
          </table:table-cell>
          <table:table-cell office:value-type="float" office:value="15.54">
            <text:p>15.5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Avantika VAISHNAV</text:p>
          </table:table-cell>
          <table:table-cell office:value-type="string">
            <text:p>IND</text:p>
          </table:table-cell>
          <table:table-cell office:value-type="string">
            <text:p>JGP Courchevel 2004</text:p>
          </table:table-cell>
          <table:table-cell office:value-type="string">
            <text:p>27.08.2004</text:p>
          </table:table-cell>
          <table:table-cell office:value-type="float" office:value="13.49">
            <text:p>13.49</text:p>
          </table:table-cell>
          <table:table-cell office:value-type="string">
            <text:p>J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20/01/2018</text:date>, <text:time>20:2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2S</meta:editing-duration>
    <meta:editing-cycles>4</meta:editing-cycles>
    <meta:generator>OpenOffice/4.1.4$Win32 OpenOffice.org_project/414m5$Build-9788</meta:generator>
    <dc:date>2018-01-20T20:26:32.74</dc:date>
    <meta:document-statistic meta:table-count="3" meta:cell-count="9345" meta:object-count="0"/>
    <meta:user-defined meta:name="Info 1"/>
    <meta:user-defined meta:name="Info 2"/>
    <meta:user-defined meta:name="Info 3"/>
    <meta:user-defined meta:name="Info 4"/>
  </office:meta>
</office:document-meta>
</file>